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6.0866666666667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5.31937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5.87375cm" style:use-optimal-column-width="true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10.4510416666667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2.16958333333333cm" style:use-optimal-column-width="true"/>
    </style:style>
    <style:style style:name="co19" style:family="table-column">
      <style:table-column-properties fo:break-before="auto" style:column-width="3.88937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3.75708333333333cm" style:use-optimal-column-width="true"/>
    </style:style>
    <style:style style:name="co26" style:family="table-column">
      <style:table-column-properties fo:break-before="auto" style:column-width="4.15395833333333cm" style:use-optimal-column-width="true"/>
    </style:style>
    <style:style style:name="co27" style:family="table-column">
      <style:table-column-properties fo:break-before="auto" style:column-width="3.175cm" style:use-optimal-column-width="true"/>
    </style:style>
    <style:style style:name="co28" style:family="table-column">
      <style:table-column-properties fo:break-before="auto" style:column-width="2.936875cm" style:use-optimal-column-width="true"/>
    </style:style>
    <style:style style:name="co29" style:family="table-column">
      <style:table-column-properties fo:break-before="auto" style:column-width="3.36020833333333cm" style:use-optimal-column-width="true"/>
    </style:style>
    <style:style style:name="co30" style:family="table-column">
      <style:table-column-properties fo:break-before="auto" style:column-width="2.80458333333333cm" style:use-optimal-column-width="true"/>
    </style:style>
    <style:style style:name="co31" style:family="table-column">
      <style:table-column-properties fo:break-before="auto" style:column-width="2.83104166666667cm" style:use-optimal-column-width="true"/>
    </style:style>
    <style:style style:name="co32" style:family="table-column">
      <style:table-column-properties fo:break-before="auto" style:column-width="2.24895833333333cm" style:use-optimal-column-width="true"/>
    </style:style>
    <style:style style:name="co33" style:family="table-column">
      <style:table-column-properties fo:break-before="auto" style:column-width="3.254375cm" style:use-optimal-column-width="true"/>
    </style:style>
    <style:style style:name="co34" style:family="table-column">
      <style:table-column-properties fo:break-before="auto" style:column-width="3.78354166666667cm" style:use-optimal-column-width="true"/>
    </style:style>
    <style:style style:name="co35" style:family="table-column">
      <style:table-column-properties fo:break-before="auto" style:column-width="3.14854166666667cm" style:use-optimal-column-width="true"/>
    </style:style>
    <style:style style:name="co36" style:family="table-column">
      <style:table-column-properties fo:break-before="auto" style:column-width="2.75166666666667cm" style:use-optimal-column-width="true"/>
    </style:style>
    <style:style style:name="co37" style:family="table-column">
      <style:table-column-properties fo:break-before="auto" style:column-width="3.571875cm" style:use-optimal-column-width="true"/>
    </style:style>
    <style:style style:name="co38" style:family="table-column">
      <style:table-column-properties fo:break-before="auto" style:column-width="2.59291666666667cm" style:use-optimal-column-width="true"/>
    </style:style>
    <style:style style:name="co3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nta_Cruz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2" table:default-cell-style-name="ce1"/>
        <table:table-column table:style-name="co36" table:default-cell-style-name="ce1"/>
        <table:table-column table:style-name="co27" table:default-cell-style-name="ce1"/>
        <table:table-column table:style-name="co37" table:default-cell-style-name="ce1"/>
        <table:table-column table:style-name="co8" table:default-cell-style-name="ce1"/>
        <table:table-column table:style-name="co38" table:default-cell-style-name="ce1"/>
        <table:table-column table:style-name="co10" table:number-columns-repeated="2" table:default-cell-style-name="ce1"/>
        <table:table-column table:style-name="co39" table:number-columns-repeated="16338" table:default-cell-style-name="ce1"/>
        <table:table-row table:style-name="ro1">
          <table:table-cell office:value-type="string" table:style-name="ce1">
            <text:p>jurisdiccion</text:p>
          </table:table-cell>
          <table:table-cell office:value-type="string" table:style-name="ce1">
            <text:p>cue_anex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omicilio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d_comun</text:p>
          </table:table-cell>
          <table:table-cell office:value-type="string" table:style-name="ce1">
            <text:p>ed_especial</text:p>
          </table:table-cell>
          <table:table-cell office:value-type="string" table:style-name="ce1">
            <text:p>ed_jov_adu</text:p>
          </table:table-cell>
          <table:table-cell office:value-type="string" table:style-name="ce1">
            <text:p>ed_arte</text:p>
          </table:table-cell>
          <table:table-cell office:value-type="string" table:style-name="ce1">
            <text:p>ed_hosp_dom</text:p>
          </table:table-cell>
          <table:table-cell office:value-type="string" table:style-name="ce1">
            <text:p>ed_inter_bil</text:p>
          </table:table-cell>
          <table:table-cell office:value-type="string" table:style-name="ce1">
            <text:p>ed_encierro</text:p>
          </table:table-cell>
          <table:table-cell office:value-type="string" table:style-name="ce1">
            <text:p>ed_comun_jardin_mat</text:p>
          </table:table-cell>
          <table:table-cell office:value-type="string" table:style-name="ce1">
            <text:p>ed_comun_jardin_inf</text:p>
          </table:table-cell>
          <table:table-cell office:value-type="string" table:style-name="ce1">
            <text:p>ed_comun_primaria</text:p>
          </table:table-cell>
          <table:table-cell office:value-type="string" table:style-name="ce1">
            <text:p>ed_comun_secundaria</text:p>
          </table:table-cell>
          <table:table-cell office:value-type="string" table:style-name="ce1">
            <text:p>ed_comun_sec_tecnica</text:p>
          </table:table-cell>
          <table:table-cell office:value-type="string" table:style-name="ce1">
            <text:p>ed_comun_no_univ</text:p>
          </table:table-cell>
          <table:table-cell office:value-type="string" table:style-name="ce1">
            <text:p>ed_comun_no_univ_inet</text:p>
          </table:table-cell>
          <table:table-cell office:value-type="string" table:style-name="ce1">
            <text:p>ed_arte_secundaria</text:p>
          </table:table-cell>
          <table:table-cell office:value-type="string" table:style-name="ce1">
            <text:p>ed_arte_sup_no_univ</text:p>
          </table:table-cell>
          <table:table-cell office:value-type="string" table:style-name="ce1">
            <text:p>ed_arte_cursos_talleres</text:p>
          </table:table-cell>
          <table:table-cell office:value-type="string" table:style-name="ce1">
            <text:p>ed_esp_temprana</text:p>
          </table:table-cell>
          <table:table-cell office:value-type="string" table:style-name="ce1">
            <text:p>ed_esp_jardin_inf</text:p>
          </table:table-cell>
          <table:table-cell office:value-type="string" table:style-name="ce1">
            <text:p>ed_esp_primaria</text:p>
          </table:table-cell>
          <table:table-cell office:value-type="string" table:style-name="ce1">
            <text:p>ed_esp_secundaria</text:p>
          </table:table-cell>
          <table:table-cell office:value-type="string" table:style-name="ce1">
            <text:p>ed_esp_talleres</text:p>
          </table:table-cell>
          <table:table-cell office:value-type="string" table:style-name="ce1">
            <text:p>ed_j_a_primaria</text:p>
          </table:table-cell>
          <table:table-cell office:value-type="string" table:style-name="ce1">
            <text:p>ed_j_a_egb3</text:p>
          </table:table-cell>
          <table:table-cell office:value-type="string" table:style-name="ce1">
            <text:p>ed_j_a_secundaria</text:p>
          </table:table-cell>
          <table:table-cell office:value-type="string" table:style-name="ce1">
            <text:p>ed_j_a_alfabetizacion</text:p>
          </table:table-cell>
          <table:table-cell office:value-type="string" table:style-name="ce1">
            <text:p>ed_j_a_form_prof</text:p>
          </table:table-cell>
          <table:table-cell office:value-type="string" table:style-name="ce1">
            <text:p>ed_j_a_form_prof_inet</text:p>
          </table:table-cell>
          <table:table-cell office:value-type="string" table:style-name="ce1">
            <text:p>ed_hosp_inicial</text:p>
          </table:table-cell>
          <table:table-cell office:value-type="string" table:style-name="ce1">
            <text:p>ed_hosp_primaria</text:p>
          </table:table-cell>
          <table:table-cell office:value-type="string" table:style-name="ce1">
            <text:p>ed_hosp_secundaria</text:p>
          </table:table-cell>
          <table:table-cell office:value-type="string" table:style-name="ce1">
            <text:p>servicios_comp</text:p>
          </table:table-cell>
          <table:table-cell office:value-type="string" table:style-name="ce1">
            <text:p>tipo_ubicaci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100" table:style-name="ce1">
            <text:p>780000100</text:p>
          </table:table-cell>
          <table:table-cell office:value-type="string" table:style-name="ce1">
            <text:p>E.P.J.A. SECUNDARIA Nº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ARGENTINO ROCA 1325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CENSCAL@COTECA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03417816002625" table:style-name="ce2">
            <text:p>-503.417.816.002.625</text:p>
          </table:table-cell>
          <table:table-cell office:value-type="float" office:value="-722636805476846" table:style-name="ce2">
            <text:p>-722.636.805.476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200" table:style-name="ce1">
            <text:p>780000200</text:p>
          </table:table-cell>
          <table:table-cell office:value-type="string" table:style-name="ce1">
            <text:p>COLEGIO PROV. DE EDUCACION SECUNDARIA Nº 9 POLICIA DE PCIA.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ARGENTINO ROCA 1325 CENTR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polimodalnueve@coteca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341805303632" table:style-name="ce2">
            <text:p>-50.341.805.303.632</text:p>
          </table:table-cell>
          <table:table-cell office:value-type="float" office:value="-722639354009253" table:style-name="ce2">
            <text:p>-722.639.354.009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300" table:style-name="ce1">
            <text:p>780000300</text:p>
          </table:table-cell>
          <table:table-cell office:value-type="string" table:style-name="ce1">
            <text:p>ESCUELA ESPECIAL Nº 9 KEO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TE. LUIS PIEDRA BUENA 268 LAS LENGAS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1584972291603" table:style-name="ce2">
            <text:p>-51.584.972.291.603</text:p>
          </table:table-cell>
          <table:table-cell office:value-type="float" office:value="-724109360039962" table:style-name="ce2">
            <text:p>-724.109.360.039.9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400" table:style-name="ce1">
            <text:p>780000400</text:p>
          </table:table-cell>
          <table:table-cell office:value-type="string" table:style-name="ce1">
            <text:p>COLEGIO SANTA BARBA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247 DON BOSCO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COLEGIOSANTABARBAR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76918540136" table:style-name="ce2">
            <text:p>-515.876.918.540.136</text:p>
          </table:table-cell>
          <table:table-cell office:value-type="float" office:value="-724051216465274" table:style-name="ce2">
            <text:p>-724.051.216.465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500" table:style-name="ce1">
            <text:p>780000500</text:p>
          </table:table-cell>
          <table:table-cell office:value-type="string" table:style-name="ce1">
            <text:p>COLEGIO PROV. DE EDUCACION SECUNDARIA Nº 12 DR. MARIO CASTULO PARAD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1164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47408532948" table:style-name="ce2">
            <text:p>-515.847.408.532.948</text:p>
          </table:table-cell>
          <table:table-cell office:value-type="float" office:value="-722108759795126" table:style-name="ce2">
            <text:p>-722.108.759.795.1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600" table:style-name="ce1">
            <text:p>780000600</text:p>
          </table:table-cell>
          <table:table-cell office:value-type="string" table:style-name="ce1">
            <text:p>E.P.J.A. PRIMARIA Nº 7 SOBERAN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537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15792069865993" table:style-name="ce2">
            <text:p>-515.792.069.865.993</text:p>
          </table:table-cell>
          <table:table-cell office:value-type="float" office:value="-722128120075528" table:style-name="ce2">
            <text:p>-722.128.120.075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700" table:style-name="ce1">
            <text:p>780000700</text:p>
          </table:table-cell>
          <table:table-cell office:value-type="string" table:style-name="ce1">
            <text:p>JARDIN DE INFANTES Nº 48 ARCO IR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139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ardininfantes48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5788744481874" table:style-name="ce2">
            <text:p>-515.788.744.481.874</text:p>
          </table:table-cell>
          <table:table-cell office:value-type="float" office:value="-722105251209454" table:style-name="ce2">
            <text:p>-722.105.251.209.4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800" table:style-name="ce1">
            <text:p>780000800</text:p>
          </table:table-cell>
          <table:table-cell office:value-type="string" table:style-name="ce1">
            <text:p>JARDIN DE INFANTES Nº 21 AL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445 SAN JUAN BOSCO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5874761362937" table:style-name="ce2">
            <text:p>-515.874.761.362.937</text:p>
          </table:table-cell>
          <table:table-cell office:value-type="float" office:value="-722184462065682" table:style-name="ce2">
            <text:p>-722.184.462.065.6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0900" table:style-name="ce1">
            <text:p>780000900</text:p>
          </table:table-cell>
          <table:table-cell office:value-type="string" table:style-name="ce1">
            <text:p>ESCUELA PRIMARIA PROVINCIAL Nº 32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537 Hermandad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1579469265606" table:style-name="ce2">
            <text:p>-51.579.469.265.606</text:p>
          </table:table-cell>
          <table:table-cell office:value-type="float" office:value="-72212644806321" table:style-name="ce2">
            <text:p>-72.212.644.806.3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000" table:style-name="ce1">
            <text:p>780001000</text:p>
          </table:table-cell>
          <table:table-cell office:value-type="string" table:style-name="ce1">
            <text:p>E.P.J.A. SECUNDARIA Nº 2 MARIA BENEDICTA RAMI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1164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158473876588" table:style-name="ce2">
            <text:p>-5.158.473.876.588</text:p>
          </table:table-cell>
          <table:table-cell office:value-type="float" office:value="-722108700171791" table:style-name="ce2">
            <text:p>-722.108.700.171.7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200" table:style-name="ce1">
            <text:p>780001200</text:p>
          </table:table-cell>
          <table:table-cell office:value-type="string" table:style-name="ce1">
            <text:p>JARDIN DE INFANTES Nº 33 NTRA SRA.DE LA NIEV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MILITAR 2 MILITAR Nº 2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ROSPENTEK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516666229367801" table:style-name="ce2">
            <text:p>-516.666.229.367.801</text:p>
          </table:table-cell>
          <table:table-cell office:value-type="float" office:value="-721439364530521" table:style-name="ce2">
            <text:p>-721.439.364.530.5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300" table:style-name="ce1">
            <text:p>780001300</text:p>
          </table:table-cell>
          <table:table-cell office:value-type="string" table:style-name="ce1">
            <text:p>ESCUELA PRIMARIA PROVINCIAL Nº 50 MONSEÑOR JUAN CAGLI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MILITAR Nº 2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ROSPENTEK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5166638459" table:style-name="ce2">
            <text:p>-5.166.638.459</text:p>
          </table:table-cell>
          <table:table-cell office:value-type="float" office:value="-7214427995" table:style-name="ce2">
            <text:p>-7.214.427.9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400" table:style-name="ce1">
            <text:p>780001400</text:p>
          </table:table-cell>
          <table:table-cell office:value-type="string" table:style-name="ce1">
            <text:p>E.P.J.A. SECUNDARIA Nº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MILITAR Nº 2 MILITAR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ROSPENTEK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CLAUDIA12BA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16213265906227" table:style-name="ce2">
            <text:p>-516.213.265.906.227</text:p>
          </table:table-cell>
          <table:table-cell office:value-type="float" office:value="-720652444513394" table:style-name="ce2">
            <text:p>-720.652.444.513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500" table:style-name="ce1">
            <text:p>780001500</text:p>
          </table:table-cell>
          <table:table-cell office:value-type="string" table:style-name="ce1">
            <text:p>JARDIN DE INFANTES Nº 45 UAMEN TALEN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LACIAR UPSALA 60 HIELOS CONTINENTALES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5863249681985" table:style-name="ce2">
            <text:p>-515.863.249.681.985</text:p>
          </table:table-cell>
          <table:table-cell office:value-type="float" office:value="-724073750314605" table:style-name="ce2">
            <text:p>-724.073.750.314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600" table:style-name="ce1">
            <text:p>780001600</text:p>
          </table:table-cell>
          <table:table-cell office:value-type="string" table:style-name="ce1">
            <text:p>ESCUELA PRIMARIA PROVINCIAL Nº 60 INGENIERO NEO ZULI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LACIAR BOLADOS 221 HIELOS CONTINENTALES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NEOZULIANI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41867214712" table:style-name="ce2">
            <text:p>-515.841.867.214.712</text:p>
          </table:table-cell>
          <table:table-cell office:value-type="float" office:value="-724062314961735" table:style-name="ce2">
            <text:p>-724.062.314.961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700" table:style-name="ce1">
            <text:p>780001700</text:p>
          </table:table-cell>
          <table:table-cell office:value-type="string" table:style-name="ce1">
            <text:p>JARDIN DE INFANTES Nº 23 YEMEL TALEN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º MEDIO S/N MEDIO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JULIA DUFOUR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515478573232663" table:style-name="ce2">
            <text:p>-515.478.573.232.663</text:p>
          </table:table-cell>
          <table:table-cell office:value-type="float" office:value="-722381016573258" table:style-name="ce2">
            <text:p>-722.381.016.573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800" table:style-name="ce1">
            <text:p>780001800</text:p>
          </table:table-cell>
          <table:table-cell office:value-type="string" table:style-name="ce1">
            <text:p>ESCUELA PRIMARIA PROVINCIAL Nº 30 JULIA DUFO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A DUFOUR JULIA DUFOUR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JULIA DUFOUR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30JULIADUFOUR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5154731412" table:style-name="ce2">
            <text:p>-5.154.731.412</text:p>
          </table:table-cell>
          <table:table-cell office:value-type="float" office:value="-722373977" table:style-name="ce2">
            <text:p>-722.373.9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1900" table:style-name="ce1">
            <text:p>780001900</text:p>
          </table:table-cell>
          <table:table-cell office:value-type="string" table:style-name="ce1">
            <text:p>ESCUELA PRIMARIA PROVINCIAL RURAL 34 FCO. ANTONIO RIZZU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NCIA FUENTES DEL COYLE</text:p>
          </table:table-cell>
          <table:table-cell office:value-type="string" table:style-name="ce1">
            <text:p>Z9401</text:p>
          </table:table-cell>
          <table:table-cell table:style-name="ce1"/>
          <table:table-cell office:value-type="string" table:style-name="ce1">
            <text:p>FUENTES DEL COYLE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5114711957" table:style-name="ce2">
            <text:p>-5.114.711.957</text:p>
          </table:table-cell>
          <table:table-cell office:value-type="float" office:value="-7191732769" table:style-name="ce2">
            <text:p>-7.191.732.7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000" table:style-name="ce1">
            <text:p>780002000</text:p>
          </table:table-cell>
          <table:table-cell office:value-type="string" table:style-name="ce1">
            <text:p>ESC. PROV. E.G.B. RURAL Nº 27 SARG. JUAN B. CAB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TURBIO VIEJO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EL TURBIO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80378550254" table:style-name="ce2">
            <text:p>-51.680.378.550.254</text:p>
          </table:table-cell>
          <table:table-cell office:value-type="float" office:value="-720900865641555" table:style-name="ce2">
            <text:p>-720.900.865.641.5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100" table:style-name="ce1">
            <text:p>780002100</text:p>
          </table:table-cell>
          <table:table-cell office:value-type="string" table:style-name="ce1">
            <text:p>ESCUELA PRIMARIA PROVINCIAL RURAL Nº 24 CACIQUE CILCACH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SERVA INDIGENA CAMUSU AIKE RESERVA INDIGENA CAMUSU AIKE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154-16419</text:p>
          </table:table-cell>
          <table:table-cell office:value-type="string" table:style-name="ce1">
            <text:p>ESTANCIA CAMASU AIKE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08320374647989" table:style-name="ce2">
            <text:p>-508.320.374.647.989</text:p>
          </table:table-cell>
          <table:table-cell office:value-type="float" office:value="-706523918880936" table:style-name="ce2">
            <text:p>-706.523.918.880.9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200" table:style-name="ce1">
            <text:p>780002200</text:p>
          </table:table-cell>
          <table:table-cell office:value-type="string" table:style-name="ce1">
            <text:p>ESCUELA PRIMARIA PROVINCIAL RURAL Nº 25 CACIQUE CASIMIRO BIGU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NCIA GLENCROSS ESTANCIA GLENCROSS</text:p>
          </table:table-cell>
          <table:table-cell office:value-type="string" table:style-name="ce1">
            <text:p>Z9401</text:p>
          </table:table-cell>
          <table:table-cell table:style-name="ce1"/>
          <table:table-cell office:value-type="string" table:style-name="ce1">
            <text:p>ESTANCIA GLENCROS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5182879494" table:style-name="ce2">
            <text:p>-5.182.879.494</text:p>
          </table:table-cell>
          <table:table-cell office:value-type="float" office:value="-7169378568" table:style-name="ce2">
            <text:p>-7.169.378.5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300" table:style-name="ce1">
            <text:p>780002300</text:p>
          </table:table-cell>
          <table:table-cell office:value-type="string" table:style-name="ce1">
            <text:p>ESCUELA PRIMARIA PROVINCIAL RURAL Nº 26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LAS VEGAS PARAJE LAS VEGA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ESTANCIA LAS VEGA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13254084456062" table:style-name="ce2">
            <text:p>-513.254.084.456.062</text:p>
          </table:table-cell>
          <table:table-cell office:value-type="float" office:value="-703097673476119" table:style-name="ce2">
            <text:p>-703.097.673.476.1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400" table:style-name="ce1">
            <text:p>780002400</text:p>
          </table:table-cell>
          <table:table-cell office:value-type="string" table:style-name="ce1">
            <text:p>ESCUELA PRIMARIA PROVINCIAL RURAL Nº 37 PADRE DE LA PAT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BELLA VISTA</text:p>
          </table:table-cell>
          <table:table-cell office:value-type="string" table:style-name="ce1">
            <text:p>Z9401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37BELLAVIST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518701101" table:style-name="ce2">
            <text:p>-518.701.101</text:p>
          </table:table-cell>
          <table:table-cell office:value-type="float" office:value="-705994988" table:style-name="ce2">
            <text:p>-705.994.9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500" table:style-name="ce1">
            <text:p>780002500</text:p>
          </table:table-cell>
          <table:table-cell office:value-type="string" table:style-name="ce1">
            <text:p>ESC. PROV. E.G.B. RURAL Nº 22 NORBERTO FERNANDEZ LOREN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SOLEDAD S/N PUNTA BANDERA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PUNTA BANDERA</text:p>
          </table:table-cell>
          <table:table-cell office:value-type="string" table:style-name="ce1">
            <text:p>LAGO ARGENTI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03139293080928" table:style-name="ce2">
            <text:p>-503.139.293.080.928</text:p>
          </table:table-cell>
          <table:table-cell office:value-type="float" office:value="-727930384341847" table:style-name="ce2">
            <text:p>-727.930.384.341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600" table:style-name="ce1">
            <text:p>780002600</text:p>
          </table:table-cell>
          <table:table-cell office:value-type="string" table:style-name="ce1">
            <text:p>ESCUELA PRIMARIA PROVINCIAL RURAL Nº 59 LOS NOT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DELAS S/N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EL CHALTEN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EGB59LOSNOTROS@HOTMAIL.C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5" table:style-name="ce1">
            <text:p>5</text:p>
          </table:table-cell>
          <table:table-cell office:value-type="float" office:value="-493326755090898" table:style-name="ce2">
            <text:p>-493.326.755.090.898</text:p>
          </table:table-cell>
          <table:table-cell office:value-type="float" office:value="-728867125341451" table:style-name="ce2">
            <text:p>-728.867.125.341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800" table:style-name="ce1">
            <text:p>780002800</text:p>
          </table:table-cell>
          <table:table-cell office:value-type="string" table:style-name="ce1">
            <text:p>ESCUELA ESPECIAL Nº 5 TENINK AI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ENTIN FEILBERG 169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03421791433084" table:style-name="ce2">
            <text:p>-503.421.791.433.084</text:p>
          </table:table-cell>
          <table:table-cell office:value-type="float" office:value="-722642497629251" table:style-name="ce2">
            <text:p>-722.642.497.629.2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2900" table:style-name="ce1">
            <text:p>780002900</text:p>
          </table:table-cell>
          <table:table-cell office:value-type="string" table:style-name="ce1">
            <text:p>E.P.J.A. PRIMARIA Nº 11 JOSE A. PAN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ANTONIO PANTIN 41 CALAFATE VIEJ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adultos@coteca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03389928253565" table:style-name="ce2">
            <text:p>-503.389.928.253.565</text:p>
          </table:table-cell>
          <table:table-cell office:value-type="float" office:value="-72256391778138" table:style-name="ce2">
            <text:p>-72.256.391.778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000" table:style-name="ce1">
            <text:p>780003000</text:p>
          </table:table-cell>
          <table:table-cell office:value-type="string" table:style-name="ce1">
            <text:p>ESCUELA PRIMARIA PROVINCIAL RURAL Nº 16 RVDO. PADRE FEDERICO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S/N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TRES LAGOS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EGBN16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95984665881771" table:style-name="ce2">
            <text:p>-495.984.665.881.771</text:p>
          </table:table-cell>
          <table:table-cell office:value-type="float" office:value="-714487238089117" table:style-name="ce2">
            <text:p>-714.487.238.089.1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100" table:style-name="ce1">
            <text:p>780003100</text:p>
          </table:table-cell>
          <table:table-cell office:value-type="string" table:style-name="ce1">
            <text:p>JARDIN DE INFANTES Nº 27 SOBERAN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S/N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TRES LAGOS</text:p>
          </table:table-cell>
          <table:table-cell office:value-type="string" table:style-name="ce1">
            <text:p>LAGO ARGENTI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95985550620363" table:style-name="ce2">
            <text:p>-495.985.550.620.363</text:p>
          </table:table-cell>
          <table:table-cell office:value-type="float" office:value="-714484303735706" table:style-name="ce2">
            <text:p>-714.484.303.735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300" table:style-name="ce1">
            <text:p>780003300</text:p>
          </table:table-cell>
          <table:table-cell office:value-type="string" table:style-name="ce1">
            <text:p>E.P.J.A. PRIMARIA Nº 10 PADRE CARDI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PEJKOVIC 667</text:p>
          </table:table-cell>
          <table:table-cell office:value-type="string" table:style-name="ce1">
            <text:p>Z9311</text:p>
          </table:table-cell>
          <table:table-cell table:style-name="ce1"/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EDJADIEZ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87493353588031" table:style-name="ce2">
            <text:p>-487.493.353.588.031</text:p>
          </table:table-cell>
          <table:table-cell office:value-type="float" office:value="-70238045415239" table:style-name="ce2">
            <text:p>-70.238.045.415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400" table:style-name="ce1">
            <text:p>780003400</text:p>
          </table:table-cell>
          <table:table-cell office:value-type="string" table:style-name="ce1">
            <text:p>JARDIN DE INFANTES Nº 7 MARIA MONTESSO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583</text:p>
          </table:table-cell>
          <table:table-cell office:value-type="string" table:style-name="ce1">
            <text:p>Z9311</text:p>
          </table:table-cell>
          <table:table-cell table:style-name="ce1"/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87489165793416" table:style-name="ce2">
            <text:p>-487.489.165.793.416</text:p>
          </table:table-cell>
          <table:table-cell office:value-type="float" office:value="-702464846972422" table:style-name="ce2">
            <text:p>-702.464.846.972.4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500" table:style-name="ce1">
            <text:p>780003500</text:p>
          </table:table-cell>
          <table:table-cell office:value-type="string" table:style-name="ce1">
            <text:p>ESCUELA PRIMARIA PROVINCIAL Nº 18 CARLOS MARIA MOY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573</text:p>
          </table:table-cell>
          <table:table-cell office:value-type="string" table:style-name="ce1">
            <text:p>Z9311</text:p>
          </table:table-cell>
          <table:table-cell table:style-name="ce1"/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ESCEGB18GREGORES@YAHOO.COM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87482706103606" table:style-name="ce2">
            <text:p>-487.482.706.103.606</text:p>
          </table:table-cell>
          <table:table-cell office:value-type="float" office:value="-702446720375175" table:style-name="ce2">
            <text:p>-702.446.720.375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600" table:style-name="ce1">
            <text:p>780003600</text:p>
          </table:table-cell>
          <table:table-cell office:value-type="string" table:style-name="ce1">
            <text:p>E.P.J.A. SECUNDARIA Nº 16 JOSE KUNEY POS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PEJKOVIC 667 18 VIVIENDAS</text:p>
          </table:table-cell>
          <table:table-cell office:value-type="string" table:style-name="ce1">
            <text:p>Z9311</text:p>
          </table:table-cell>
          <table:table-cell table:style-name="ce1"/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87495801362783" table:style-name="ce2">
            <text:p>-487.495.801.362.783</text:p>
          </table:table-cell>
          <table:table-cell office:value-type="float" office:value="-702381471361824" table:style-name="ce2">
            <text:p>-702.381.471.361.8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700" table:style-name="ce1">
            <text:p>780003700</text:p>
          </table:table-cell>
          <table:table-cell office:value-type="string" table:style-name="ce1">
            <text:p>COLEGIO PROV. DE EDUCACION SECUNDARIA Nº 8 NACIONE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ERES BALESTRA 556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secretaria_8psc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0192954234733" table:style-name="ce2">
            <text:p>-500.192.954.234.733</text:p>
          </table:table-cell>
          <table:table-cell office:value-type="float" office:value="-685169253345986" table:style-name="ce2">
            <text:p>-685.169.253.345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800" table:style-name="ce1">
            <text:p>780003800</text:p>
          </table:table-cell>
          <table:table-cell office:value-type="string" table:style-name="ce1">
            <text:p>E.P.J.A. SECUNDARIA Nº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ERES BALESTRA 556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00194966043791" table:style-name="ce2">
            <text:p>-500.194.966.043.791</text:p>
          </table:table-cell>
          <table:table-cell office:value-type="float" office:value="-685172434522386" table:style-name="ce2">
            <text:p>-685.172.434.522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3900" table:style-name="ce1">
            <text:p>780003900</text:p>
          </table:table-cell>
          <table:table-cell office:value-type="string" table:style-name="ce1">
            <text:p>ESCUELA PRIMARIA PROVINCIAL Nº 2 DOMINGO F.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60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EGB2PSC@YAHOO.COM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00144362306772" table:style-name="ce2">
            <text:p>-500.144.362.306.772</text:p>
          </table:table-cell>
          <table:table-cell office:value-type="float" office:value="-685139684793859" table:style-name="ce2">
            <text:p>-685.139.684.793.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000" table:style-name="ce1">
            <text:p>780004000</text:p>
          </table:table-cell>
          <table:table-cell office:value-type="string" table:style-name="ce1">
            <text:p>JARDIN DE INFANTES Nº 3 TAMBORCITO DE TACU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K M.LEWIS 248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00193034205564" table:style-name="ce2">
            <text:p>-500.193.034.205.564</text:p>
          </table:table-cell>
          <table:table-cell office:value-type="float" office:value="-6851635068951" table:style-name="ce2">
            <text:p>-6.851.635.06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100" table:style-name="ce1">
            <text:p>780004100</text:p>
          </table:table-cell>
          <table:table-cell office:value-type="string" table:style-name="ce1">
            <text:p>E.P.J.A. PRIMARIA Nº 17 GUARDACOSTAS RIO IGUAZ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642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EDJA_EGBN17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00133787649372" table:style-name="ce2">
            <text:p>-500.133.787.649.372</text:p>
          </table:table-cell>
          <table:table-cell office:value-type="float" office:value="-68517158864808" table:style-name="ce2">
            <text:p>-68.517.158.864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200" table:style-name="ce1">
            <text:p>780004200</text:p>
          </table:table-cell>
          <table:table-cell office:value-type="string" table:style-name="ce1">
            <text:p>E.P.J.A. SECUNDARIA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783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93086535867239" table:style-name="ce2">
            <text:p>-493.086.535.867.239</text:p>
          </table:table-cell>
          <table:table-cell office:value-type="float" office:value="-677196621360199" table:style-name="ce2">
            <text:p>-677.196.621.360.1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201" table:style-name="ce1">
            <text:p>780004201</text:p>
          </table:table-cell>
          <table:table-cell office:value-type="string" table:style-name="ce1">
            <text:p>E.P.J.A. SECUNDARIA Nº 15 - ANEXO ALCAIDIA PUERTO SAN JULI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861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493080977432104" table:style-name="ce2">
            <text:p>-493.080.977.432.104</text:p>
          </table:table-cell>
          <table:table-cell office:value-type="float" office:value="-677257725751129" table:style-name="ce2">
            <text:p>-677.257.725.751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400" table:style-name="ce1">
            <text:p>780004400</text:p>
          </table:table-cell>
          <table:table-cell office:value-type="string" table:style-name="ce1">
            <text:p>INSTITUTO MARIA AUXILIADORA (INI - PRI - SEC) (PSJ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EBALLOS 1191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MAUXILIADORA@VIDEODAT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93128571616595" table:style-name="ce2">
            <text:p>-493.128.571.616.595</text:p>
          </table:table-cell>
          <table:table-cell office:value-type="float" office:value="-677124855733175" table:style-name="ce2">
            <text:p>-677.124.855.733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500" table:style-name="ce1">
            <text:p>780004500</text:p>
          </table:table-cell>
          <table:table-cell office:value-type="string" table:style-name="ce1">
            <text:p>JARDIN DE INFANTES Nº 4 GRANADERO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WIN 1760 116 Viviendas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jardin4@videodat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9306201814826" table:style-name="ce2">
            <text:p>-49.306.201.814.826</text:p>
          </table:table-cell>
          <table:table-cell office:value-type="float" office:value="-677372255329545" table:style-name="ce2">
            <text:p>-677.372.255.329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600" table:style-name="ce1">
            <text:p>780004600</text:p>
          </table:table-cell>
          <table:table-cell office:value-type="string" table:style-name="ce1">
            <text:p>E.P.J.A. PRIMARIA Nº 9 PREFECTURA NAV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745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EDJAEGB9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93118880678028" table:style-name="ce2">
            <text:p>-493.118.880.678.028</text:p>
          </table:table-cell>
          <table:table-cell office:value-type="float" office:value="-677110968869549" table:style-name="ce2">
            <text:p>-677.110.968.869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601" table:style-name="ce1">
            <text:p>780004601</text:p>
          </table:table-cell>
          <table:table-cell office:value-type="string" table:style-name="ce1">
            <text:p>E.P.J.A. PRIMARIA Nº 9 - ANEXO ALCAIDIA PUERTO SAN JULI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861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-493079766193434" table:style-name="ce2">
            <text:p>-493.079.766.193.434</text:p>
          </table:table-cell>
          <table:table-cell office:value-type="float" office:value="-677257465340362" table:style-name="ce2">
            <text:p>-677.257.465.340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700" table:style-name="ce1">
            <text:p>780004700</text:p>
          </table:table-cell>
          <table:table-cell office:value-type="string" table:style-name="ce1">
            <text:p>E.P.J.A. SECUNDARIA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267</text:p>
          </table:table-cell>
          <table:table-cell office:value-type="string" table:style-name="ce1">
            <text:p>Z9041</text:p>
          </table:table-cell>
          <table:table-cell table:style-name="ce1"/>
          <table:table-cell office:value-type="string" table:style-name="ce1">
            <text:p>LOS ANTIGUOS</text:p>
          </table:table-cell>
          <table:table-cell office:value-type="string" table:style-name="ce1">
            <text:p>LAGO BUENOS AIR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6563031417259" table:style-name="ce2">
            <text:p>-46.563.031.417.259</text:p>
          </table:table-cell>
          <table:table-cell office:value-type="float" office:value="-716256398048726" table:style-name="ce2">
            <text:p>-716.256.398.048.7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800" table:style-name="ce1">
            <text:p>780004800</text:p>
          </table:table-cell>
          <table:table-cell office:value-type="string" table:style-name="ce1">
            <text:p>COLEGIO PROV. DE EDUCACION SECUNDARIA Nº 15 CARLOS MARIA MOY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253</text:p>
          </table:table-cell>
          <table:table-cell office:value-type="string" table:style-name="ce1">
            <text:p>Z9041</text:p>
          </table:table-cell>
          <table:table-cell table:style-name="ce1"/>
          <table:table-cell office:value-type="string" table:style-name="ce1">
            <text:p>LOS ANTIGUOS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SECUNDARIO15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63031417259" table:style-name="ce2">
            <text:p>-46.563.031.417.259</text:p>
          </table:table-cell>
          <table:table-cell office:value-type="float" office:value="-716256398048726" table:style-name="ce2">
            <text:p>-716.256.398.048.7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4900" table:style-name="ce1">
            <text:p>780004900</text:p>
          </table:table-cell>
          <table:table-cell office:value-type="string" table:style-name="ce1">
            <text:p>E.P.J.A. PRIMARIA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267</text:p>
          </table:table-cell>
          <table:table-cell office:value-type="string" table:style-name="ce1">
            <text:p>Z9041</text:p>
          </table:table-cell>
          <table:table-cell table:style-name="ce1"/>
          <table:table-cell office:value-type="string" table:style-name="ce1">
            <text:p>LOS ANTIGUOS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EDJAEGB15LOSANTIGUOS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465655387383534" table:style-name="ce2">
            <text:p>-465.655.387.383.534</text:p>
          </table:table-cell>
          <table:table-cell office:value-type="float" office:value="-716197959638192" table:style-name="ce2">
            <text:p>-716.197.959.638.1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000" table:style-name="ce1">
            <text:p>780005000</text:p>
          </table:table-cell>
          <table:table-cell office:value-type="string" table:style-name="ce1">
            <text:p>ESCUELA PRIMARIA PROVINCIAL Nº 21 PROVINCIA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</text:p>
          </table:table-cell>
          <table:table-cell office:value-type="string" table:style-name="ce1">
            <text:p>Z9019</text:p>
          </table:table-cell>
          <table:table-cell table:style-name="ce1"/>
          <table:table-cell office:value-type="string" table:style-name="ce1">
            <text:p>KOLUEL KAIKE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67155110080259" table:style-name="ce2">
            <text:p>-467.155.110.080.259</text:p>
          </table:table-cell>
          <table:table-cell office:value-type="float" office:value="-682254441673324" table:style-name="ce2">
            <text:p>-682.254.441.673.3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100" table:style-name="ce1">
            <text:p>780005100</text:p>
          </table:table-cell>
          <table:table-cell office:value-type="string" table:style-name="ce1">
            <text:p>JARDIN DE INFANTES Nº 30 RINCON DE L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REVERENDO GONZALEZ S/N</text:p>
          </table:table-cell>
          <table:table-cell office:value-type="string" table:style-name="ce1">
            <text:p>Z9019</text:p>
          </table:table-cell>
          <table:table-cell table:style-name="ce1"/>
          <table:table-cell office:value-type="string" table:style-name="ce1">
            <text:p>KOLUEL KAIKE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30@hot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67162728" table:style-name="ce2">
            <text:p>-467.162.728</text:p>
          </table:table-cell>
          <table:table-cell office:value-type="float" office:value="-6822496137" table:style-name="ce2">
            <text:p>-6.822.496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200" table:style-name="ce1">
            <text:p>780005200</text:p>
          </table:table-cell>
          <table:table-cell office:value-type="string" table:style-name="ce1">
            <text:p>JARDIN DE INFANTES Nº 29 TRENCITO DEL S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S/N</text:p>
          </table:table-cell>
          <table:table-cell office:value-type="string" table:style-name="ce1">
            <text:p>Z9019</text:p>
          </table:table-cell>
          <table:table-cell table:style-name="ce1"/>
          <table:table-cell office:value-type="string" table:style-name="ce1">
            <text:p>FITZ ROY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702407757" table:style-name="ce2">
            <text:p>-4.702.407.757</text:p>
          </table:table-cell>
          <table:table-cell office:value-type="float" office:value="-6725172502" table:style-name="ce2">
            <text:p>-6.725.172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300" table:style-name="ce1">
            <text:p>780005300</text:p>
          </table:table-cell>
          <table:table-cell office:value-type="string" table:style-name="ce1">
            <text:p>ESCUELA PRIMARIA PROVINCIAL Nº 23 26 DE JUN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IMANCITO 6095 Y.P.F.</text:p>
          </table:table-cell>
          <table:table-cell office:value-type="string" table:style-name="ce1">
            <text:p>Z9013</text:p>
          </table:table-cell>
          <table:table-cell table:style-name="ce1"/>
          <table:table-cell office:value-type="string" table:style-name="ce1">
            <text:p>CAÑADON SEC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23cseco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656357162" table:style-name="ce2">
            <text:p>-4.656.357.162</text:p>
          </table:table-cell>
          <table:table-cell office:value-type="float" office:value="-6760709575" table:style-name="ce2">
            <text:p>-6.760.709.5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400" table:style-name="ce1">
            <text:p>780005400</text:p>
          </table:table-cell>
          <table:table-cell office:value-type="string" table:style-name="ce1">
            <text:p>JARDIN DE INFANTES Nº 12 TIEMPO DE CREC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ANCAS 6094</text:p>
          </table:table-cell>
          <table:table-cell office:value-type="string" table:style-name="ce1">
            <text:p>Z9013</text:p>
          </table:table-cell>
          <table:table-cell table:style-name="ce1"/>
          <table:table-cell office:value-type="string" table:style-name="ce1">
            <text:p>CAÑADON SEC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656216916" table:style-name="ce2">
            <text:p>-4.656.216.916</text:p>
          </table:table-cell>
          <table:table-cell office:value-type="float" office:value="-6761384394" table:style-name="ce2">
            <text:p>-6.761.384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500" table:style-name="ce1">
            <text:p>780005500</text:p>
          </table:table-cell>
          <table:table-cell office:value-type="string" table:style-name="ce1">
            <text:p>ESCUELA PRIMARIA PROVINCIAL Nº 7 MERCEDES MERCHI F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. ESTRADA S/N</text:p>
          </table:table-cell>
          <table:table-cell office:value-type="string" table:style-name="ce1">
            <text:p>Z9053</text:p>
          </table:table-cell>
          <table:table-cell table:style-name="ce1"/>
          <table:table-cell office:value-type="string" table:style-name="ce1">
            <text:p>JARAMILL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-4718240007" table:style-name="ce2">
            <text:p>-4.718.240.007</text:p>
          </table:table-cell>
          <table:table-cell office:value-type="float" office:value="-671439402" table:style-name="ce2">
            <text:p>-671.439.4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600" table:style-name="ce1">
            <text:p>780005600</text:p>
          </table:table-cell>
          <table:table-cell office:value-type="string" table:style-name="ce1">
            <text:p>JARDIN DE INFANTES Nº 32 MACACH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</text:p>
          </table:table-cell>
          <table:table-cell office:value-type="string" table:style-name="ce1">
            <text:p>Z9053</text:p>
          </table:table-cell>
          <table:table-cell table:style-name="ce1"/>
          <table:table-cell office:value-type="string" table:style-name="ce1">
            <text:p>JARAMILL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718323038" table:style-name="ce2">
            <text:p>-4.718.323.038</text:p>
          </table:table-cell>
          <table:table-cell office:value-type="float" office:value="-6714241226" table:style-name="ce2">
            <text:p>-6.714.241.2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800" table:style-name="ce1">
            <text:p>780005800</text:p>
          </table:table-cell>
          <table:table-cell office:value-type="string" table:style-name="ce1">
            <text:p>JARDIN DE INFANTES MARCELO SPINO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93 GENERAL PAZ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353012927822" table:style-name="ce2">
            <text:p>-464.353.012.927.822</text:p>
          </table:table-cell>
          <table:table-cell office:value-type="float" office:value="-675206521952019" table:style-name="ce2">
            <text:p>-675.206.521.952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5900" table:style-name="ce1">
            <text:p>780005900</text:p>
          </table:table-cell>
          <table:table-cell office:value-type="string" table:style-name="ce1">
            <text:p>INSTITUTO AONIKENK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HERNANDEZ 1469 C.GRIERSO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FUNDACION_AONIKENK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450250379068" table:style-name="ce2">
            <text:p>-464.450.250.379.068</text:p>
          </table:table-cell>
          <table:table-cell office:value-type="float" office:value="-675384947268759" table:style-name="ce2">
            <text:p>-675.384.947.268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000" table:style-name="ce1">
            <text:p>780006000</text:p>
          </table:table-cell>
          <table:table-cell office:value-type="string" table:style-name="ce1">
            <text:p>ESCUELA PRIMARIA PROVINCIAL Nº 43 PEDRO B. PALACIOS ALMAFUE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E PASO 423 SAN MARTI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432010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56450220288" table:style-name="ce2">
            <text:p>-464.356.450.220.288</text:p>
          </table:table-cell>
          <table:table-cell office:value-type="float" office:value="-675344272055212" table:style-name="ce2">
            <text:p>-675.344.272.055.2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100" table:style-name="ce1">
            <text:p>780006100</text:p>
          </table:table-cell>
          <table:table-cell office:value-type="string" table:style-name="ce1">
            <text:p>JARDIN DE INFANTES Nº 18 ISLAS 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DROÑAL 530 8 DE JULI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18islasmalvinas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390128281057" table:style-name="ce2">
            <text:p>-464.390.128.281.057</text:p>
          </table:table-cell>
          <table:table-cell office:value-type="float" office:value="-67539178544135" table:style-name="ce2">
            <text:p>-67.539.178.544.1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200" table:style-name="ce1">
            <text:p>780006200</text:p>
          </table:table-cell>
          <table:table-cell office:value-type="string" table:style-name="ce1">
            <text:p>JARDIN DE INFANTES Nº 28 ANTUKE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558 LUCILA ORTIZ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241686078738" table:style-name="ce2">
            <text:p>-464.241.686.078.738</text:p>
          </table:table-cell>
          <table:table-cell office:value-type="float" office:value="-675245515149471" table:style-name="ce2">
            <text:p>-675.245.515.149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300" table:style-name="ce1">
            <text:p>780006300</text:p>
          </table:table-cell>
          <table:table-cell office:value-type="string" table:style-name="ce1">
            <text:p>ESCUELA ESPECIAL Nº 8 VENTANA A LA V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420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UELA_ESPECIAL8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-464361903650943" table:style-name="ce2">
            <text:p>-464.361.903.650.943</text:p>
          </table:table-cell>
          <table:table-cell office:value-type="float" office:value="-675346520434845" table:style-name="ce2">
            <text:p>-675.346.520.434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400" table:style-name="ce1">
            <text:p>780006400</text:p>
          </table:table-cell>
          <table:table-cell office:value-type="string" table:style-name="ce1">
            <text:p>E.P.J.A. PRIMARIA Nº 13 NILDA ROT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JUAN DOMINGO PERON 1295 CENTRO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EPA13PMORENO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65913110600598" table:style-name="ce2">
            <text:p>-465.913.110.600.598</text:p>
          </table:table-cell>
          <table:table-cell office:value-type="float" office:value="-709287639374993" table:style-name="ce2">
            <text:p>-709.287.639.374.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500" table:style-name="ce1">
            <text:p>780006500</text:p>
          </table:table-cell>
          <table:table-cell office:value-type="string" table:style-name="ce1">
            <text:p>ESCUELA PRIMARIA PROVINCIAL RURAL Nº 48 POLICIA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CARACOLES BAJO CARACOLES</text:p>
          </table:table-cell>
          <table:table-cell office:value-type="string" table:style-name="ce1">
            <text:p>Z9315</text:p>
          </table:table-cell>
          <table:table-cell table:style-name="ce1"/>
          <table:table-cell office:value-type="string" table:style-name="ce1">
            <text:p>BAJO CARACOLES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nuestra48@live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744291029" table:style-name="ce2">
            <text:p>-4.744.291.029</text:p>
          </table:table-cell>
          <table:table-cell office:value-type="float" office:value="-7092622773" table:style-name="ce2">
            <text:p>-7.092.622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600" table:style-name="ce1">
            <text:p>780006600</text:p>
          </table:table-cell>
          <table:table-cell office:value-type="string" table:style-name="ce1">
            <text:p>JARDIN DE INFANTES Nº 47 KOONE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ISTRO CALDERON 563 J.D. PERON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47@LASHERAS-PATAGON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5420616256833" table:style-name="ce2">
            <text:p>-465.420.616.256.833</text:p>
          </table:table-cell>
          <table:table-cell office:value-type="float" office:value="-689256235046534" table:style-name="ce2">
            <text:p>-689.256.235.046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700" table:style-name="ce1">
            <text:p>780006700</text:p>
          </table:table-cell>
          <table:table-cell office:value-type="string" table:style-name="ce1">
            <text:p>COLEGIO PROV. DE EDUCACION SECUNDARIA Nº 6 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BENITEZ 1390 2 DE ABRIL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5683482482" table:style-name="ce2">
            <text:p>-46.435.683.482.482</text:p>
          </table:table-cell>
          <table:table-cell office:value-type="float" office:value="-675185847436522" table:style-name="ce2">
            <text:p>-675.185.847.436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800" table:style-name="ce1">
            <text:p>780006800</text:p>
          </table:table-cell>
          <table:table-cell office:value-type="string" table:style-name="ce1">
            <text:p>E.P.J.A. PRIMARIA Nº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CIO V. MANSILLA 2545 26 DE JUNI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464314837480215" table:style-name="ce2">
            <text:p>-464.314.837.480.215</text:p>
          </table:table-cell>
          <table:table-cell office:value-type="float" office:value="-675317151680394" table:style-name="ce2">
            <text:p>-675.317.151.680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801" table:style-name="ce1">
            <text:p>780006801</text:p>
          </table:table-cell>
          <table:table-cell office:value-type="string" table:style-name="ce1">
            <text:p>E.P.J.A. PRIMARIA Nº 16 - ANEXO ALCAIDIA ZONA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HERNANDEZ Y PASAJE 2 DE ABRIL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464242160365227" table:style-name="ce2">
            <text:p>-464.242.160.365.227</text:p>
          </table:table-cell>
          <table:table-cell office:value-type="float" office:value="-675220280961287" table:style-name="ce2">
            <text:p>-675.220.280.961.2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802" table:style-name="ce1">
            <text:p>780006802</text:p>
          </table:table-cell>
          <table:table-cell office:value-type="string" table:style-name="ce1">
            <text:p>E.P.J.A. PRIMARIA Nº 16 - ANEXO COMISARIA CALETA OLI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MOSCONI 580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464427741836575" table:style-name="ce2">
            <text:p>-464.427.741.836.575</text:p>
          </table:table-cell>
          <table:table-cell office:value-type="float" office:value="-675232221670733" table:style-name="ce2">
            <text:p>-675.232.221.670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6900" table:style-name="ce1">
            <text:p>780006900</text:p>
          </table:table-cell>
          <table:table-cell office:value-type="string" table:style-name="ce1">
            <text:p>ESCUELA PRIMARIA PROVINCIAL Nº 28 GUARD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FERINO NAMUNCURA 2657 20 DE JUNI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28GN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01368898579" table:style-name="ce2">
            <text:p>-464.301.368.898.579</text:p>
          </table:table-cell>
          <table:table-cell office:value-type="float" office:value="-675317495753542" table:style-name="ce2">
            <text:p>-675.317.495.753.5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000" table:style-name="ce1">
            <text:p>780007000</text:p>
          </table:table-cell>
          <table:table-cell office:value-type="string" table:style-name="ce1">
            <text:p>E.P.J.A. PRIMARIA Nº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GREGORES 854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PA14@LASHERAS-PATAGONIA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465398324983203" table:style-name="ce2">
            <text:p>-465.398.324.983.203</text:p>
          </table:table-cell>
          <table:table-cell office:value-type="float" office:value="-68922359556592" table:style-name="ce2">
            <text:p>-68.922.359.556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001" table:style-name="ce1">
            <text:p>780007001</text:p>
          </table:table-cell>
          <table:table-cell office:value-type="string" table:style-name="ce1">
            <text:p>E.P.J.A. PRIMARIA Nº 14 - ANEXO COMISARIA SEGU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Y GOBERNADOR GREGORES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465418850059182" table:style-name="ce2">
            <text:p>-465.418.850.059.182</text:p>
          </table:table-cell>
          <table:table-cell office:value-type="float" office:value="-689180064578962" table:style-name="ce2">
            <text:p>-689.180.064.578.9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100" table:style-name="ce1">
            <text:p>780007100</text:p>
          </table:table-cell>
          <table:table-cell office:value-type="string" table:style-name="ce1">
            <text:p>JARDIN DE INFANTES Nº 39 AONIKEN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GREGORES 1254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77454414426446" table:style-name="ce2">
            <text:p>-477.454.414.426.446</text:p>
          </table:table-cell>
          <table:table-cell office:value-type="float" office:value="-65892911249801" table:style-name="ce2">
            <text:p>-65.892.911.249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200" table:style-name="ce1">
            <text:p>780007200</text:p>
          </table:table-cell>
          <table:table-cell office:value-type="string" table:style-name="ce1">
            <text:p>JARDIN DE INFANTES Nº 9 CHALT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NEZUELA 1364 CENTENARIO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77412323656644" table:style-name="ce2">
            <text:p>-477.412.323.656.644</text:p>
          </table:table-cell>
          <table:table-cell office:value-type="float" office:value="-65884563313227" table:style-name="ce2">
            <text:p>-65.884.563.313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300" table:style-name="ce1">
            <text:p>780007300</text:p>
          </table:table-cell>
          <table:table-cell office:value-type="string" table:style-name="ce1">
            <text:p>ESCUELA PRIMARIA PROVINCIAL Nº 5 CAPITAN ANTONIO ONE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1163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NRO5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502195339831" table:style-name="ce2">
            <text:p>-477.502.195.339.831</text:p>
          </table:table-cell>
          <table:table-cell office:value-type="float" office:value="-658947929618084" table:style-name="ce2">
            <text:p>-658.947.929.618.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500" table:style-name="ce1">
            <text:p>780007500</text:p>
          </table:table-cell>
          <table:table-cell office:value-type="string" table:style-name="ce1">
            <text:p>ESCUELA PRIMARIA PROVINCIAL RURAL Nº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281 KM 20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TELLIER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N51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76480567" table:style-name="ce2">
            <text:p>-476.480.567</text:p>
          </table:table-cell>
          <table:table-cell office:value-type="float" office:value="-6604050908" table:style-name="ce2">
            <text:p>-6.604.050.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600" table:style-name="ce1">
            <text:p>780007600</text:p>
          </table:table-cell>
          <table:table-cell office:value-type="string" table:style-name="ce1">
            <text:p>E.P.J.A. PRIMARIA Nº 6 MARIO CAC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1610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77414492022874" table:style-name="ce2">
            <text:p>-477.414.492.022.874</text:p>
          </table:table-cell>
          <table:table-cell office:value-type="float" office:value="-658841335142744" table:style-name="ce2">
            <text:p>-658.841.335.142.7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601" table:style-name="ce1">
            <text:p>780007601</text:p>
          </table:table-cell>
          <table:table-cell office:value-type="string" table:style-name="ce1">
            <text:p>E.P.J.A. PRIMARIA Nº 6 - ANEXO COMISARIA PUERTO DESE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1080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-477537855583526" table:style-name="ce2">
            <text:p>-477.537.855.583.526</text:p>
          </table:table-cell>
          <table:table-cell office:value-type="float" office:value="-658956520702974" table:style-name="ce2">
            <text:p>-658.956.520.702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700" table:style-name="ce1">
            <text:p>780007700</text:p>
          </table:table-cell>
          <table:table-cell office:value-type="string" table:style-name="ce1">
            <text:p>ESCUELA ESPECIAL Nº 11 CANTO A LA V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IRANTE BROWN 145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77487185372065" table:style-name="ce2">
            <text:p>-477.487.185.372.065</text:p>
          </table:table-cell>
          <table:table-cell office:value-type="float" office:value="-659003253419949" table:style-name="ce2">
            <text:p>-659.003.253.419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800" table:style-name="ce1">
            <text:p>780007800</text:p>
          </table:table-cell>
          <table:table-cell office:value-type="string" table:style-name="ce1">
            <text:p>COLEGIO PROV. DE EDUCACION SECUNDARIA Nº 25 LAGO DEL DESIER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518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COL_POLIMODAL25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89864645199" table:style-name="ce2">
            <text:p>-516.189.864.645.199</text:p>
          </table:table-cell>
          <table:table-cell office:value-type="float" office:value="-692252280531927" table:style-name="ce2">
            <text:p>-692.252.280.531.9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7900" table:style-name="ce1">
            <text:p>780007900</text:p>
          </table:table-cell>
          <table:table-cell office:value-type="string" table:style-name="ce1">
            <text:p>JARDIN DE INFANTES Nº 15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558 GREGORE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26145937206" table:style-name="ce2">
            <text:p>-516.226.145.937.206</text:p>
          </table:table-cell>
          <table:table-cell office:value-type="float" office:value="-692370246671776" table:style-name="ce2">
            <text:p>-692.370.246.671.7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000" table:style-name="ce1">
            <text:p>780008000</text:p>
          </table:table-cell>
          <table:table-cell office:value-type="string" table:style-name="ce1">
            <text:p>ESCUELA PRIMARIA PROVINCIAL Nº 61 CELIA SUAREZ DE SUSACA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ITO PEREZ GALDOS 2150 EVIT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49152233247" table:style-name="ce2">
            <text:p>-516.149.152.233.247</text:p>
          </table:table-cell>
          <table:table-cell office:value-type="float" office:value="-69250722654944" table:style-name="ce2">
            <text:p>-69.250.722.654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100" table:style-name="ce1">
            <text:p>780008100</text:p>
          </table:table-cell>
          <table:table-cell office:value-type="string" table:style-name="ce1">
            <text:p>E.P.J.A. SECUNDARIA Nº 17 CENTENARIO DE RIO GALLEG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630 GREGORE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16232068817814" table:style-name="ce2">
            <text:p>-516.232.068.817.814</text:p>
          </table:table-cell>
          <table:table-cell office:value-type="float" office:value="-692382372699649" table:style-name="ce2">
            <text:p>-692.382.372.699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200" table:style-name="ce1">
            <text:p>780008200</text:p>
          </table:table-cell>
          <table:table-cell office:value-type="string" table:style-name="ce1">
            <text:p>ESCUELA ESPECIAL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IEDRAS 345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especial6rg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16317086565344" table:style-name="ce2">
            <text:p>-516.317.086.565.344</text:p>
          </table:table-cell>
          <table:table-cell office:value-type="float" office:value="-692300590788374" table:style-name="ce2">
            <text:p>-692.300.590.788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300" table:style-name="ce1">
            <text:p>780008300</text:p>
          </table:table-cell>
          <table:table-cell office:value-type="string" table:style-name="ce1">
            <text:p>E.P.J.A. PRIMARIA Nº 4 FRAGATA 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1218 400 DEPARTAMENTO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DJAEGBN4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16293432680243" table:style-name="ce2">
            <text:p>-516.293.432.680.243</text:p>
          </table:table-cell>
          <table:table-cell office:value-type="float" office:value="-69240563206134" table:style-name="ce2">
            <text:p>-69.240.563.206.1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500" table:style-name="ce1">
            <text:p>780008500</text:p>
          </table:table-cell>
          <table:table-cell office:value-type="string" table:style-name="ce1">
            <text:p>COLEGIO PROV. DE EDUCACION SECUNDARIA Nº 16 MARIA R. DE BATTI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1218 400 DPTOS.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92028224204" table:style-name="ce2">
            <text:p>-516.292.028.224.204</text:p>
          </table:table-cell>
          <table:table-cell office:value-type="float" office:value="-692404133391691" table:style-name="ce2">
            <text:p>-692.404.133.391.6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600" table:style-name="ce1">
            <text:p>780008600</text:p>
          </table:table-cell>
          <table:table-cell office:value-type="string" table:style-name="ce1">
            <text:p>ESCUELA ESPECIAL Nº 4 AMU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EZ SARSFIELD 1089 FATIM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-516309458400658" table:style-name="ce2">
            <text:p>-516.309.458.400.658</text:p>
          </table:table-cell>
          <table:table-cell office:value-type="float" office:value="-692343719555001" table:style-name="ce2">
            <text:p>-692.343.719.555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700" table:style-name="ce1">
            <text:p>780008700</text:p>
          </table:table-cell>
          <table:table-cell office:value-type="string" table:style-name="ce1">
            <text:p>JARDIN DE INFANTES Nº 16 MERCEDITA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ARADELO 305 A.P.A.P.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457790973849" table:style-name="ce2">
            <text:p>-516.457.790.973.849</text:p>
          </table:table-cell>
          <table:table-cell office:value-type="float" office:value="-692320219796301" table:style-name="ce2">
            <text:p>-692.320.219.796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800" table:style-name="ce1">
            <text:p>780008800</text:p>
          </table:table-cell>
          <table:table-cell office:value-type="string" table:style-name="ce1">
            <text:p>ESCUELA PRIMARIA PROVINCIAL Nº 55 VAPOR TRANSP. VILLAR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RESIDENTE PERON 454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414536170738" table:style-name="ce2">
            <text:p>-516.414.536.170.738</text:p>
          </table:table-cell>
          <table:table-cell office:value-type="float" office:value="-692273371200899" table:style-name="ce2">
            <text:p>-692.273.371.200.8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8900" table:style-name="ce1">
            <text:p>780008900</text:p>
          </table:table-cell>
          <table:table-cell office:value-type="string" table:style-name="ce1">
            <text:p>ESCUELA PRIMARIA PROVINCIAL Nº 38 GRAL.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ÑADON SECO 400 A.P.A.P.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3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46079787274" table:style-name="ce2">
            <text:p>-51.646.079.787.274</text:p>
          </table:table-cell>
          <table:table-cell office:value-type="float" office:value="-692304059760001" table:style-name="ce2">
            <text:p>-692.304.059.76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000" table:style-name="ce1">
            <text:p>780009000</text:p>
          </table:table-cell>
          <table:table-cell office:value-type="string" table:style-name="ce1">
            <text:p>JARDIN DE INFANTES Nº 43 BARRILETE VIAJ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RAMILLO 666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436064032095" table:style-name="ce2">
            <text:p>-516.436.064.032.095</text:p>
          </table:table-cell>
          <table:table-cell office:value-type="float" office:value="-692238957346036" table:style-name="ce2">
            <text:p>-692.238.957.346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100" table:style-name="ce1">
            <text:p>780009100</text:p>
          </table:table-cell>
          <table:table-cell office:value-type="string" table:style-name="ce1">
            <text:p>ESCUELA PRIMARIA PROVINCIAL RURAL Nº 31 GENDARME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NCIA EL CONDOR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ESTANCIA EL CONDOR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HAMUMIS@HOTMAIL.C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5216326" table:style-name="ce2">
            <text:p>-5.216.326</text:p>
          </table:table-cell>
          <table:table-cell office:value-type="float" office:value="-6906916" table:style-name="ce2">
            <text:p>-6.90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300" table:style-name="ce1">
            <text:p>780009300</text:p>
          </table:table-cell>
          <table:table-cell office:value-type="string" table:style-name="ce1">
            <text:p>ESCUELA NUESTRA SEÑORA DE FATIM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751 FATIM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FATIMA_EGB@LIVE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70697039767" table:style-name="ce2">
            <text:p>-516.270.697.039.767</text:p>
          </table:table-cell>
          <table:table-cell office:value-type="float" office:value="-692321475486431" table:style-name="ce2">
            <text:p>-692.321.475.486.4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400" table:style-name="ce1">
            <text:p>780009400</text:p>
          </table:table-cell>
          <table:table-cell office:value-type="string" table:style-name="ce1">
            <text:p>POPLARS JUNIOR SCHO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355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PLARSSCHOOL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36972310744" table:style-name="ce2">
            <text:p>-516.236.972.310.744</text:p>
          </table:table-cell>
          <table:table-cell office:value-type="float" office:value="-692281091806808" table:style-name="ce2">
            <text:p>-692.281.091.806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401" table:style-name="ce1">
            <text:p>780009401</text:p>
          </table:table-cell>
          <table:table-cell office:value-type="string" table:style-name="ce1">
            <text:p>POPLARS JUNIOR SCHOOL - ANEXO JARDIN MATERN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284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PLARSSCHOOL@SPEEDY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516313213695291" table:style-name="ce2">
            <text:p>-516.313.213.695.291</text:p>
          </table:table-cell>
          <table:table-cell office:value-type="float" office:value="-692191874025553" table:style-name="ce2">
            <text:p>-692.191.874.025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800" table:style-name="ce1">
            <text:p>780009800</text:p>
          </table:table-cell>
          <table:table-cell office:value-type="string" table:style-name="ce1">
            <text:p>JARDIN DE INFANTES MEDALLA MILAGROS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107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ardinmedallamilagrosa@g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29745658068" table:style-name="ce2">
            <text:p>-516.229.745.658.068</text:p>
          </table:table-cell>
          <table:table-cell office:value-type="float" office:value="-692151067312144" table:style-name="ce2">
            <text:p>-692.151.067.312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09900" table:style-name="ce1">
            <text:p>780009900</text:p>
          </table:table-cell>
          <table:table-cell office:value-type="string" table:style-name="ce1">
            <text:p>JARDIN DE INFANTES Nº 37 EV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SADAS 616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357103806124" table:style-name="ce2">
            <text:p>-516.357.103.806.124</text:p>
          </table:table-cell>
          <table:table-cell office:value-type="float" office:value="-69210861469973" table:style-name="ce2">
            <text:p>-69.210.861.469.9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100" table:style-name="ce1">
            <text:p>780010100</text:p>
          </table:table-cell>
          <table:table-cell office:value-type="string" table:style-name="ce1">
            <text:p>JARDIN DE INFANTES Nº 19 SAN VICENTE DE PAU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560 Güeme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348498844652" table:style-name="ce2">
            <text:p>-516.348.498.844.652</text:p>
          </table:table-cell>
          <table:table-cell office:value-type="float" office:value="-692190733436032" table:style-name="ce2">
            <text:p>-692.190.733.436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200" table:style-name="ce1">
            <text:p>780010200</text:p>
          </table:table-cell>
          <table:table-cell office:value-type="string" table:style-name="ce1">
            <text:p>CONSERVATORIO PROVINCIAL DE MUSICA PADRE EUGENIO ROS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315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CONSERVATORIORGALLEGOS@SANTACRUZ.GOV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516285379072483" table:style-name="ce2">
            <text:p>-516.285.379.072.483</text:p>
          </table:table-cell>
          <table:table-cell office:value-type="float" office:value="-692172141496134" table:style-name="ce2">
            <text:p>-692.172.141.496.1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400" table:style-name="ce1">
            <text:p>780010400</text:p>
          </table:table-cell>
          <table:table-cell office:value-type="string" table:style-name="ce1">
            <text:p>ESCUELA INDUSTRIAL Nº 6 Xº BRIGADA AE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S/N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156-39012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i6rgsc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516184005922573" table:style-name="ce2">
            <text:p>-516.184.005.922.573</text:p>
          </table:table-cell>
          <table:table-cell office:value-type="float" office:value="-69334377694105" table:style-name="ce2">
            <text:p>-69.334.377.694.1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500" table:style-name="ce1">
            <text:p>780010500</text:p>
          </table:table-cell>
          <table:table-cell office:value-type="string" table:style-name="ce1">
            <text:p>ESCUELA PRIMARIA PROVINCIAL Nº 19 CTE. LUIS PIEDRA 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TE. NESTOR C. KIRCHNER 1432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94544644558" table:style-name="ce2">
            <text:p>-516.194.544.644.558</text:p>
          </table:table-cell>
          <table:table-cell office:value-type="float" office:value="-692256390050917" table:style-name="ce2">
            <text:p>-692.256.390.050.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600" table:style-name="ce1">
            <text:p>780010600</text:p>
          </table:table-cell>
          <table:table-cell office:value-type="string" table:style-name="ce1">
            <text:p>ESCUELA ESPECIAL Nº 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ODORO PY 315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16230180198525" table:style-name="ce2">
            <text:p>-516.230.180.198.525</text:p>
          </table:table-cell>
          <table:table-cell office:value-type="float" office:value="-692106059854138" table:style-name="ce2">
            <text:p>-692.106.059.854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700" table:style-name="ce1">
            <text:p>780010700</text:p>
          </table:table-cell>
          <table:table-cell office:value-type="string" table:style-name="ce1">
            <text:p>JARDIN DE INFANTES Nº 24 LOS CHARI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ITZ ROY 124 EL PUERT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140298674795" table:style-name="ce2">
            <text:p>-516.140.298.674.795</text:p>
          </table:table-cell>
          <table:table-cell office:value-type="float" office:value="-692344991622621" table:style-name="ce2">
            <text:p>-692.344.991.622.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800" table:style-name="ce1">
            <text:p>780010800</text:p>
          </table:table-cell>
          <table:table-cell office:value-type="string" table:style-name="ce1">
            <text:p>JARDIN DE INFANTES Nº 22 KOSP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FENSA 660 NTRA. SRA. DEL CARMEN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182814269533" table:style-name="ce2">
            <text:p>-516.182.814.269.533</text:p>
          </table:table-cell>
          <table:table-cell office:value-type="float" office:value="-692461307628467" table:style-name="ce2">
            <text:p>-692.461.307.628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900" table:style-name="ce1">
            <text:p>780010900</text:p>
          </table:table-cell>
          <table:table-cell office:value-type="string" table:style-name="ce1">
            <text:p>E.P.J.A. PRIMARIA Nº 1 CARLOS PELLEGRI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TE. NESTOR CARLOS KIRCHNER 1432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direccionedja1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16192549936453" table:style-name="ce2">
            <text:p>-516.192.549.936.453</text:p>
          </table:table-cell>
          <table:table-cell office:value-type="float" office:value="-692261468941033" table:style-name="ce2">
            <text:p>-692.261.468.941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901" table:style-name="ce1">
            <text:p>780010901</text:p>
          </table:table-cell>
          <table:table-cell office:value-type="string" table:style-name="ce1">
            <text:p>E.P.J.A. PRIMARIA Nº 1 - ANEXO SERV. PENITENC. FEDERAL U -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TE. NESTOR CARLOS KIRCHNER Y CHAC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DIRECCIONEDJA1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-516237804705544" table:style-name="ce2">
            <text:p>-516.237.804.705.544</text:p>
          </table:table-cell>
          <table:table-cell office:value-type="float" office:value="-692100981075965" table:style-name="ce2">
            <text:p>-692.100.981.075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902" table:style-name="ce1">
            <text:p>780010902</text:p>
          </table:table-cell>
          <table:table-cell office:value-type="string" table:style-name="ce1">
            <text:p>E.P.J.A. PRIMARIA Nº 1 - ANEXO CENTRO JUVENIL SOCIOEDUCATI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- KM. 12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156-31743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DIRECCIONEDJA1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-516422725431302" table:style-name="ce2">
            <text:p>-516.422.725.431.302</text:p>
          </table:table-cell>
          <table:table-cell office:value-type="float" office:value="-692305366586615" table:style-name="ce2">
            <text:p>-692.305.366.586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0903" table:style-name="ce1">
            <text:p>780010903</text:p>
          </table:table-cell>
          <table:table-cell office:value-type="string" table:style-name="ce1">
            <text:p>E.P.J.A. PRIMARIA Nº 1 - ANEXO ALCAIDIA Y COMISARIA RIO GALLEG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TE. NESTOR C. KIRCHNER 154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DIRECCIONEDJA1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-516142724487032" table:style-name="ce2">
            <text:p>-516.142.724.487.032</text:p>
          </table:table-cell>
          <table:table-cell office:value-type="float" office:value="-692238905473877" table:style-name="ce2">
            <text:p>-692.238.905.473.8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000" table:style-name="ce1">
            <text:p>780011000</text:p>
          </table:table-cell>
          <table:table-cell office:value-type="string" table:style-name="ce1">
            <text:p>ESCUELA PRIMARIA PROVINCIAL Nº 9 CONTRALMIRANTE VALENTIN FEILBER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GREGORES 893 CENTR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CPEEGBNUEVE@COTECA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3384273902818" table:style-name="ce2">
            <text:p>-503.384.273.902.818</text:p>
          </table:table-cell>
          <table:table-cell office:value-type="float" office:value="-722557628660468" table:style-name="ce2">
            <text:p>-722.557.628.660.4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100" table:style-name="ce1">
            <text:p>780011100</text:p>
          </table:table-cell>
          <table:table-cell office:value-type="string" table:style-name="ce1">
            <text:p>E.P.J.A. PRIMARIA Nº 3 CAMPAMENTO DE MAR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NIENTE AGUSTIN DEL CASTILLO 47 COMERCIAL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DJA3@O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15841527560448" table:style-name="ce2">
            <text:p>-515.841.527.560.448</text:p>
          </table:table-cell>
          <table:table-cell office:value-type="float" office:value="-724061318662138" table:style-name="ce2">
            <text:p>-724.061.318.662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200" table:style-name="ce1">
            <text:p>780011200</text:p>
          </table:table-cell>
          <table:table-cell office:value-type="string" table:style-name="ce1">
            <text:p>JARDIN DE INFANTES Nº 2 FUERZA AERE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96 COMERCIAL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584157764158" table:style-name="ce2">
            <text:p>-51.584.157.764.158</text:p>
          </table:table-cell>
          <table:table-cell office:value-type="float" office:value="-724051284655185" table:style-name="ce2">
            <text:p>-724.051.284.655.1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300" table:style-name="ce1">
            <text:p>780011300</text:p>
          </table:table-cell>
          <table:table-cell office:value-type="string" table:style-name="ce1">
            <text:p>COLEGIO SANTA CRU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661 SANTA CRUZ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colegiosantacruz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72890220422" table:style-name="ce2">
            <text:p>-515.872.890.220.422</text:p>
          </table:table-cell>
          <table:table-cell office:value-type="float" office:value="-724007836091838" table:style-name="ce2">
            <text:p>-724.007.836.091.8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400" table:style-name="ce1">
            <text:p>780011400</text:p>
          </table:table-cell>
          <table:table-cell office:value-type="string" table:style-name="ce1">
            <text:p>ESCUELA PRIMARIA PROVINCIAL Nº 54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7 DON BOSCO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76753152793" table:style-name="ce2">
            <text:p>-515.876.753.152.793</text:p>
          </table:table-cell>
          <table:table-cell office:value-type="float" office:value="-724075897163967" table:style-name="ce2">
            <text:p>-724.075.897.163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500" table:style-name="ce1">
            <text:p>780011500</text:p>
          </table:table-cell>
          <table:table-cell office:value-type="string" table:style-name="ce1">
            <text:p>E.P.J.A. SECUNDARIA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HERNANDEZ 221 SANTA CRUZ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DJAPOLIMODAL6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15847931597801" table:style-name="ce2">
            <text:p>-515.847.931.597.801</text:p>
          </table:table-cell>
          <table:table-cell office:value-type="float" office:value="-724000395055669" table:style-name="ce2">
            <text:p>-724.000.395.055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501" table:style-name="ce1">
            <text:p>780011501</text:p>
          </table:table-cell>
          <table:table-cell office:value-type="string" table:style-name="ce1">
            <text:p>E.P.J.A. SECUNDARIA Nº 6 - ANEXO COMISARIA YACIMIENTOS CARBONIFE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510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15863264442245" table:style-name="ce2">
            <text:p>-515.863.264.442.245</text:p>
          </table:table-cell>
          <table:table-cell office:value-type="float" office:value="-723847937002198" table:style-name="ce2">
            <text:p>-723.847.937.002.1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600" table:style-name="ce1">
            <text:p>780011600</text:p>
          </table:table-cell>
          <table:table-cell office:value-type="string" table:style-name="ce1">
            <text:p>ESCUELA INDUSTRIAL Nº 5 TTE. DE NAVIO AGUSTIN DEL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Y.C.F. 50 ISLAS MALVINAS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SECRETARIAEI5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515960394972283" table:style-name="ce2">
            <text:p>-515.960.394.972.283</text:p>
          </table:table-cell>
          <table:table-cell office:value-type="float" office:value="-721450870994602" table:style-name="ce2">
            <text:p>-721.450.870.994.6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700" table:style-name="ce1">
            <text:p>780011700</text:p>
          </table:table-cell>
          <table:table-cell office:value-type="string" table:style-name="ce1">
            <text:p>ESCUELA PRIMARIA PROVINCIAL Nº 68 PROF. GERARDO MEN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ARGENTINO ROCA 259 LOS COIHUES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NRO68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27609607076" table:style-name="ce2">
            <text:p>-515.827.609.607.076</text:p>
          </table:table-cell>
          <table:table-cell office:value-type="float" office:value="-72407076149984" table:style-name="ce2">
            <text:p>-72.407.076.149.9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800" table:style-name="ce1">
            <text:p>780011800</text:p>
          </table:table-cell>
          <table:table-cell office:value-type="string" table:style-name="ce1">
            <text:p>JARDIN DE INFANTES Nº 46 LOS HUEMU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DELAS 62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EL CHALTEN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loshuemules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933263937" table:style-name="ce2">
            <text:p>-4.933.263.937</text:p>
          </table:table-cell>
          <table:table-cell office:value-type="float" office:value="-7288665271" table:style-name="ce2">
            <text:p>-7.288.665.2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1900" table:style-name="ce1">
            <text:p>780011900</text:p>
          </table:table-cell>
          <table:table-cell office:value-type="string" table:style-name="ce1">
            <text:p>JARDIN DE INFANTES Nº 10 GRAL. MARTIN MIGUEL DE GÜ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PAÑA DEL DESIERTO 1438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direccionjardin10@coteca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03427626855685" table:style-name="ce2">
            <text:p>-503.427.626.855.685</text:p>
          </table:table-cell>
          <table:table-cell office:value-type="float" office:value="-722628951082268" table:style-name="ce2">
            <text:p>-722.628.951.082.2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000" table:style-name="ce1">
            <text:p>780012000</text:p>
          </table:table-cell>
          <table:table-cell office:value-type="string" table:style-name="ce1">
            <text:p>ESCUELA HOGAR PRIMARIA PROVINCIAL RURAL Nº 2 HEROE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27</text:p>
          </table:table-cell>
          <table:table-cell office:value-type="string" table:style-name="ce1">
            <text:p>Z9311</text:p>
          </table:table-cell>
          <table:table-cell office:value-type="string" table:style-name="ce1">
            <text:p>155-40612</text:p>
          </table:table-cell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SOLORZALILIANA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874438382" table:style-name="ce2">
            <text:p>-4.874.438.382</text:p>
          </table:table-cell>
          <table:table-cell office:value-type="float" office:value="-7031217035" table:style-name="ce2">
            <text:p>-7.031.217.0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100" table:style-name="ce1">
            <text:p>780012100</text:p>
          </table:table-cell>
          <table:table-cell office:value-type="string" table:style-name="ce1">
            <text:p>ESCUELA AGROPECUARIA PROV.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27 S/N</text:p>
          </table:table-cell>
          <table:table-cell office:value-type="string" table:style-name="ce1">
            <text:p>Z9311</text:p>
          </table:table-cell>
          <table:table-cell table:style-name="ce1"/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48746159" table:style-name="ce2">
            <text:p>-48.746.159</text:p>
          </table:table-cell>
          <table:table-cell office:value-type="float" office:value="-70316189" table:style-name="ce2">
            <text:p>-70.316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200" table:style-name="ce1">
            <text:p>780012200</text:p>
          </table:table-cell>
          <table:table-cell office:value-type="string" table:style-name="ce1">
            <text:p>COLEGIO PROV. DE EDUCACION SECUNDARIA Nº 21 JOSE FON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CA 1151</text:p>
          </table:table-cell>
          <table:table-cell office:value-type="string" table:style-name="ce1">
            <text:p>Z9311</text:p>
          </table:table-cell>
          <table:table-cell table:style-name="ce1"/>
          <table:table-cell office:value-type="string" table:style-name="ce1">
            <text:p>GOBERNADOR GREGORES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COLEGIO21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87530154515201" table:style-name="ce2">
            <text:p>-487.530.154.515.201</text:p>
          </table:table-cell>
          <table:table-cell office:value-type="float" office:value="-702383652935446" table:style-name="ce2">
            <text:p>-702.383.652.935.4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300" table:style-name="ce1">
            <text:p>780012300</text:p>
          </table:table-cell>
          <table:table-cell office:value-type="string" table:style-name="ce1">
            <text:p>COLEGIO PROV. DE EDUCACION SECUNDARIA Nº 1 J. F. TOGN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MON BOLIVAR 421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COLPOL1_06@YAHOO.COM.AR - COLPOL1_06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99900711068707" table:style-name="ce2">
            <text:p>-499.900.711.068.707</text:p>
          </table:table-cell>
          <table:table-cell office:value-type="float" office:value="-689220319393653" table:style-name="ce2">
            <text:p>-689.220.319.393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400" table:style-name="ce1">
            <text:p>780012400</text:p>
          </table:table-cell>
          <table:table-cell office:value-type="string" table:style-name="ce1">
            <text:p>E.P.J.A. SECUNDARIA Nº 7 PROF. JORGE F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478 118 VIVIENDAS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EDJAPOLIMODAL7@YAHOO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998851382981" table:style-name="ce2">
            <text:p>-4.998.851.382.981</text:p>
          </table:table-cell>
          <table:table-cell office:value-type="float" office:value="-689236831949136" table:style-name="ce2">
            <text:p>-689.236.831.949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500" table:style-name="ce1">
            <text:p>780012500</text:p>
          </table:table-cell>
          <table:table-cell office:value-type="string" table:style-name="ce1">
            <text:p>ESCUELA PRIMARIA PROVINCIAL Nº 6 ISLA PAV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ENENDEZ 178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ESCUELA6-ISLAPAVON@HOTMAIL.C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99849741246408" table:style-name="ce2">
            <text:p>-499.849.741.246.408</text:p>
          </table:table-cell>
          <table:table-cell office:value-type="float" office:value="-689183204251607" table:style-name="ce2">
            <text:p>-689.183.204.251.6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600" table:style-name="ce1">
            <text:p>780012600</text:p>
          </table:table-cell>
          <table:table-cell office:value-type="string" table:style-name="ce1">
            <text:p>JARDIN DE INFANTES Nº 5 RASTREADOR GUAR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MON BOLIVAR 315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99888473086843" table:style-name="ce2">
            <text:p>-499.888.473.086.843</text:p>
          </table:table-cell>
          <table:table-cell office:value-type="float" office:value="-689215366430727" table:style-name="ce2">
            <text:p>-689.215.366.430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700" table:style-name="ce1">
            <text:p>780012700</text:p>
          </table:table-cell>
          <table:table-cell office:value-type="string" table:style-name="ce1">
            <text:p>E.P.J.A. PRIMARIA Nº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478 118 VIVIENDAS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EDJAEGB12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998847548605" table:style-name="ce2">
            <text:p>-4.998.847.548.605</text:p>
          </table:table-cell>
          <table:table-cell office:value-type="float" office:value="-689240276001033" table:style-name="ce2">
            <text:p>-689.240.276.001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800" table:style-name="ce1">
            <text:p>780012800</text:p>
          </table:table-cell>
          <table:table-cell office:value-type="string" table:style-name="ce1">
            <text:p>ESCUELITA DEL R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PRIANO GARCIA S/N 118 VIVIENDAS IDUV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99889364837852" table:style-name="ce2">
            <text:p>-499.889.364.837.852</text:p>
          </table:table-cell>
          <table:table-cell office:value-type="float" office:value="-689238045335298" table:style-name="ce2">
            <text:p>-689.238.045.335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2900" table:style-name="ce1">
            <text:p>780012900</text:p>
          </table:table-cell>
          <table:table-cell office:value-type="string" table:style-name="ce1">
            <text:p>INSTITUTO MARIA AUXILIADORA (INI - PRI - SEC) (PSC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40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IMASANTACRUZ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0136028563489" table:style-name="ce2">
            <text:p>-500.136.028.563.489</text:p>
          </table:table-cell>
          <table:table-cell office:value-type="float" office:value="-685153454961712" table:style-name="ce2">
            <text:p>-685.153.454.961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000" table:style-name="ce1">
            <text:p>780013000</text:p>
          </table:table-cell>
          <table:table-cell office:value-type="string" table:style-name="ce1">
            <text:p>COLEGIO PROV. DE EDUCACION SECUNDARIA Nº 2 FLORIDA BLAN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1759 200 VIVIENDAS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secpolimodal2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93056630549099" table:style-name="ce2">
            <text:p>-493.056.630.549.099</text:p>
          </table:table-cell>
          <table:table-cell office:value-type="float" office:value="-677367241605193" table:style-name="ce2">
            <text:p>-677.367.241.605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100" table:style-name="ce1">
            <text:p>780013100</text:p>
          </table:table-cell>
          <table:table-cell office:value-type="string" table:style-name="ce1">
            <text:p>ESCUELA PRIMARIA PROVINCIAL Nº 4 FLORENTINO AMEGH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EYTES 775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9306454474317" table:style-name="ce2">
            <text:p>-49.306.454.474.317</text:p>
          </table:table-cell>
          <table:table-cell office:value-type="float" office:value="-677177520248979" table:style-name="ce2">
            <text:p>-677.177.520.248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200" table:style-name="ce1">
            <text:p>780013200</text:p>
          </table:table-cell>
          <table:table-cell office:value-type="string" table:style-name="ce1">
            <text:p>ESCUELA HOGAR PRIMARIA PROVINCIAL RURAL Nº 1 FRANCISCO P.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TEHUELCHES 79</text:p>
          </table:table-cell>
          <table:table-cell office:value-type="string" table:style-name="ce1">
            <text:p>Z9041</text:p>
          </table:table-cell>
          <table:table-cell table:style-name="ce1"/>
          <table:table-cell office:value-type="string" table:style-name="ce1">
            <text:p>LOS ANTIGUOS</text:p>
          </table:table-cell>
          <table:table-cell office:value-type="string" table:style-name="ce1">
            <text:p>LAGO BUENOS A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617884951354" table:style-name="ce2">
            <text:p>-465.617.884.951.354</text:p>
          </table:table-cell>
          <table:table-cell office:value-type="float" office:value="-716208164692425" table:style-name="ce2">
            <text:p>-716.208.164.692.4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300" table:style-name="ce1">
            <text:p>780013300</text:p>
          </table:table-cell>
          <table:table-cell office:value-type="string" table:style-name="ce1">
            <text:p>ESCUELA PRIMARIA PROVINCIAL Nº 17 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UZ DEL SUR 29</text:p>
          </table:table-cell>
          <table:table-cell office:value-type="string" table:style-name="ce1">
            <text:p>Z9041</text:p>
          </table:table-cell>
          <table:table-cell table:style-name="ce1"/>
          <table:table-cell office:value-type="string" table:style-name="ce1">
            <text:p>LOS ANTIGUOS</text:p>
          </table:table-cell>
          <table:table-cell office:value-type="string" table:style-name="ce1">
            <text:p>LAGO BUENOS AIRE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65657659908779" table:style-name="ce2">
            <text:p>-465.657.659.908.779</text:p>
          </table:table-cell>
          <table:table-cell office:value-type="float" office:value="-716196901771055" table:style-name="ce2">
            <text:p>-716.196.901.771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400" table:style-name="ce1">
            <text:p>780013400</text:p>
          </table:table-cell>
          <table:table-cell office:value-type="string" table:style-name="ce1">
            <text:p>JARDIN DE INFANTES Nº 25 TALENKE SHE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ITZ ROY 460</text:p>
          </table:table-cell>
          <table:table-cell office:value-type="string" table:style-name="ce1">
            <text:p>Z9041</text:p>
          </table:table-cell>
          <table:table-cell table:style-name="ce1"/>
          <table:table-cell office:value-type="string" table:style-name="ce1">
            <text:p>LOS ANTIGUOS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jardin_25_los_antiguos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5630299185847" table:style-name="ce2">
            <text:p>-465.630.299.185.847</text:p>
          </table:table-cell>
          <table:table-cell office:value-type="float" office:value="-716248017212733" table:style-name="ce2">
            <text:p>-716.248.017.212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500" table:style-name="ce1">
            <text:p>780013500</text:p>
          </table:table-cell>
          <table:table-cell office:value-type="string" table:style-name="ce1">
            <text:p>ESCUELA PRIMARIA PROVINCIAL Nº 20 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S/N</text:p>
          </table:table-cell>
          <table:table-cell office:value-type="string" table:style-name="ce1">
            <text:p>Z9019</text:p>
          </table:table-cell>
          <table:table-cell table:style-name="ce1"/>
          <table:table-cell office:value-type="string" table:style-name="ce1">
            <text:p>FITZ ROY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20fitzroy@hotmail.c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70250551671897" table:style-name="ce2">
            <text:p>-470.250.551.671.897</text:p>
          </table:table-cell>
          <table:table-cell office:value-type="float" office:value="-672500656976775" table:style-name="ce2">
            <text:p>-672.500.656.976.7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600" table:style-name="ce1">
            <text:p>780013600</text:p>
          </table:table-cell>
          <table:table-cell office:value-type="string" table:style-name="ce1">
            <text:p>ESCUELA PRIMARIA PROVINCIAL Nº 29 JUANA MAN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AUVOIR 833 3 DE FEBRER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UANAMANSO29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417211731708" table:style-name="ce2">
            <text:p>-464.417.211.731.708</text:p>
          </table:table-cell>
          <table:table-cell office:value-type="float" office:value="-675248083747448" table:style-name="ce2">
            <text:p>-675.248.083.747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700" table:style-name="ce1">
            <text:p>780013700</text:p>
          </table:table-cell>
          <table:table-cell office:value-type="string" table:style-name="ce1">
            <text:p>ESCUELA PRIMARIA PROVINCIAL Nº 8 CAPITAN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88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8PT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050368362466" table:style-name="ce2">
            <text:p>-468.050.368.362.466</text:p>
          </table:table-cell>
          <table:table-cell office:value-type="float" office:value="-679677404374749" table:style-name="ce2">
            <text:p>-679.677.404.374.7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800" table:style-name="ce1">
            <text:p>780013800</text:p>
          </table:table-cell>
          <table:table-cell office:value-type="string" table:style-name="ce1">
            <text:p>JARDIN DE INFANTES Nº 14 LIH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72 CENTRO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14lihuen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8053919064538" table:style-name="ce2">
            <text:p>-468.053.919.064.538</text:p>
          </table:table-cell>
          <table:table-cell office:value-type="float" office:value="-679689633417243" table:style-name="ce2">
            <text:p>-679.689.633.417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3900" table:style-name="ce1">
            <text:p>780013900</text:p>
          </table:table-cell>
          <table:table-cell office:value-type="string" table:style-name="ce1">
            <text:p>COLEGIO JUAN XXIII (INI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455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OLEGIOJUANXXIII@MPT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8067319956711" table:style-name="ce2">
            <text:p>-468.067.319.956.711</text:p>
          </table:table-cell>
          <table:table-cell office:value-type="float" office:value="-679674605524927" table:style-name="ce2">
            <text:p>-679.674.605.524.9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000" table:style-name="ce1">
            <text:p>780014000</text:p>
          </table:table-cell>
          <table:table-cell office:value-type="string" table:style-name="ce1">
            <text:p>COLEGIO JUAN XXIII (SEC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455 CENTRO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OLEGIOJUANXXIII@MP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065797518233" table:style-name="ce2">
            <text:p>-468.065.797.518.233</text:p>
          </table:table-cell>
          <table:table-cell office:value-type="float" office:value="-679673846346872" table:style-name="ce2">
            <text:p>-679.673.846.346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100" table:style-name="ce1">
            <text:p>780014100</text:p>
          </table:table-cell>
          <table:table-cell office:value-type="string" table:style-name="ce1">
            <text:p>COLEGIO JUAN XXIII (PRI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455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OLEGIOJUANXXIII@MPT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064383316898" table:style-name="ce2">
            <text:p>-468.064.383.316.898</text:p>
          </table:table-cell>
          <table:table-cell office:value-type="float" office:value="-679673085101456" table:style-name="ce2">
            <text:p>-679.673.085.101.4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200" table:style-name="ce1">
            <text:p>780014200</text:p>
          </table:table-cell>
          <table:table-cell office:value-type="string" table:style-name="ce1">
            <text:p>E.P.J.A. PRIMARIA Nº 5 BEATRIZ BLANCO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72 EL HUEMUL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DJA5PT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468016555853924" table:style-name="ce2">
            <text:p>-468.016.555.853.924</text:p>
          </table:table-cell>
          <table:table-cell office:value-type="float" office:value="-679754436277243" table:style-name="ce2">
            <text:p>-679.754.436.277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201" table:style-name="ce1">
            <text:p>780014201</text:p>
          </table:table-cell>
          <table:table-cell office:value-type="string" table:style-name="ce1">
            <text:p>E.P.J.A. PRIMARIA Nº 5 - ANEXO UNIDAD PENITENC. PROVINCIAL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DJA5PT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467992935341328" table:style-name="ce2">
            <text:p>-467.992.935.341.328</text:p>
          </table:table-cell>
          <table:table-cell office:value-type="float" office:value="-679580215014096" table:style-name="ce2">
            <text:p>-679.580.215.014.0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202" table:style-name="ce1">
            <text:p>780014202</text:p>
          </table:table-cell>
          <table:table-cell office:value-type="string" table:style-name="ce1">
            <text:p>E.P.J.A. PRIMARIA Nº 5 - ANEXO COMISARIA SECCIONAL 2ª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LISTA Y ROCA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DJA5PT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468062445467028" table:style-name="ce2">
            <text:p>-468.062.445.467.028</text:p>
          </table:table-cell>
          <table:table-cell office:value-type="float" office:value="-6796502079667" table:style-name="ce2">
            <text:p>-6.796.502.079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300" table:style-name="ce1">
            <text:p>780014300</text:p>
          </table:table-cell>
          <table:table-cell office:value-type="string" table:style-name="ce1">
            <text:p>ESCUELA PRIMARIA PROVINCIAL Nº 35 FELIX GREGORIO F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LISTA 716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35PT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054207240412" table:style-name="ce2">
            <text:p>-468.054.207.240.412</text:p>
          </table:table-cell>
          <table:table-cell office:value-type="float" office:value="-679811531097012" table:style-name="ce2">
            <text:p>-679.811.531.097.0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400" table:style-name="ce1">
            <text:p>780014400</text:p>
          </table:table-cell>
          <table:table-cell office:value-type="string" table:style-name="ce1">
            <text:p>COLEGIO PROV. DE EDUCACION SECUNDARIA Nº 14 CENT. CONQUISTA DEL DESIER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1222 MALVINAS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POLIMODAL14@PATAGONIA-P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12690899818" table:style-name="ce2">
            <text:p>-46.812.690.899.818</text:p>
          </table:table-cell>
          <table:table-cell office:value-type="float" office:value="-679719273443186" table:style-name="ce2">
            <text:p>-679.719.273.443.1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500" table:style-name="ce1">
            <text:p>780014500</text:p>
          </table:table-cell>
          <table:table-cell office:value-type="string" table:style-name="ce1">
            <text:p>JARDIN DE INFANTES Nº 26 KI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412 PERON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8106739812006" table:style-name="ce2">
            <text:p>-468.106.739.812.006</text:p>
          </table:table-cell>
          <table:table-cell office:value-type="float" office:value="-6797631824276" table:style-name="ce2">
            <text:p>-6.797.631.824.2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600" table:style-name="ce1">
            <text:p>780014600</text:p>
          </table:table-cell>
          <table:table-cell office:value-type="string" table:style-name="ce1">
            <text:p>E.P.J.A. SECUNDARIA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461 PERON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DJAP3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68116214276215" table:style-name="ce2">
            <text:p>-468.116.214.276.215</text:p>
          </table:table-cell>
          <table:table-cell office:value-type="float" office:value="-679764383678836" table:style-name="ce2">
            <text:p>-679.764.383.678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601" table:style-name="ce1">
            <text:p>780014601</text:p>
          </table:table-cell>
          <table:table-cell office:value-type="string" table:style-name="ce1">
            <text:p>E.P.J.A. SECUNDARIA Nº 3 - ANEXO UNIDAD PENITENC. PROVINCIAL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67994150578313" table:style-name="ce2">
            <text:p>-467.994.150.578.313</text:p>
          </table:table-cell>
          <table:table-cell office:value-type="float" office:value="-679574887151777" table:style-name="ce2">
            <text:p>-679.574.887.151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602" table:style-name="ce1">
            <text:p>780014602</text:p>
          </table:table-cell>
          <table:table-cell office:value-type="string" table:style-name="ce1">
            <text:p>E.P.J.A. SECUNDARIA Nº 3 - ANEXO COMISARIA SECCIONAL SEGU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LISTA Y ROCA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468063806620425" table:style-name="ce2">
            <text:p>-468.063.806.620.425</text:p>
          </table:table-cell>
          <table:table-cell office:value-type="float" office:value="-679651024779076" table:style-name="ce2">
            <text:p>-679.651.024.779.0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700" table:style-name="ce1">
            <text:p>780014700</text:p>
          </table:table-cell>
          <table:table-cell office:value-type="string" table:style-name="ce1">
            <text:p>ESCUELA PRIMARIA PROVINCIAL Nº 52 DOMINGO MIGUEL GIMENEZ FARAL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461 JUAN DOMINGO PERON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52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115318443092" table:style-name="ce2">
            <text:p>-468.115.318.443.092</text:p>
          </table:table-cell>
          <table:table-cell office:value-type="float" office:value="-679767795886464" table:style-name="ce2">
            <text:p>-679.767.795.886.4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800" table:style-name="ce1">
            <text:p>780014800</text:p>
          </table:table-cell>
          <table:table-cell office:value-type="string" table:style-name="ce1">
            <text:p>ESCUELA PRIMARIA PROVINCIAL Nº 45 PATAGON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AVEDRA 322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45@MPT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084006973569" table:style-name="ce2">
            <text:p>-468.084.006.973.569</text:p>
          </table:table-cell>
          <table:table-cell office:value-type="float" office:value="-679765159207102" table:style-name="ce2">
            <text:p>-679.765.159.207.1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4900" table:style-name="ce1">
            <text:p>780014900</text:p>
          </table:table-cell>
          <table:table-cell office:value-type="string" table:style-name="ce1">
            <text:p>ESCUELA ESPECIAL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1162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6811988672413" table:style-name="ce2">
            <text:p>-46.811.988.672.413</text:p>
          </table:table-cell>
          <table:table-cell office:value-type="float" office:value="-679714130548121" table:style-name="ce2">
            <text:p>-679.714.130.548.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000" table:style-name="ce1">
            <text:p>780015000</text:p>
          </table:table-cell>
          <table:table-cell office:value-type="string" table:style-name="ce1">
            <text:p>ESCUELA PRIMARIA PROVINCIAL Nº 40 GUSTAVO MARTINEZ ZUVI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1047 SUR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8119460819271" table:style-name="ce2">
            <text:p>-468.119.460.819.271</text:p>
          </table:table-cell>
          <table:table-cell office:value-type="float" office:value="-67967263411576" table:style-name="ce2">
            <text:p>-67.967.263.411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100" table:style-name="ce1">
            <text:p>780015100</text:p>
          </table:table-cell>
          <table:table-cell office:value-type="string" table:style-name="ce1">
            <text:p>ESCUELA INDUSTRIAL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075 400 VIVIENDAS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68141782057981" table:style-name="ce2">
            <text:p>-468.141.782.057.981</text:p>
          </table:table-cell>
          <table:table-cell office:value-type="float" office:value="-679678439197186" table:style-name="ce2">
            <text:p>-679.678.439.197.1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200" table:style-name="ce1">
            <text:p>780015200</text:p>
          </table:table-cell>
          <table:table-cell office:value-type="string" table:style-name="ce1">
            <text:p>COLEGIO PROV. DE EDUCACION SECUNDARIA Nº 22 MAESTRO PATAGONICO GREGORIO ALVA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CIO V. MANSILLA 2545 LOS PINO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POLIMODAL22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14863663908" table:style-name="ce2">
            <text:p>-464.314.863.663.908</text:p>
          </table:table-cell>
          <table:table-cell office:value-type="float" office:value="-675317135415451" table:style-name="ce2">
            <text:p>-675.317.135.415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300" table:style-name="ce1">
            <text:p>780015300</text:p>
          </table:table-cell>
          <table:table-cell office:value-type="string" table:style-name="ce1">
            <text:p>COLEGIO PROV. DE EDUCACION SECUNDARIA Nº 20 GRAL. JOSE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KOLTUM 1370 LOS PINO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OLEGIO_VEINTE@YAHO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29020444952" table:style-name="ce2">
            <text:p>-464.329.020.444.952</text:p>
          </table:table-cell>
          <table:table-cell office:value-type="float" office:value="-67544356822737" table:style-name="ce2">
            <text:p>-67.544.356.822.7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400" table:style-name="ce1">
            <text:p>780015400</text:p>
          </table:table-cell>
          <table:table-cell office:value-type="string" table:style-name="ce1">
            <text:p>ESCUELA ESPECIAL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37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DDPYETN1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-464307097591243" table:style-name="ce2">
            <text:p>-464.307.097.591.243</text:p>
          </table:table-cell>
          <table:table-cell office:value-type="float" office:value="-675161518072612" table:style-name="ce2">
            <text:p>-675.161.518.072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500" table:style-name="ce1">
            <text:p>780015500</text:p>
          </table:table-cell>
          <table:table-cell office:value-type="string" table:style-name="ce1">
            <text:p>ESCUELA PRIMARIA PROVINCIAL Nº 65 MAR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RANCISCO 920 LOS PINO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27769360889" table:style-name="ce2">
            <text:p>-464.327.769.360.889</text:p>
          </table:table-cell>
          <table:table-cell office:value-type="float" office:value="-675441839812668" table:style-name="ce2">
            <text:p>-675.441.839.812.6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600" table:style-name="ce1">
            <text:p>780015600</text:p>
          </table:table-cell>
          <table:table-cell office:value-type="string" table:style-name="ce1">
            <text:p>ESCUELA DE BIOLOGIA MARINA Y LABORATORISTA Nº1 ATLANTICO S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PERON 73 CENTR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64320653491879" table:style-name="ce2">
            <text:p>-464.320.653.491.879</text:p>
          </table:table-cell>
          <table:table-cell office:value-type="float" office:value="-675210207061502" table:style-name="ce2">
            <text:p>-675.210.207.061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700" table:style-name="ce1">
            <text:p>780015700</text:p>
          </table:table-cell>
          <table:table-cell office:value-type="string" table:style-name="ce1">
            <text:p>JARDIN DE INFANTES Nº 11 RUCANTU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EZ SARSFIELD 385 CENTR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rucantun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329346734046" table:style-name="ce2">
            <text:p>-464.329.346.734.046</text:p>
          </table:table-cell>
          <table:table-cell office:value-type="float" office:value="-675164426144452" table:style-name="ce2">
            <text:p>-675.164.426.144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5900" table:style-name="ce1">
            <text:p>780015900</text:p>
          </table:table-cell>
          <table:table-cell office:value-type="string" table:style-name="ce1">
            <text:p>ESCUELA PRIMARIA SAN JOSE OBRER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FRANCISCO JORDAN 1850 GÜEME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donbosco_caleta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82121921544" table:style-name="ce2">
            <text:p>-464.382.121.921.544</text:p>
          </table:table-cell>
          <table:table-cell office:value-type="float" office:value="-675266862590042" table:style-name="ce2">
            <text:p>-675.266.862.590.0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000" table:style-name="ce1">
            <text:p>780016000</text:p>
          </table:table-cell>
          <table:table-cell office:value-type="string" table:style-name="ce1">
            <text:p>COLEGIO SECUNDARIO SAN JOSE OBRER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FRANCISCO JORDAN 1850</text:p>
          </table:table-cell>
          <table:table-cell office:value-type="string" table:style-name="ce1">
            <text:p>Z9011</text:p>
          </table:table-cell>
          <table:table-cell office:value-type="string" table:style-name="ce1">
            <text:p>4859330/31</text:p>
          </table:table-cell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SANJO_MEDI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80843443559" table:style-name="ce2">
            <text:p>-464.380.843.443.559</text:p>
          </table:table-cell>
          <table:table-cell office:value-type="float" office:value="-675269210721492" table:style-name="ce2">
            <text:p>-675.269.210.721.4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100" table:style-name="ce1">
            <text:p>780016100</text:p>
          </table:table-cell>
          <table:table-cell office:value-type="string" table:style-name="ce1">
            <text:p>INSTITUTO MARCELO SPINOLA (PRI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93 GENERAL PAZ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INSTITUTOMARCELOSPINOL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52268483337" table:style-name="ce2">
            <text:p>-464.352.268.483.337</text:p>
          </table:table-cell>
          <table:table-cell office:value-type="float" office:value="-675205448712325" table:style-name="ce2">
            <text:p>-675.205.448.712.3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300" table:style-name="ce1">
            <text:p>780016300</text:p>
          </table:table-cell>
          <table:table-cell office:value-type="string" table:style-name="ce1">
            <text:p>ESCUELA PRIMARIA PROVINCIAL Nº 13 ROBERTO J.PAY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IN MARTINEZ 118 GOBERNADOR GREGORE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13robertojpayr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432408711772" table:style-name="ce2">
            <text:p>-464.432.408.711.772</text:p>
          </table:table-cell>
          <table:table-cell office:value-type="float" office:value="-67531960640519" table:style-name="ce2">
            <text:p>-67.531.960.640.5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400" table:style-name="ce1">
            <text:p>780016400</text:p>
          </table:table-cell>
          <table:table-cell office:value-type="string" table:style-name="ce1">
            <text:p>COLEGIO PROV. DE EDUCACION SECUNDARIA Nº 13 LEOPOLDO LUG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GOMEZ 121 GOB. GREGORE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43115803486" table:style-name="ce2">
            <text:p>-46.443.115.803.486</text:p>
          </table:table-cell>
          <table:table-cell office:value-type="float" office:value="-675321903381046" table:style-name="ce2">
            <text:p>-675.321.903.381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500" table:style-name="ce1">
            <text:p>780016500</text:p>
          </table:table-cell>
          <table:table-cell office:value-type="string" table:style-name="ce1">
            <text:p>ESCUELA INDUSTRIAL Nº 1 GRAL. ENRIQUE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435 CENTR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ICO@MCOLIVI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64348255846652" table:style-name="ce2">
            <text:p>-464.348.255.846.652</text:p>
          </table:table-cell>
          <table:table-cell office:value-type="float" office:value="-675335974444709" table:style-name="ce2">
            <text:p>-675.335.974.444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600" table:style-name="ce1">
            <text:p>780016600</text:p>
          </table:table-cell>
          <table:table-cell office:value-type="string" table:style-name="ce1">
            <text:p>COLEGIO PROV. DE EDUCACION SECUNDARIA Nº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DOR PARADELO 939 8 DE JULI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OLEGIOPROV27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69104623556" table:style-name="ce2">
            <text:p>-464.369.104.623.556</text:p>
          </table:table-cell>
          <table:table-cell office:value-type="float" office:value="-675440146941469" table:style-name="ce2">
            <text:p>-675.440.146.941.4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700" table:style-name="ce1">
            <text:p>780016700</text:p>
          </table:table-cell>
          <table:table-cell office:value-type="string" table:style-name="ce1">
            <text:p>ESCUELA PRIMARIA PROVINCIAL Nº 14 20 DE NOV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LVAREZ 263 LUCILA ORTIZ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14CO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254112187427" table:style-name="ce2">
            <text:p>-464.254.112.187.427</text:p>
          </table:table-cell>
          <table:table-cell office:value-type="float" office:value="-675241874530037" table:style-name="ce2">
            <text:p>-675.241.874.530.0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800" table:style-name="ce1">
            <text:p>780016800</text:p>
          </table:table-cell>
          <table:table-cell office:value-type="string" table:style-name="ce1">
            <text:p>JARDIN DE INFANTES Nº 42 PILMAY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OMAR BENITEZ 1340 2 DE ABRIL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594802509418" table:style-name="ce2">
            <text:p>-464.594.802.509.418</text:p>
          </table:table-cell>
          <table:table-cell office:value-type="float" office:value="-675033193869293" table:style-name="ce2">
            <text:p>-675.033.193.869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6900" table:style-name="ce1">
            <text:p>780016900</text:p>
          </table:table-cell>
          <table:table-cell office:value-type="string" table:style-name="ce1">
            <text:p>ESCUELA PRIMARIA PROVINCIAL Nº 36 ANTARTI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ZCUENAGA 307 MIRAMAR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36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97394870914" table:style-name="ce2">
            <text:p>-464.397.394.870.914</text:p>
          </table:table-cell>
          <table:table-cell office:value-type="float" office:value="-675163748059033" table:style-name="ce2">
            <text:p>-675.163.748.059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000" table:style-name="ce1">
            <text:p>780017000</text:p>
          </table:table-cell>
          <table:table-cell office:value-type="string" table:style-name="ce1">
            <text:p>E.P.J.A. PRIMARIA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LVAREZ 263 LUCILA ORTIZ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64253755787638" table:style-name="ce2">
            <text:p>-464.253.755.787.638</text:p>
          </table:table-cell>
          <table:table-cell office:value-type="float" office:value="-675238613287416" table:style-name="ce2">
            <text:p>-675.238.613.287.4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100" table:style-name="ce1">
            <text:p>780017100</text:p>
          </table:table-cell>
          <table:table-cell office:value-type="string" table:style-name="ce1">
            <text:p>INSTITUTO SAN MARTIN DE TOUR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662 CENTRO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5908648993829" table:style-name="ce2">
            <text:p>-465.908.648.993.829</text:p>
          </table:table-cell>
          <table:table-cell office:value-type="float" office:value="-709260259857013" table:style-name="ce2">
            <text:p>-709.260.259.857.0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200" table:style-name="ce1">
            <text:p>780017200</text:p>
          </table:table-cell>
          <table:table-cell office:value-type="string" table:style-name="ce1">
            <text:p>COLEGIO PROV. DE EDUCACION SECUNDARIA Nº 5 MARTIN MIGUEL DE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1577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COPOL5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916694260433" table:style-name="ce2">
            <text:p>-465.916.694.260.433</text:p>
          </table:table-cell>
          <table:table-cell office:value-type="float" office:value="-709227288387533" table:style-name="ce2">
            <text:p>-709.227.288.387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300" table:style-name="ce1">
            <text:p>780017300</text:p>
          </table:table-cell>
          <table:table-cell office:value-type="string" table:style-name="ce1">
            <text:p>E.P.J.A. SECUNDARIA Nº 1 RAUL RICARDO ALFONS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1973 ARTURO ILLIA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EDJAPOLIMODAL1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65882186375697" table:style-name="ce2">
            <text:p>-465.882.186.375.697</text:p>
          </table:table-cell>
          <table:table-cell office:value-type="float" office:value="-709233358476618" table:style-name="ce2">
            <text:p>-709.233.358.476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400" table:style-name="ce1">
            <text:p>780017400</text:p>
          </table:table-cell>
          <table:table-cell office:value-type="string" table:style-name="ce1">
            <text:p>JARDIN DE INFANTES Nº 6 ARISKAI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IRANTE BROWN 1966 112 VIVIENDAS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5872178587243" table:style-name="ce2">
            <text:p>-465.872.178.587.243</text:p>
          </table:table-cell>
          <table:table-cell office:value-type="float" office:value="-709226153620754" table:style-name="ce2">
            <text:p>-709.226.153.620.7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500" table:style-name="ce1">
            <text:p>780017500</text:p>
          </table:table-cell>
          <table:table-cell office:value-type="string" table:style-name="ce1">
            <text:p>ESCUELA PRIMARIA PROVINCIAL Nº 12 REMEDIOS ESCALADA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980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office:value-type="string" table:style-name="ce1">
            <text:p>EGB12@PM-PATAGONIA.COM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65977800006767" table:style-name="ce2">
            <text:p>-465.977.800.006.767</text:p>
          </table:table-cell>
          <table:table-cell office:value-type="float" office:value="-709219655892908" table:style-name="ce2">
            <text:p>-709.219.655.892.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600" table:style-name="ce1">
            <text:p>780017600</text:p>
          </table:table-cell>
          <table:table-cell office:value-type="string" table:style-name="ce1">
            <text:p>JARDIN DE INFANTES Nº 40 VALLE DE AMANC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LANDRIAS 136</text:p>
          </table:table-cell>
          <table:table-cell office:value-type="string" table:style-name="ce1">
            <text:p>Z9315</text:p>
          </table:table-cell>
          <table:table-cell table:style-name="ce1"/>
          <table:table-cell office:value-type="string" table:style-name="ce1">
            <text:p>HIPOLITO YRIGOYEN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jardin40valledeamancay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75652057" table:style-name="ce2">
            <text:p>-475.652.057</text:p>
          </table:table-cell>
          <table:table-cell office:value-type="float" office:value="-7174177644" table:style-name="ce2">
            <text:p>-7.174.177.6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700" table:style-name="ce1">
            <text:p>780017700</text:p>
          </table:table-cell>
          <table:table-cell office:value-type="string" table:style-name="ce1">
            <text:p>ESCUELA PRIMARIA PROVINCIAL RURAL Nº 42 PATRULLA SOBERAN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20</text:p>
          </table:table-cell>
          <table:table-cell office:value-type="string" table:style-name="ce1">
            <text:p>Z9315</text:p>
          </table:table-cell>
          <table:table-cell table:style-name="ce1"/>
          <table:table-cell office:value-type="string" table:style-name="ce1">
            <text:p>HIPOLITO YRIGOYEN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ESCUELAPATRULLASOBERANIA@HOTMAIL.C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4756631043" table:style-name="ce2">
            <text:p>-4.756.631.043</text:p>
          </table:table-cell>
          <table:table-cell office:value-type="float" office:value="-7174177375" table:style-name="ce2">
            <text:p>-7.174.177.3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800" table:style-name="ce1">
            <text:p>780017800</text:p>
          </table:table-cell>
          <table:table-cell office:value-type="string" table:style-name="ce1">
            <text:p>ESCUELA PRIMARIA PROVINCIAL Nº 53 JULIA DEL CARMEN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DESEADO 47 DON BOSCO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53@LASHERAS-PATAGONIA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431258608857" table:style-name="ce2">
            <text:p>-465.431.258.608.857</text:p>
          </table:table-cell>
          <table:table-cell office:value-type="float" office:value="-689091652115594" table:style-name="ce2">
            <text:p>-689.091.652.115.5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7900" table:style-name="ce1">
            <text:p>780017900</text:p>
          </table:table-cell>
          <table:table-cell office:value-type="string" table:style-name="ce1">
            <text:p>COLEGIO PROV. DE EDUCACION SECUNDARIA Nº 3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970 J.D. PERON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SECUNDARIO3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418525651394" table:style-name="ce2">
            <text:p>-465.418.525.651.394</text:p>
          </table:table-cell>
          <table:table-cell office:value-type="float" office:value="-689241160917833" table:style-name="ce2">
            <text:p>-689.241.160.917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000" table:style-name="ce1">
            <text:p>780018000</text:p>
          </table:table-cell>
          <table:table-cell office:value-type="string" table:style-name="ce1">
            <text:p>JARDIN DE INFANTES Nº 8 RUCAYL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º DE MAYO 675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5444207697457" table:style-name="ce2">
            <text:p>-465.444.207.697.457</text:p>
          </table:table-cell>
          <table:table-cell office:value-type="float" office:value="-689119542025042" table:style-name="ce2">
            <text:p>-689.119.542.025.0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100" table:style-name="ce1">
            <text:p>780018100</text:p>
          </table:table-cell>
          <table:table-cell office:value-type="string" table:style-name="ce1">
            <text:p>ESCUELA ESPECIAL Nº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850 DON BOSCO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ESPECIAL7@LASHERAS-PATAGONIA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65408883872514" table:style-name="ce2">
            <text:p>-465.408.883.872.514</text:p>
          </table:table-cell>
          <table:table-cell office:value-type="float" office:value="-689227884504192" table:style-name="ce2">
            <text:p>-689.227.884.504.1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200" table:style-name="ce1">
            <text:p>780018200</text:p>
          </table:table-cell>
          <table:table-cell office:value-type="string" table:style-name="ce1">
            <text:p>E.P.J.A. SECUNDARIA Nº 14 OSCHEN AI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494 CENTRO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OSCHENAIKE14@GMAI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65396954673909" table:style-name="ce2">
            <text:p>-465.396.954.673.909</text:p>
          </table:table-cell>
          <table:table-cell office:value-type="float" office:value="-689173283462085" table:style-name="ce2">
            <text:p>-689.173.283.462.0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201" table:style-name="ce1">
            <text:p>780018201</text:p>
          </table:table-cell>
          <table:table-cell office:value-type="string" table:style-name="ce1">
            <text:p>E.P.J.A. SECUNDARIA Nº 14 - ANEXO COMISARIA SEGU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Y GOBERNADOR GREGORES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65418850059182" table:style-name="ce2">
            <text:p>-465.418.850.059.182</text:p>
          </table:table-cell>
          <table:table-cell office:value-type="float" office:value="-689180064578962" table:style-name="ce2">
            <text:p>-689.180.064.578.9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300" table:style-name="ce1">
            <text:p>780018300</text:p>
          </table:table-cell>
          <table:table-cell office:value-type="string" table:style-name="ce1">
            <text:p>ESCUELA PRIMARIA PROVINCIAL Nº 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3 DE DICIEMBRE 1050 JUAN DOMINGO PERON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N64@LASHERAS-PATAGONIA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438526372865" table:style-name="ce2">
            <text:p>-465.438.526.372.865</text:p>
          </table:table-cell>
          <table:table-cell office:value-type="float" office:value="-689265033739275" table:style-name="ce2">
            <text:p>-689.265.033.739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500" table:style-name="ce1">
            <text:p>780018500</text:p>
          </table:table-cell>
          <table:table-cell office:value-type="string" table:style-name="ce1">
            <text:p>JARDIN DE INFANTES Nº 20 AI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REPUBLICA 930 EL MIRADOR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20aiken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237035155461" table:style-name="ce2">
            <text:p>-464.237.035.155.461</text:p>
          </table:table-cell>
          <table:table-cell office:value-type="float" office:value="-675372892243785" table:style-name="ce2">
            <text:p>-675.372.892.243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600" table:style-name="ce1">
            <text:p>780018600</text:p>
          </table:table-cell>
          <table:table-cell office:value-type="string" table:style-name="ce1">
            <text:p>ESCUELA PRIMARIA PROVINCIAL Nº 69 HIELOS CONTINENT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PERON 73 CENTR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18395462663" table:style-name="ce2">
            <text:p>-464.318.395.462.663</text:p>
          </table:table-cell>
          <table:table-cell office:value-type="float" office:value="-675214518220562" table:style-name="ce2">
            <text:p>-675.214.518.220.5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700" table:style-name="ce1">
            <text:p>780018700</text:p>
          </table:table-cell>
          <table:table-cell office:value-type="string" table:style-name="ce1">
            <text:p>E.P.J.A. SECUNDARIA Nº 13 J.J.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PERON 73 CENTRO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UELAURQUIZA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64319521041129" table:style-name="ce2">
            <text:p>-464.319.521.041.129</text:p>
          </table:table-cell>
          <table:table-cell office:value-type="float" office:value="-675212096794826" table:style-name="ce2">
            <text:p>-675.212.096.794.8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701" table:style-name="ce1">
            <text:p>780018701</text:p>
          </table:table-cell>
          <table:table-cell office:value-type="string" table:style-name="ce1">
            <text:p>E.P.J.A. SECUNDARIA Nº 13 - ANEXO ALCAIDIA ZONA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HERNANDEZ Y PASAJE 2 DE ABRIL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64240094668059" table:style-name="ce2">
            <text:p>-464.240.094.668.059</text:p>
          </table:table-cell>
          <table:table-cell office:value-type="float" office:value="-675221171311101" table:style-name="ce2">
            <text:p>-675.221.171.311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8800" table:style-name="ce1">
            <text:p>780018800</text:p>
          </table:table-cell>
          <table:table-cell office:value-type="string" table:style-name="ce1">
            <text:p>ESCUELA ESPECIAL Nº 2 CECILIA GRIER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IO DEOCARETS 119 BELLA VISTA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64249385831525" table:style-name="ce2">
            <text:p>-464.249.385.831.525</text:p>
          </table:table-cell>
          <table:table-cell office:value-type="float" office:value="-67526271605721" table:style-name="ce2">
            <text:p>-67.526.271.605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000" table:style-name="ce1">
            <text:p>780019000</text:p>
          </table:table-cell>
          <table:table-cell office:value-type="string" table:style-name="ce1">
            <text:p>ESCUELA PRIMARIA PROVINCIAL Nº 57 JOSE INGENIE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OMAR BENITEZ 1372 2 DE ABRIL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593775725376" table:style-name="ce2">
            <text:p>-464.593.775.725.376</text:p>
          </table:table-cell>
          <table:table-cell office:value-type="float" office:value="-675032181401703" table:style-name="ce2">
            <text:p>-675.032.181.401.7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100" table:style-name="ce1">
            <text:p>780019100</text:p>
          </table:table-cell>
          <table:table-cell office:value-type="string" table:style-name="ce1">
            <text:p>ESCUELA PRIMARIA PROVINCIAL Nº 3 BENJAMIN ZORR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GREGORES 854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3@LIV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39803359045" table:style-name="ce2">
            <text:p>-46.539.803.359.045</text:p>
          </table:table-cell>
          <table:table-cell office:value-type="float" office:value="-689228115766647" table:style-name="ce2">
            <text:p>-689.228.115.766.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200" table:style-name="ce1">
            <text:p>780019200</text:p>
          </table:table-cell>
          <table:table-cell office:value-type="string" table:style-name="ce1">
            <text:p>INSTITUTO MARIA AUXILIADORA (INI - PRI - SEC) (PD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411 CENTRO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IMADESEADO@EDUC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482346354798" table:style-name="ce2">
            <text:p>-477.482.346.354.798</text:p>
          </table:table-cell>
          <table:table-cell office:value-type="float" office:value="-658944790741023" table:style-name="ce2">
            <text:p>-658.944.790.741.0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300" table:style-name="ce1">
            <text:p>780019300</text:p>
          </table:table-cell>
          <table:table-cell office:value-type="string" table:style-name="ce1">
            <text:p>ESCUELA PRIMARIA PROVINCIAL Nº 56 KREWEN KA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NEZUELA Y PATAGONIA CENTENARIO - 330 VIVIENDAS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413811523935" table:style-name="ce2">
            <text:p>-477.413.811.523.935</text:p>
          </table:table-cell>
          <table:table-cell office:value-type="float" office:value="-658851027759466" table:style-name="ce2">
            <text:p>-658.851.027.759.4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400" table:style-name="ce1">
            <text:p>780019400</text:p>
          </table:table-cell>
          <table:table-cell office:value-type="string" table:style-name="ce1">
            <text:p>INSTITUTO SALESIANO SAN JOSE (PRI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577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direccionsanjoprimaria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486829895186" table:style-name="ce2">
            <text:p>-477.486.829.895.186</text:p>
          </table:table-cell>
          <table:table-cell office:value-type="float" office:value="-658894434022709" table:style-name="ce2">
            <text:p>-658.894.434.022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500" table:style-name="ce1">
            <text:p>780019500</text:p>
          </table:table-cell>
          <table:table-cell office:value-type="string" table:style-name="ce1">
            <text:p>ESCUELA INDUSTRIAL Nº 3 OSCAR SMIT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AYOR LOTUFO 91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IN3PD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77520922994149" table:style-name="ce2">
            <text:p>-477.520.922.994.149</text:p>
          </table:table-cell>
          <table:table-cell office:value-type="float" office:value="-658943795036743" table:style-name="ce2">
            <text:p>-658.943.795.036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600" table:style-name="ce1">
            <text:p>780019600</text:p>
          </table:table-cell>
          <table:table-cell office:value-type="string" table:style-name="ce1">
            <text:p>COLEGIO PROV. DE EDUCACION SECUNDARIA Nº 24 17 DE AGO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230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SP24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505823000468" table:style-name="ce2">
            <text:p>-477.505.823.000.468</text:p>
          </table:table-cell>
          <table:table-cell office:value-type="float" office:value="-658953844522694" table:style-name="ce2">
            <text:p>-658.953.844.522.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700" table:style-name="ce1">
            <text:p>780019700</text:p>
          </table:table-cell>
          <table:table-cell office:value-type="string" table:style-name="ce1">
            <text:p>ESCUELA PRIMARIA PROVINCIAL Nº 15 PCIA. DE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365 EL PUERT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_15_rg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78636321469" table:style-name="ce2">
            <text:p>-516.178.636.321.469</text:p>
          </table:table-cell>
          <table:table-cell office:value-type="float" office:value="-692201042910566" table:style-name="ce2">
            <text:p>-692.201.042.910.5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800" table:style-name="ce1">
            <text:p>780019800</text:p>
          </table:table-cell>
          <table:table-cell office:value-type="string" table:style-name="ce1">
            <text:p>E.P.J.A. SECUNDARIA Nº 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CORTA 25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RECTORIAEDJA10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16237784827417" table:style-name="ce2">
            <text:p>-516.237.784.827.417</text:p>
          </table:table-cell>
          <table:table-cell office:value-type="float" office:value="-692133602543121" table:style-name="ce2">
            <text:p>-692.133.602.543.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19900" table:style-name="ce1">
            <text:p>780019900</text:p>
          </table:table-cell>
          <table:table-cell office:value-type="string" table:style-name="ce1">
            <text:p>ESCUELA PRIMARIA PROVINCIAL Nº 11 SESQUICENT. DE LA REVOLUCION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590 GREGORE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28758850214" table:style-name="ce2">
            <text:p>-516.228.758.850.214</text:p>
          </table:table-cell>
          <table:table-cell office:value-type="float" office:value="-692372818500068" table:style-name="ce2">
            <text:p>-692.372.818.500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000" table:style-name="ce1">
            <text:p>780020000</text:p>
          </table:table-cell>
          <table:table-cell office:value-type="string" table:style-name="ce1">
            <text:p>COLEGIO PROV. DE EDUCACION SECUNDARIA Nº 10 GOB. JUAN MANUEL GREG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630 GREGORE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SECUNDARIO10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31823458877" table:style-name="ce2">
            <text:p>-516.231.823.458.877</text:p>
          </table:table-cell>
          <table:table-cell office:value-type="float" office:value="-692380368474862" table:style-name="ce2">
            <text:p>-692.380.368.474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100" table:style-name="ce1">
            <text:p>780020100</text:p>
          </table:table-cell>
          <table:table-cell office:value-type="string" table:style-name="ce1">
            <text:p>JARDIN DE INFANTES Nº 35 TALENKE AM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EVA PERON 1325 JORGE NEWBERY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79334702654" table:style-name="ce2">
            <text:p>-516.279.334.702.654</text:p>
          </table:table-cell>
          <table:table-cell office:value-type="float" office:value="-692457916955313" table:style-name="ce2">
            <text:p>-692.457.916.955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200" table:style-name="ce1">
            <text:p>780020200</text:p>
          </table:table-cell>
          <table:table-cell office:value-type="string" table:style-name="ce1">
            <text:p>ESCUELA PRIMARIA PROVINCIAL Nº 62 RENE GERONIMO FAVAL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GOTTI 577 213 VIVIENDA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62745866139" table:style-name="ce2">
            <text:p>-516.362.745.866.139</text:p>
          </table:table-cell>
          <table:table-cell office:value-type="float" office:value="-692460861775265" table:style-name="ce2">
            <text:p>-692.460.861.775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300" table:style-name="ce1">
            <text:p>780020300</text:p>
          </table:table-cell>
          <table:table-cell office:value-type="string" table:style-name="ce1">
            <text:p>ESCUELA PRIMARIA PROVINCIAL Nº 47 NUESTRA SRA. DE LORE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EVA PERON 1351 JORGE NEWBERY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80981499383" table:style-name="ce2">
            <text:p>-516.280.981.499.383</text:p>
          </table:table-cell>
          <table:table-cell office:value-type="float" office:value="-692464069915249" table:style-name="ce2">
            <text:p>-692.464.069.915.2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400" table:style-name="ce1">
            <text:p>780020400</text:p>
          </table:table-cell>
          <table:table-cell office:value-type="string" table:style-name="ce1">
            <text:p>COLEGIO PROV. DE EDUCACION SECUNDARIA Nº 18 TOPOGRAFO DON MARCOS ROBR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ITO PEREZ GALDOS 2150 EVIT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LIMODAL18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48891883815" table:style-name="ce2">
            <text:p>-516.148.891.883.815</text:p>
          </table:table-cell>
          <table:table-cell office:value-type="float" office:value="-69250887905477" table:style-name="ce2">
            <text:p>-69.250.887.905.4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500" table:style-name="ce1">
            <text:p>780020500</text:p>
          </table:table-cell>
          <table:table-cell office:value-type="string" table:style-name="ce1">
            <text:p>JARDIN DE INFANTES Nº 41 CHEELKENE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GOTTI 614 213 VIVIENDA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366067234385" table:style-name="ce2">
            <text:p>-516.366.067.234.385</text:p>
          </table:table-cell>
          <table:table-cell office:value-type="float" office:value="-692465054780193" table:style-name="ce2">
            <text:p>-692.465.054.780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700" table:style-name="ce1">
            <text:p>780020700</text:p>
          </table:table-cell>
          <table:table-cell office:value-type="string" table:style-name="ce1">
            <text:p>E.P.J.A. SECUNDARIA Nº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RAMILLO 62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djapolimodal9@live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16431651209242" table:style-name="ce2">
            <text:p>-516.431.651.209.242</text:p>
          </table:table-cell>
          <table:table-cell office:value-type="float" office:value="-69225454145206" table:style-name="ce2">
            <text:p>-69.225.454.145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800" table:style-name="ce1">
            <text:p>780020800</text:p>
          </table:table-cell>
          <table:table-cell office:value-type="string" table:style-name="ce1">
            <text:p>ESCUELA PRIMARIA PROVINCIAL Nº 46 INTEGRACION LATINOAMERIC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RAMILLO 620 225 Vivienda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431346450817" table:style-name="ce2">
            <text:p>-516.431.346.450.817</text:p>
          </table:table-cell>
          <table:table-cell office:value-type="float" office:value="-692256090392528" table:style-name="ce2">
            <text:p>-692.256.090.392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0900" table:style-name="ce1">
            <text:p>780020900</text:p>
          </table:table-cell>
          <table:table-cell office:value-type="string" table:style-name="ce1">
            <text:p>COLEGIO PROV. DE EDUCACION SECUNDARIA Nº 11 GRAL.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LA VISTA 66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LIMODALONC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437514910978" table:style-name="ce2">
            <text:p>-516.437.514.910.978</text:p>
          </table:table-cell>
          <table:table-cell office:value-type="float" office:value="-692255497223678" table:style-name="ce2">
            <text:p>-692.255.497.223.6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000" table:style-name="ce1">
            <text:p>780021000</text:p>
          </table:table-cell>
          <table:table-cell office:value-type="string" table:style-name="ce1">
            <text:p>INSTITUTO PRIVADO DE EDUCACION INTEGR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APIOLA 155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ADMINISTRACION@FUNDACIONIPEI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28891655026" table:style-name="ce2">
            <text:p>-516.228.891.655.026</text:p>
          </table:table-cell>
          <table:table-cell office:value-type="float" office:value="-692211005499791" table:style-name="ce2">
            <text:p>-692.211.005.499.7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100" table:style-name="ce1">
            <text:p>780021100</text:p>
          </table:table-cell>
          <table:table-cell office:value-type="string" table:style-name="ce1">
            <text:p>COLEGIO PROV. DE EDUCACION SECUNDARIA Nº 7 DR. JULIO LADVOCA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05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COLEGIOLADVOCAT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531485258" table:style-name="ce2">
            <text:p>-5.162.531.485.258</text:p>
          </table:table-cell>
          <table:table-cell office:value-type="float" office:value="-69217534788808" table:style-name="ce2">
            <text:p>-69.217.534.788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200" table:style-name="ce1">
            <text:p>780021200</text:p>
          </table:table-cell>
          <table:table-cell office:value-type="string" table:style-name="ce1">
            <text:p>ESCUELA INDUSTRIAL Nº 4 JOSE MENE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291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INDU4RG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516234240224287" table:style-name="ce2">
            <text:p>-516.234.240.224.287</text:p>
          </table:table-cell>
          <table:table-cell office:value-type="float" office:value="-692127581858098" table:style-name="ce2">
            <text:p>-692.127.581.858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300" table:style-name="ce1">
            <text:p>780021300</text:p>
          </table:table-cell>
          <table:table-cell office:value-type="string" table:style-name="ce1">
            <text:p>INSTITUTO MARIA AUXILIADORA (INI - PRI) (RGL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TE. NESTOR CARLOS KIRCHNER 529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IMAPRIMARIO.RIOGALLEGOS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53764211526" table:style-name="ce2">
            <text:p>-516.253.764.211.526</text:p>
          </table:table-cell>
          <table:table-cell office:value-type="float" office:value="-692128993733461" table:style-name="ce2">
            <text:p>-692.128.993.733.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400" table:style-name="ce1">
            <text:p>780021400</text:p>
          </table:table-cell>
          <table:table-cell office:value-type="string" table:style-name="ce1">
            <text:p>CENTRO POLIVALENTE DE ARTE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ODORO PY 312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LIARTERG@HOT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516223897701288" table:style-name="ce2">
            <text:p>-516.223.897.701.288</text:p>
          </table:table-cell>
          <table:table-cell office:value-type="float" office:value="-69209966830116" table:style-name="ce2">
            <text:p>-69.209.966.830.1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500" table:style-name="ce1">
            <text:p>780021500</text:p>
          </table:table-cell>
          <table:table-cell office:value-type="string" table:style-name="ce1">
            <text:p>COLEGIO PROV. DE EDUCACION SECUNDARIA Nº 23 REPUBLICA DE GUATEMA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HALLIDAY 183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92571975706" table:style-name="ce2">
            <text:p>-516.192.571.975.706</text:p>
          </table:table-cell>
          <table:table-cell office:value-type="float" office:value="-692107824963291" table:style-name="ce2">
            <text:p>-692.107.824.963.2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600" table:style-name="ce1">
            <text:p>780021600</text:p>
          </table:table-cell>
          <table:table-cell office:value-type="string" table:style-name="ce1">
            <text:p>ESCUELA PRIMARIA PROVINCIAL Nº 41 REPU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IEDRAS 1158 2 DE ABRIL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62820323676" table:style-name="ce2">
            <text:p>-516.362.820.323.676</text:p>
          </table:table-cell>
          <table:table-cell office:value-type="float" office:value="-69210139621808" table:style-name="ce2">
            <text:p>-69.210.139.621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800" table:style-name="ce1">
            <text:p>780021800</text:p>
          </table:table-cell>
          <table:table-cell office:value-type="string" table:style-name="ce1">
            <text:p>ESCUELA PRIMARIA PROVINCIAL Nº 58 CRUCERO ARA GRAL.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386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58RIOGALLEGOS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53263395581" table:style-name="ce2">
            <text:p>-516.353.263.395.581</text:p>
          </table:table-cell>
          <table:table-cell office:value-type="float" office:value="-692032669299805" table:style-name="ce2">
            <text:p>-692.032.669.299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1900" table:style-name="ce1">
            <text:p>780021900</text:p>
          </table:table-cell>
          <table:table-cell office:value-type="string" table:style-name="ce1">
            <text:p>ESCUELA PRIMARIA PROVINCIAL Nº 63 PILOTO CAPITAN DANILO RUBEN BOL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INGENIEROS 1850 GAUCHO RIVE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63rg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403720785802" table:style-name="ce2">
            <text:p>-516.403.720.785.802</text:p>
          </table:table-cell>
          <table:table-cell office:value-type="float" office:value="-691983615238633" table:style-name="ce2">
            <text:p>-691.983.615.238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000" table:style-name="ce1">
            <text:p>780022000</text:p>
          </table:table-cell>
          <table:table-cell office:value-type="string" table:style-name="ce1">
            <text:p>E.P.J.A. PRIMARIA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386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16353328368147" table:style-name="ce2">
            <text:p>-516.353.328.368.147</text:p>
          </table:table-cell>
          <table:table-cell office:value-type="float" office:value="-692032708440491" table:style-name="ce2">
            <text:p>-692.032.708.440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100" table:style-name="ce1">
            <text:p>780022100</text:p>
          </table:table-cell>
          <table:table-cell office:value-type="string" table:style-name="ce1">
            <text:p>JARDIN DE INFANTES Nº 44 MARIA TERESA POM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355632085541" table:style-name="ce2">
            <text:p>-516.355.632.085.541</text:p>
          </table:table-cell>
          <table:table-cell office:value-type="float" office:value="-692043307148497" table:style-name="ce2">
            <text:p>-692.043.307.148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200" table:style-name="ce1">
            <text:p>780022200</text:p>
          </table:table-cell>
          <table:table-cell office:value-type="string" table:style-name="ce1">
            <text:p>COLEGIO PROV. DE EDUCACION SECUNDARIA Nº 19 CINCUENTENARIO DE LU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1427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55880029686" table:style-name="ce2">
            <text:p>-516.355.880.029.686</text:p>
          </table:table-cell>
          <table:table-cell office:value-type="float" office:value="-692015218491907" table:style-name="ce2">
            <text:p>-692.015.218.491.9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300" table:style-name="ce1">
            <text:p>780022300</text:p>
          </table:table-cell>
          <table:table-cell office:value-type="string" table:style-name="ce1">
            <text:p>JARDIN DE INFANTES Nº 13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TREL 1125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378555708002" table:style-name="ce2">
            <text:p>-516.378.555.708.002</text:p>
          </table:table-cell>
          <table:table-cell office:value-type="float" office:value="-692189189550084" table:style-name="ce2">
            <text:p>-692.189.189.550.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400" table:style-name="ce1">
            <text:p>780022400</text:p>
          </table:table-cell>
          <table:table-cell office:value-type="string" table:style-name="ce1">
            <text:p>ESCUELA PRIMARIA PROVINCIAL Nº 10 HIPOLITO Y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DE LOS INMIGRANTES 70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8169052554" table:style-name="ce2">
            <text:p>-51.638.169.052.554</text:p>
          </table:table-cell>
          <table:table-cell office:value-type="float" office:value="-692181707111758" table:style-name="ce2">
            <text:p>-692.181.707.111.7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500" table:style-name="ce1">
            <text:p>780022500</text:p>
          </table:table-cell>
          <table:table-cell office:value-type="string" table:style-name="ce1">
            <text:p>COLEGIO PROV. DE EDUCACION SECUNDARIA Nº 17 MARIO CASTULO PARAD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IAZ DE SOLIS 1147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LIMODAL17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75061756868" table:style-name="ce2">
            <text:p>-516.375.061.756.868</text:p>
          </table:table-cell>
          <table:table-cell office:value-type="float" office:value="-692196938220995" table:style-name="ce2">
            <text:p>-692.196.938.220.9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600" table:style-name="ce1">
            <text:p>780022600</text:p>
          </table:table-cell>
          <table:table-cell office:value-type="string" table:style-name="ce1">
            <text:p>JARDIN DE INFANTES JUANITO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GNANO 142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ARDIN@SALESIANORG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43405711884" table:style-name="ce2">
            <text:p>-516.243.405.711.884</text:p>
          </table:table-cell>
          <table:table-cell office:value-type="float" office:value="-692211488474347" table:style-name="ce2">
            <text:p>-692.211.488.474.3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700" table:style-name="ce1">
            <text:p>780022700</text:p>
          </table:table-cell>
          <table:table-cell office:value-type="string" table:style-name="ce1">
            <text:p>E.P.J.A. SECUNDARIA Nº 12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ODORO PY 361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516199692316587" table:style-name="ce2">
            <text:p>-516.199.692.316.587</text:p>
          </table:table-cell>
          <table:table-cell office:value-type="float" office:value="-692062142485873" table:style-name="ce2">
            <text:p>-692.062.142.485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701" table:style-name="ce1">
            <text:p>780022701</text:p>
          </table:table-cell>
          <table:table-cell office:value-type="string" table:style-name="ce1">
            <text:p>E.P.J.A. SECUNDARIA Nº 12 - ANEXO SERVICIO PENITENC. FEDERAL U -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TE. NESTOR KIRCHNER Y CHAC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51623901552746" table:style-name="ce2">
            <text:p>-51.623.901.552.746</text:p>
          </table:table-cell>
          <table:table-cell office:value-type="float" office:value="-692099688234787" table:style-name="ce2">
            <text:p>-692.099.688.234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702" table:style-name="ce1">
            <text:p>780022702</text:p>
          </table:table-cell>
          <table:table-cell office:value-type="string" table:style-name="ce1">
            <text:p>E.P.J.A. SECUNDARIA Nº 12 - ANEXO INSTITUTO DE REHABILITACION DEL MEN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- KM. 12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156-31743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16422725431302" table:style-name="ce2">
            <text:p>-516.422.725.431.302</text:p>
          </table:table-cell>
          <table:table-cell office:value-type="float" office:value="-692305366586615" table:style-name="ce2">
            <text:p>-692.305.366.586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703" table:style-name="ce1">
            <text:p>780022703</text:p>
          </table:table-cell>
          <table:table-cell office:value-type="string" table:style-name="ce1">
            <text:p>E.P.J.A. SECUNDARIA Nº 12 - ANEXO ALCAIDIA ZONA SUR Y COMISARIAS RIO GALLEG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TE. NESTOR C. KIRCHNER 154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16142724487032" table:style-name="ce2">
            <text:p>-516.142.724.487.032</text:p>
          </table:table-cell>
          <table:table-cell office:value-type="float" office:value="-692238905473877" table:style-name="ce2">
            <text:p>-692.238.905.473.8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800" table:style-name="ce1">
            <text:p>780022800</text:p>
          </table:table-cell>
          <table:table-cell office:value-type="string" table:style-name="ce1">
            <text:p>ESCUELA PRIMARIA PROVINCIAL Nº 39 PABLO V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520 GUEME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EGBN39PABLOVI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45816591741" table:style-name="ce2">
            <text:p>-516.345.816.591.741</text:p>
          </table:table-cell>
          <table:table-cell office:value-type="float" office:value="-692196175685998" table:style-name="ce2">
            <text:p>-692.196.175.685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2900" table:style-name="ce1">
            <text:p>780022900</text:p>
          </table:table-cell>
          <table:table-cell office:value-type="string" table:style-name="ce1">
            <text:p>COLEGIO PROV. DE EDUCACION SECUNDARIA Nº 26 PAULA A.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9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90672973572" table:style-name="ce2">
            <text:p>-516.290.672.973.572</text:p>
          </table:table-cell>
          <table:table-cell office:value-type="float" office:value="-692169941431426" table:style-name="ce2">
            <text:p>-692.169.941.431.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000" table:style-name="ce1">
            <text:p>780023000</text:p>
          </table:table-cell>
          <table:table-cell office:value-type="string" table:style-name="ce1">
            <text:p>ESCUELA ESPECIAL Nº 1 TALENGH KA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Y CAJAL 413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-516308591226332" table:style-name="ce2">
            <text:p>-516.308.591.226.332</text:p>
          </table:table-cell>
          <table:table-cell office:value-type="float" office:value="-692176062808337" table:style-name="ce2">
            <text:p>-692.176.062.808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100" table:style-name="ce1">
            <text:p>780023100</text:p>
          </table:table-cell>
          <table:table-cell office:value-type="string" table:style-name="ce1">
            <text:p>JARDIN DE INFANTES Nº 1 MARIA BARON DE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67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65824641944" table:style-name="ce2">
            <text:p>-516.265.824.641.944</text:p>
          </table:table-cell>
          <table:table-cell office:value-type="float" office:value="-692211555276502" table:style-name="ce2">
            <text:p>-692.211.555.276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200" table:style-name="ce1">
            <text:p>780023200</text:p>
          </table:table-cell>
          <table:table-cell office:value-type="string" table:style-name="ce1">
            <text:p>ESCUELA PRIMARIA PROVINCIAL Nº 1 HERNANDO DE MAGALL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53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56343078914" table:style-name="ce2">
            <text:p>-516.256.343.078.914</text:p>
          </table:table-cell>
          <table:table-cell office:value-type="float" office:value="-692200604648473" table:style-name="ce2">
            <text:p>-692.200.604.648.4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400" table:style-name="ce1">
            <text:p>780023400</text:p>
          </table:table-cell>
          <table:table-cell office:value-type="string" table:style-name="ce1">
            <text:p>ESCUELA PRIMARIA PROVINCIAL Nº 44 19 DE DIC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OBRERO 654 DEL CARMEN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81956150738" table:style-name="ce2">
            <text:p>-516.181.956.150.738</text:p>
          </table:table-cell>
          <table:table-cell office:value-type="float" office:value="-692468804412448" table:style-name="ce2">
            <text:p>-692.468.804.412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500" table:style-name="ce1">
            <text:p>780023500</text:p>
          </table:table-cell>
          <table:table-cell office:value-type="string" table:style-name="ce1">
            <text:p>ESCUELA PRIMARIA PROVINCIAL Nº 33 COM.INSP. VICTORIANO EDUARDO TAR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1390 EL PUERT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egb33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61847857649" table:style-name="ce2">
            <text:p>-516.161.847.857.649</text:p>
          </table:table-cell>
          <table:table-cell office:value-type="float" office:value="-692404042791631" table:style-name="ce2">
            <text:p>-692.404.042.791.6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600" table:style-name="ce1">
            <text:p>780023600</text:p>
          </table:table-cell>
          <table:table-cell office:value-type="string" table:style-name="ce1">
            <text:p>JARDIN DE INFANTES Nº 17 FEDERICO FROEB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367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ardin17rg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180050417028" table:style-name="ce2">
            <text:p>-516.180.050.417.028</text:p>
          </table:table-cell>
          <table:table-cell office:value-type="float" office:value="-692197432305715" table:style-name="ce2">
            <text:p>-692.197.432.305.7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700" table:style-name="ce1">
            <text:p>780023700</text:p>
          </table:table-cell>
          <table:table-cell office:value-type="string" table:style-name="ce1">
            <text:p>ESCUELA PRIVADA ADVENTISTA PERITO MORE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ARTOLOME MITRE Y SAN JOSE OBRERO SAN MARTI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iacoun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87034497192" table:style-name="ce2">
            <text:p>-464.387.034.497.192</text:p>
          </table:table-cell>
          <table:table-cell office:value-type="float" office:value="-675273240973998" table:style-name="ce2">
            <text:p>-675.273.240.973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701" table:style-name="ce1">
            <text:p>780023701</text:p>
          </table:table-cell>
          <table:table-cell office:value-type="string" table:style-name="ce1">
            <text:p>ESCUELA PRIVADA ADVENTISTA PERITO MORENO - ANEXO JARD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OBRERO UNIO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IACOUN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64483928683922" table:style-name="ce2">
            <text:p>-464.483.928.683.922</text:p>
          </table:table-cell>
          <table:table-cell office:value-type="float" office:value="-675209254361888" table:style-name="ce2">
            <text:p>-675.209.254.361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800" table:style-name="ce1">
            <text:p>780023800</text:p>
          </table:table-cell>
          <table:table-cell office:value-type="string" table:style-name="ce1">
            <text:p>ESCUELA PRIMARIA PROVINCIAL Nº 66 FUERTE SAN CARL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PITAN ONETO 1355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uelafuertesancarlos66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444956300159" table:style-name="ce2">
            <text:p>-477.444.956.300.159</text:p>
          </table:table-cell>
          <table:table-cell office:value-type="float" office:value="-658783534502426" table:style-name="ce2">
            <text:p>-658.783.534.502.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3900" table:style-name="ce1">
            <text:p>780023900</text:p>
          </table:table-cell>
          <table:table-cell office:value-type="string" table:style-name="ce1">
            <text:p>ESCUELA PRIMARIA PROVINCIAL Nº 67 JORGE AMERICO BLACHE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1497 SAN JUAN BOSCO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28 DE NOVIEMBRE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812861045" table:style-name="ce2">
            <text:p>-5.158.812.861.045</text:p>
          </table:table-cell>
          <table:table-cell office:value-type="float" office:value="-72218834142163" table:style-name="ce2">
            <text:p>-72.218.834.142.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000" table:style-name="ce1">
            <text:p>780024000</text:p>
          </table:table-cell>
          <table:table-cell office:value-type="string" table:style-name="ce1">
            <text:p>JARDIN DE INFANTES Nº 49 TRINKIL AI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1189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8138527267232" table:style-name="ce2">
            <text:p>-468.138.527.267.232</text:p>
          </table:table-cell>
          <table:table-cell office:value-type="float" office:value="-679684553571567" table:style-name="ce2">
            <text:p>-679.684.553.571.5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001" table:style-name="ce1">
            <text:p>780024001</text:p>
          </table:table-cell>
          <table:table-cell office:value-type="string" table:style-name="ce1">
            <text:p>JARDIN DE INFANTES Nº 49 TRINKIL AIKE -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S ARROYABE Y SANTIAGO DEL ESTERO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67996353837016" table:style-name="ce2">
            <text:p>-467.996.353.837.016</text:p>
          </table:table-cell>
          <table:table-cell office:value-type="float" office:value="-679603769649721" table:style-name="ce2">
            <text:p>-679.603.769.649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100" table:style-name="ce1">
            <text:p>780024100</text:p>
          </table:table-cell>
          <table:table-cell office:value-type="string" table:style-name="ce1">
            <text:p>JARDIN DE INFANTES Nº 50 KAU SI AI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CORTA 805 JARDIN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83578961235" table:style-name="ce2">
            <text:p>-516.283.578.961.235</text:p>
          </table:table-cell>
          <table:table-cell office:value-type="float" office:value="-692052237183837" table:style-name="ce2">
            <text:p>-692.052.237.183.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200" table:style-name="ce1">
            <text:p>780024200</text:p>
          </table:table-cell>
          <table:table-cell office:value-type="string" table:style-name="ce1">
            <text:p>ESCUELA PRIMARIA PROVINCIAL Nº 71 PIONEROS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ILLIAM HALLIDAY 183 EL JARDIN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DIRECCIONEGB71RG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194428822728" table:style-name="ce2">
            <text:p>-516.194.428.822.728</text:p>
          </table:table-cell>
          <table:table-cell office:value-type="float" office:value="-692102229678587" table:style-name="ce2">
            <text:p>-692.102.229.678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300" table:style-name="ce1">
            <text:p>780024300</text:p>
          </table:table-cell>
          <table:table-cell office:value-type="string" table:style-name="ce1">
            <text:p>ESCUELA PRIMARIA PROVINCIAL Nº 70 DR. JULIO LADVOCA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RRAZURIZ 145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54067623107" table:style-name="ce2">
            <text:p>-516.254.067.623.107</text:p>
          </table:table-cell>
          <table:table-cell office:value-type="float" office:value="-692179762218685" table:style-name="ce2">
            <text:p>-692.179.762.218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400" table:style-name="ce1">
            <text:p>780024400</text:p>
          </table:table-cell>
          <table:table-cell office:value-type="string" table:style-name="ce1">
            <text:p>JARDIN DE INFANTES NIÑA MAR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751 FATIM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6273359415067" table:style-name="ce2">
            <text:p>-516.273.359.415.067</text:p>
          </table:table-cell>
          <table:table-cell office:value-type="float" office:value="-692324126656257" table:style-name="ce2">
            <text:p>-692.324.126.656.2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500" table:style-name="ce1">
            <text:p>780024500</text:p>
          </table:table-cell>
          <table:table-cell office:value-type="string" table:style-name="ce1">
            <text:p>COLEGIO SECUNDARIO NUESTRA SEÑORA DE FATIM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751 FATIM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7213082791" table:style-name="ce2">
            <text:p>-51.627.213.082.791</text:p>
          </table:table-cell>
          <table:table-cell office:value-type="float" office:value="-692322801591401" table:style-name="ce2">
            <text:p>-692.322.801.591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600" table:style-name="ce1">
            <text:p>780024600</text:p>
          </table:table-cell>
          <table:table-cell office:value-type="string" table:style-name="ce1">
            <text:p>INSTITUTO SALESIANO SAN JOSE (SEC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577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SSJDESEAD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77487997711351" table:style-name="ce2">
            <text:p>-477.487.997.711.351</text:p>
          </table:table-cell>
          <table:table-cell office:value-type="float" office:value="-65889634974514" table:style-name="ce2">
            <text:p>-65.889.634.974.5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700" table:style-name="ce1">
            <text:p>780024700</text:p>
          </table:table-cell>
          <table:table-cell office:value-type="string" table:style-name="ce1">
            <text:p>INSTITUTO MARIA AUXILIADORA (SEC) (RGL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RES. NESTOR CARLOS KIRCHNER 529 CENT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IMAPOLIMODAL.RIOGALLEGOS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53997733251" table:style-name="ce2">
            <text:p>-516.253.997.733.251</text:p>
          </table:table-cell>
          <table:table-cell office:value-type="float" office:value="-692128597890282" table:style-name="ce2">
            <text:p>-692.128.597.890.2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800" table:style-name="ce1">
            <text:p>780024800</text:p>
          </table:table-cell>
          <table:table-cell office:value-type="string" table:style-name="ce1">
            <text:p>COLEGIO PROV. DE EDUCACION SECUNDARIA Nº 4 PERITO F. PASCACI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HERNANDEZ 221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5849038718003" table:style-name="ce2">
            <text:p>-515.849.038.718.003</text:p>
          </table:table-cell>
          <table:table-cell office:value-type="float" office:value="-724000418415414" table:style-name="ce2">
            <text:p>-724.000.418.415.4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4900" table:style-name="ce1">
            <text:p>780024900</text:p>
          </table:table-cell>
          <table:table-cell office:value-type="string" table:style-name="ce1">
            <text:p>INSTITUTO SECUNDARIO MARCELO SPINO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93 GENERAL PAZ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351438704771" table:style-name="ce2">
            <text:p>-464.351.438.704.771</text:p>
          </table:table-cell>
          <table:table-cell office:value-type="float" office:value="-675204349065841" table:style-name="ce2">
            <text:p>-675.204.349.065.8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000" table:style-name="ce1">
            <text:p>780025000</text:p>
          </table:table-cell>
          <table:table-cell office:value-type="string" table:style-name="ce1">
            <text:p>ESCUELA PRIMARIA NUESTRA SEÑORA DE LUJ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GNANO 142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42178168777" table:style-name="ce2">
            <text:p>-516.242.178.168.777</text:p>
          </table:table-cell>
          <table:table-cell office:value-type="float" office:value="-692209540940403" table:style-name="ce2">
            <text:p>-692.209.540.940.4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100" table:style-name="ce1">
            <text:p>780025100</text:p>
          </table:table-cell>
          <table:table-cell office:value-type="string" table:style-name="ce1">
            <text:p>COLEGIO SECUNDARIO NUESTRA SEÑORA DE LUJ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GNANO 142 CENTRO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422318 - 420394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POLIMODALSAL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40744251464" table:style-name="ce2">
            <text:p>-516.240.744.251.464</text:p>
          </table:table-cell>
          <table:table-cell office:value-type="float" office:value="-692208215279645" table:style-name="ce2">
            <text:p>-692.208.215.279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200" table:style-name="ce1">
            <text:p>780025200</text:p>
          </table:table-cell>
          <table:table-cell office:value-type="string" table:style-name="ce1">
            <text:p>INSTITUTO SALESIANO DE ESTUDIOS SUPERIOR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GNANO 142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SECRETARIA.ISES@SALESIANORG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16239310952185" table:style-name="ce2">
            <text:p>-516.239.310.952.185</text:p>
          </table:table-cell>
          <table:table-cell office:value-type="float" office:value="-692206559957277" table:style-name="ce2">
            <text:p>-692.206.559.957.2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300" table:style-name="ce1">
            <text:p>780025300</text:p>
          </table:table-cell>
          <table:table-cell office:value-type="string" table:style-name="ce1">
            <text:p>INSTITUTO PROVINCIAL DE EDUCACION SUPERIOR (RGL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ILLIAM HALLIDAY 183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IPESRG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16193397507031" table:style-name="ce2">
            <text:p>-516.193.397.507.031</text:p>
          </table:table-cell>
          <table:table-cell office:value-type="float" office:value="-692105191670433" table:style-name="ce2">
            <text:p>-692.105.191.670.4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400" table:style-name="ce1">
            <text:p>780025400</text:p>
          </table:table-cell>
          <table:table-cell office:value-type="string" table:style-name="ce1">
            <text:p>ESCUELA PRIMARIA PROVINCIAL Nº 73 LAG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PAÑA DEL DESIERTO 1850 PLUMAS VERDES</text:p>
          </table:table-cell>
          <table:table-cell office:value-type="string" table:style-name="ce1">
            <text:p>Z9405</text:p>
          </table:table-cell>
          <table:table-cell office:value-type="string" table:style-name="ce1">
            <text:p>493088-493335</text:p>
          </table:table-cell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egb73@liv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3431741961645" table:style-name="ce2">
            <text:p>-503.431.741.961.645</text:p>
          </table:table-cell>
          <table:table-cell office:value-type="float" office:value="-722729862712663" table:style-name="ce2">
            <text:p>-722.729.862.712.6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500" table:style-name="ce1">
            <text:p>780025500</text:p>
          </table:table-cell>
          <table:table-cell office:value-type="string" table:style-name="ce1">
            <text:p>ESCUELA PRIMARIA PROVINCIAL Nº 74 VIENTOS SUREÑ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521 EL MIRADOR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228900746096" table:style-name="ce2">
            <text:p>-464.228.900.746.096</text:p>
          </table:table-cell>
          <table:table-cell office:value-type="float" office:value="-675362500959007" table:style-name="ce2">
            <text:p>-675.362.500.959.0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600" table:style-name="ce1">
            <text:p>780025600</text:p>
          </table:table-cell>
          <table:table-cell office:value-type="string" table:style-name="ce1">
            <text:p>JARDIN DE INFANTES Nº 51 MAI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JERCITO ARGENTINO Y LAS LILAS KOLTUM FUNCIONA EN EL EDIFICIO DE LA UNIÓN VECINAL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.51@LIVE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452497877981" table:style-name="ce2">
            <text:p>-464.452.497.877.981</text:p>
          </table:table-cell>
          <table:table-cell office:value-type="float" office:value="-675388840893186" table:style-name="ce2">
            <text:p>-675.388.840.893.1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700" table:style-name="ce1">
            <text:p>780025700</text:p>
          </table:table-cell>
          <table:table-cell office:value-type="string" table:style-name="ce1">
            <text:p>ESCUELA PRIMARIA PROVINCIAL Nº 72 PIONEROS DEL S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1973 Bº 112 VIVIENDAS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885011206959" table:style-name="ce2">
            <text:p>-465.885.011.206.959</text:p>
          </table:table-cell>
          <table:table-cell office:value-type="float" office:value="-70923328777879" table:style-name="ce2">
            <text:p>-70.923.328.777.8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5900" table:style-name="ce1">
            <text:p>780025900</text:p>
          </table:table-cell>
          <table:table-cell office:value-type="string" table:style-name="ce1">
            <text:p>ESCUELA DE CAPACITACION LABORAL Nº 2 NAZARET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LISTA 832 SAN MARTIN SUR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UELADECAPACITACIONNAZARET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6806233467605" table:style-name="ce2">
            <text:p>-46.806.233.467.605</text:p>
          </table:table-cell>
          <table:table-cell office:value-type="float" office:value="-679815805070568" table:style-name="ce2">
            <text:p>-679.815.805.070.5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100" table:style-name="ce1">
            <text:p>780026100</text:p>
          </table:table-cell>
          <table:table-cell office:value-type="string" table:style-name="ce1">
            <text:p>ESCUELA ESPECIAL Nº 13 SALVADOR GAVIO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EZ SARSFIELD 300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SALVDORGAVIOTA82@ROCKE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64324718029758" table:style-name="ce2">
            <text:p>-464.324.718.029.758</text:p>
          </table:table-cell>
          <table:table-cell office:value-type="float" office:value="-675167291805151" table:style-name="ce2">
            <text:p>-675.167.291.805.1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200" table:style-name="ce1">
            <text:p>780026200</text:p>
          </table:table-cell>
          <table:table-cell office:value-type="string" table:style-name="ce1">
            <text:p>ESCUELA ESPECIAL Nº 14 USH NAS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SADAS 753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PECIALABORAL2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516367447787418" table:style-name="ce2">
            <text:p>-516.367.447.787.418</text:p>
          </table:table-cell>
          <table:table-cell office:value-type="float" office:value="-692120614028814" table:style-name="ce2">
            <text:p>-692.120.614.028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201" table:style-name="ce1">
            <text:p>780026201</text:p>
          </table:table-cell>
          <table:table-cell office:value-type="string" table:style-name="ce1">
            <text:p>ESCUELA ESPECIAL Nº 14 USH NASH -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CUADOR 723 CODEPRO I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PECIALABORAL2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516313213695291" table:style-name="ce2">
            <text:p>-516.313.213.695.291</text:p>
          </table:table-cell>
          <table:table-cell office:value-type="float" office:value="-692191874025553" table:style-name="ce2">
            <text:p>-692.191.874.025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300" table:style-name="ce1">
            <text:p>780026300</text:p>
          </table:table-cell>
          <table:table-cell office:value-type="string" table:style-name="ce1">
            <text:p>CENTRO DE CAPACITACION LABORAL Nº 1 SAN JOSE OBRER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FRANCISCO JORDAN 1850 GUEME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laboralsj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64381503156811" table:style-name="ce2">
            <text:p>-464.381.503.156.811</text:p>
          </table:table-cell>
          <table:table-cell office:value-type="float" office:value="-67526793093847" table:style-name="ce2">
            <text:p>-67.526.793.093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400" table:style-name="ce1">
            <text:p>780026400</text:p>
          </table:table-cell>
          <table:table-cell office:value-type="string" table:style-name="ce1">
            <text:p>ESCUELA DE CAPACITACION LABORAL PADRE DUPU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40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PADREDUPUY@LASHERAS-PATAGONIA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65398161937282" table:style-name="ce2">
            <text:p>-465.398.161.937.282</text:p>
          </table:table-cell>
          <table:table-cell office:value-type="float" office:value="-689134627827385" table:style-name="ce2">
            <text:p>-689.134.627.827.3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500" table:style-name="ce1">
            <text:p>780026500</text:p>
          </table:table-cell>
          <table:table-cell office:value-type="string" table:style-name="ce1">
            <text:p>CENTRO DE CAPACITACION LABORAL DOMINGO SAV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FENSA 633 NTRA. SRA. DEL CARMEN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_LABORAL@SALESIANORG.EDU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16187105118648" table:style-name="ce2">
            <text:p>-516.187.105.118.648</text:p>
          </table:table-cell>
          <table:table-cell office:value-type="float" office:value="-692466557053322" table:style-name="ce2">
            <text:p>-692.466.557.053.3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600" table:style-name="ce1">
            <text:p>780026600</text:p>
          </table:table-cell>
          <table:table-cell office:value-type="string" table:style-name="ce1">
            <text:p>CENTRO EDUCATIVO JOVEN LABRADO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1457 EL CALAFATE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JOVENLABRADOR@COTECAL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03559497783697" table:style-name="ce2">
            <text:p>-503.559.497.783.697</text:p>
          </table:table-cell>
          <table:table-cell office:value-type="float" office:value="-722646737659562" table:style-name="ce2">
            <text:p>-722.646.737.659.5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700" table:style-name="ce1">
            <text:p>780026700</text:p>
          </table:table-cell>
          <table:table-cell office:value-type="string" table:style-name="ce1">
            <text:p>ESCUELA PARA ADULTOS SAN MARTIN DE TOUR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1636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65906530816818" table:style-name="ce2">
            <text:p>-465.906.530.816.818</text:p>
          </table:table-cell>
          <table:table-cell office:value-type="float" office:value="-709260391382658" table:style-name="ce2">
            <text:p>-709.260.391.382.6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800" table:style-name="ce1">
            <text:p>780026800</text:p>
          </table:table-cell>
          <table:table-cell office:value-type="string" table:style-name="ce1">
            <text:p>ESCUELA PRIMARIA PROVINCIAL Nº 76 KIMEH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MARGARITAS 2145 GRAN JARDI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76KIMEHUEN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442562867594" table:style-name="ce2">
            <text:p>-464.442.562.867.594</text:p>
          </table:table-cell>
          <table:table-cell office:value-type="float" office:value="-67551110919326" table:style-name="ce2">
            <text:p>-67.551.110.919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6900" table:style-name="ce1">
            <text:p>780026900</text:p>
          </table:table-cell>
          <table:table-cell office:value-type="string" table:style-name="ce1">
            <text:p>JARDIN DE INFANTES Nº 52 CUME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ILLO 730 JARDI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jardin52cumelen@yahoo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4441228634876" table:style-name="ce2">
            <text:p>-464.441.228.634.876</text:p>
          </table:table-cell>
          <table:table-cell office:value-type="float" office:value="-67551196031329" table:style-name="ce2">
            <text:p>-67.551.196.031.3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000" table:style-name="ce1">
            <text:p>780027000</text:p>
          </table:table-cell>
          <table:table-cell office:value-type="string" table:style-name="ce1">
            <text:p>JARDIN DE INFANTES BEL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661 SANTA CRUZ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ardinbelenj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15872955925917" table:style-name="ce2">
            <text:p>-515.872.955.925.917</text:p>
          </table:table-cell>
          <table:table-cell office:value-type="float" office:value="-724007756708343" table:style-name="ce2">
            <text:p>-724.007.756.708.3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100" table:style-name="ce1">
            <text:p>780027100</text:p>
          </table:table-cell>
          <table:table-cell office:value-type="string" table:style-name="ce1">
            <text:p>ESCUELA PRIMARIA PROVINCIAL Nº 78 SOLDADO JOSE HONORIO ORT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ODORO PY 361 JARDIN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GB78RIOGALLEGOS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31722465084" table:style-name="ce2">
            <text:p>-516.231.722.465.084</text:p>
          </table:table-cell>
          <table:table-cell office:value-type="float" office:value="-692103020875052" table:style-name="ce2">
            <text:p>-692.103.020.875.0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200" table:style-name="ce1">
            <text:p>780027200</text:p>
          </table:table-cell>
          <table:table-cell office:value-type="string" table:style-name="ce1">
            <text:p>ESCUELA PRIMARIA PROVINCIAL Nº 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AFATE S/N GUEMES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5441259208358" table:style-name="ce2">
            <text:p>-465.441.259.208.358</text:p>
          </table:table-cell>
          <table:table-cell office:value-type="float" office:value="-689112122337132" table:style-name="ce2">
            <text:p>-689.112.122.337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300" table:style-name="ce1">
            <text:p>780027300</text:p>
          </table:table-cell>
          <table:table-cell office:value-type="string" table:style-name="ce1">
            <text:p>JARDIN DE INFANTES Nº 54 KAU TALEN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 EVA DUARTE DE PERON 2038 LAGO ARGENTIN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jardin54@coteca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03445229798004" table:style-name="ce2">
            <text:p>-503.445.229.798.004</text:p>
          </table:table-cell>
          <table:table-cell office:value-type="float" office:value="-722733981298725" table:style-name="ce2">
            <text:p>-722.733.981.298.7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400" table:style-name="ce1">
            <text:p>780027400</text:p>
          </table:table-cell>
          <table:table-cell office:value-type="string" table:style-name="ce1">
            <text:p>E.P.J.A. SECUNDARIA Nº 18 ESPERANZA DOMIN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230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DJAPOLIMODAL18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477463087351264" table:style-name="ce2">
            <text:p>-477.463.087.351.264</text:p>
          </table:table-cell>
          <table:table-cell office:value-type="float" office:value="-658926553224609" table:style-name="ce2">
            <text:p>-658.926.553.224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401" table:style-name="ce1">
            <text:p>780027401</text:p>
          </table:table-cell>
          <table:table-cell office:value-type="string" table:style-name="ce1">
            <text:p>E.P.J.A. SECUNDARIA Nº 18 - ANEXO COMISARIA PUERTO DESE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1080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77579312512135" table:style-name="ce2">
            <text:p>-477.579.312.512.135</text:p>
          </table:table-cell>
          <table:table-cell office:value-type="float" office:value="-659152110749401" table:style-name="ce2">
            <text:p>-659.152.110.749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500" table:style-name="ce1">
            <text:p>780027500</text:p>
          </table:table-cell>
          <table:table-cell office:value-type="string" table:style-name="ce1">
            <text:p>EDUCACION PARA PRIVADOS DE LA LIBERTAD(DIRECCION DE ADULTOS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OMODORO PY 340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02966-425518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UDELCA07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516347763653053" table:style-name="ce2">
            <text:p>-516.347.763.653.053</text:p>
          </table:table-cell>
          <table:table-cell office:value-type="float" office:value="-692186835829427" table:style-name="ce2">
            <text:p>-692.186.835.829.4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501" table:style-name="ce1">
            <text:p>780027501</text:p>
          </table:table-cell>
          <table:table-cell office:value-type="string" table:style-name="ce1">
            <text:p>EDUCACION P/ ALCAIDIA RIO GALLEG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OCA 534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02966-426765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JUDELCA07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516313199999954" table:style-name="ce2">
            <text:p>-516.313.199.999.954</text:p>
          </table:table-cell>
          <table:table-cell office:value-type="float" office:value="-692191899999072" table:style-name="ce2">
            <text:p>-692.191.899.999.0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700" table:style-name="ce1">
            <text:p>780027700</text:p>
          </table:table-cell>
          <table:table-cell office:value-type="string" table:style-name="ce1">
            <text:p>CENTRO MUNICIPAL DE EDUCACION POR EL A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BARA SERRANO S/N UNION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64410662144042" table:style-name="ce2">
            <text:p>-464.410.662.144.042</text:p>
          </table:table-cell>
          <table:table-cell office:value-type="float" office:value="-675322280320407" table:style-name="ce2">
            <text:p>-675.322.280.320.4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800" table:style-name="ce1">
            <text:p>780027800</text:p>
          </table:table-cell>
          <table:table-cell office:value-type="string" table:style-name="ce1">
            <text:p>ESCUELA PRIMARIA PROVINCIAL Nº 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SANTOS CARPIO 575 17 DE OCTUBRE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GB79_CALETAOLIVIA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64541956456899" table:style-name="ce2">
            <text:p>-464.541.956.456.899</text:p>
          </table:table-cell>
          <table:table-cell office:value-type="float" office:value="-675249889263645" table:style-name="ce2">
            <text:p>-675.249.889.263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7900" table:style-name="ce1">
            <text:p>780027900</text:p>
          </table:table-cell>
          <table:table-cell office:value-type="string" table:style-name="ce1">
            <text:p>E.P.J.A. PRIMARIA Nº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. M. DE GUEMES Y LAS ADELAS S/N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EL CHALTEN</text:p>
          </table:table-cell>
          <table:table-cell office:value-type="string" table:style-name="ce1">
            <text:p>LAGO ARGENTIN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493326200227274" table:style-name="ce2">
            <text:p>-493.326.200.227.274</text:p>
          </table:table-cell>
          <table:table-cell office:value-type="float" office:value="-728860448285478" table:style-name="ce2">
            <text:p>-728.860.448.285.4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000" table:style-name="ce1">
            <text:p>780028000</text:p>
          </table:table-cell>
          <table:table-cell office:value-type="string" table:style-name="ce1">
            <text:p>JARDIN DE INFANTES Nº 55 TELENKE-JOSH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NOVIEMBRE S/N CALAFATE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65431447857064" table:style-name="ce2">
            <text:p>-465.431.447.857.064</text:p>
          </table:table-cell>
          <table:table-cell office:value-type="float" office:value="-689087521639909" table:style-name="ce2">
            <text:p>-689.087.521.639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100" table:style-name="ce1">
            <text:p>780028100</text:p>
          </table:table-cell>
          <table:table-cell office:value-type="string" table:style-name="ce1">
            <text:p>CENTRO EDUCATIVO DE FORMACION Y ACTUALIZACION PROFESIONAL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291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516232982066493" table:style-name="ce2">
            <text:p>-516.232.982.066.493</text:p>
          </table:table-cell>
          <table:table-cell office:value-type="float" office:value="-692129920135695" table:style-name="ce2">
            <text:p>-692.129.920.135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200" table:style-name="ce1">
            <text:p>780028200</text:p>
          </table:table-cell>
          <table:table-cell office:value-type="string" table:style-name="ce1">
            <text:p>COLEGIO SECUNDARIO PADRE MANUEL GONZALE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1457 SALESIAN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POLIMODALPMG@COTECA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3551370983107" table:style-name="ce2">
            <text:p>-503.551.370.983.107</text:p>
          </table:table-cell>
          <table:table-cell office:value-type="float" office:value="-722646179734622" table:style-name="ce2">
            <text:p>-722.646.179.734.6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300" table:style-name="ce1">
            <text:p>780028300</text:p>
          </table:table-cell>
          <table:table-cell office:value-type="string" table:style-name="ce1">
            <text:p>ESCUELA PRIMARIA PROVINCIAL Nº 75 SANTO GIULIANO DE CESA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WIN 1651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93054966373487" table:style-name="ce2">
            <text:p>-493.054.966.373.487</text:p>
          </table:table-cell>
          <table:table-cell office:value-type="float" office:value="-677371926675872" table:style-name="ce2">
            <text:p>-677.371.926.675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400" table:style-name="ce1">
            <text:p>780028400</text:p>
          </table:table-cell>
          <table:table-cell office:value-type="string" table:style-name="ce1">
            <text:p>JARDIN DE INFANTES Nº 56 AIDA ROSA WIL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TALLA PUERTO ARGENTINO 1396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7741276097699" table:style-name="ce2">
            <text:p>-47.741.276.097.699</text:p>
          </table:table-cell>
          <table:table-cell office:value-type="float" office:value="-658840313195061" table:style-name="ce2">
            <text:p>-658.840.313.195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500" table:style-name="ce1">
            <text:p>780028500</text:p>
          </table:table-cell>
          <table:table-cell office:value-type="string" table:style-name="ce1">
            <text:p>COLEGIO PROV. DE EDUCACION SECUNDARIA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IGUEL DE GUEMES Y LAS ADELAS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EL CHALTEN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POLIMODAL_28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933241163" table:style-name="ce2">
            <text:p>-4.933.241.163</text:p>
          </table:table-cell>
          <table:table-cell office:value-type="float" office:value="-72886256" table:style-name="ce2">
            <text:p>-72.886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600" table:style-name="ce1">
            <text:p>780028600</text:p>
          </table:table-cell>
          <table:table-cell office:value-type="string" table:style-name="ce1">
            <text:p>E.P.J.A. SECUNDARIA Nº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DELAS S/N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EL CHALTEN</text:p>
          </table:table-cell>
          <table:table-cell office:value-type="string" table:style-name="ce1">
            <text:p>LAGO ARGENTIN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93326207299918" table:style-name="ce2">
            <text:p>-493.326.207.299.918</text:p>
          </table:table-cell>
          <table:table-cell office:value-type="float" office:value="-728860238247428" table:style-name="ce2">
            <text:p>-728.860.238.247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700" table:style-name="ce1">
            <text:p>780028700</text:p>
          </table:table-cell>
          <table:table-cell office:value-type="string" table:style-name="ce1">
            <text:p>COLEGIO UPSALA S.A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JORGE NEWBERY 366 AEROPUERTO VIEJO MANZANA 179 LOTE 1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info@upsalacollege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3408670604687" table:style-name="ce2">
            <text:p>-503.408.670.604.687</text:p>
          </table:table-cell>
          <table:table-cell office:value-type="float" office:value="-722713688608478" table:style-name="ce2">
            <text:p>-722.713.688.608.4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800" table:style-name="ce1">
            <text:p>780028800</text:p>
          </table:table-cell>
          <table:table-cell office:value-type="string" table:style-name="ce1">
            <text:p>ESCUELA INDUSTRIAL Nº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ANDRO ALEM S/N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IND7@LASHERAS-PATAGONI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2" table:style-name="ce1">
            <text:p>42</text:p>
          </table:table-cell>
          <table:table-cell office:value-type="float" office:value="-465420599999956" table:style-name="ce2">
            <text:p>-465.420.599.999.956</text:p>
          </table:table-cell>
          <table:table-cell office:value-type="float" office:value="-68925619999986" table:style-name="ce2">
            <text:p>-68.925.619.999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8900" table:style-name="ce1">
            <text:p>780028900</text:p>
          </table:table-cell>
          <table:table-cell office:value-type="string" table:style-name="ce1">
            <text:p>ESCUELA PRIMARIA PROVINCIAL Nº 80 M. ROSARIO AVELLEIRA DE VILLANUS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F. NORMA ROTONDO 53 CAÑADON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ESCUELAELCALAFATESANTACRUZ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03417931192348" table:style-name="ce2">
            <text:p>-503.417.931.192.348</text:p>
          </table:table-cell>
          <table:table-cell office:value-type="float" office:value="-722638163219945" table:style-name="ce2">
            <text:p>-722.638.163.219.9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000" table:style-name="ce1">
            <text:p>780029000</text:p>
          </table:table-cell>
          <table:table-cell office:value-type="string" table:style-name="ce1">
            <text:p>ESCUELA PRIMARIA PROVINCIAL Nº 81 PADRE JUAN BARRIO HER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1218 400 DEPARTAMENTOS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293384601438" table:style-name="ce2">
            <text:p>-516.293.384.601.438</text:p>
          </table:table-cell>
          <table:table-cell office:value-type="float" office:value="-692405626169906" table:style-name="ce2">
            <text:p>-692.405.626.169.9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100" table:style-name="ce1">
            <text:p>780029100</text:p>
          </table:table-cell>
          <table:table-cell office:value-type="string" table:style-name="ce1">
            <text:p>ESCUELA ESPECIAL Nº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EZ SARSFIELD 886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93069922450697" table:style-name="ce2">
            <text:p>-493.069.922.450.697</text:p>
          </table:table-cell>
          <table:table-cell office:value-type="float" office:value="-677175511642621" table:style-name="ce2">
            <text:p>-677.175.511.642.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200" table:style-name="ce1">
            <text:p>780029200</text:p>
          </table:table-cell>
          <table:table-cell office:value-type="string" table:style-name="ce1">
            <text:p>CENTRO DE ESTUDIOS SUPERIORES PADRE ALBERTO DE AGOSTIN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1457 SALESIAN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cesdeagostini@cotecal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03508907388742" table:style-name="ce2">
            <text:p>-503.508.907.388.742</text:p>
          </table:table-cell>
          <table:table-cell office:value-type="float" office:value="-72261722979946" table:style-name="ce2">
            <text:p>-72.261.722.979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300" table:style-name="ce1">
            <text:p>780029300</text:p>
          </table:table-cell>
          <table:table-cell office:value-type="string" table:style-name="ce1">
            <text:p>INSTITUTO CRISTIANO DE ENSEÑANZA PATAGONI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2470 GAUCHO RIVER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INSTITUTOCRISTIANOICEP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16349745864237" table:style-name="ce2">
            <text:p>-516.349.745.864.237</text:p>
          </table:table-cell>
          <table:table-cell office:value-type="float" office:value="-69186924307245" table:style-name="ce2">
            <text:p>-69.186.924.307.2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400" table:style-name="ce1">
            <text:p>780029400</text:p>
          </table:table-cell>
          <table:table-cell office:value-type="string" table:style-name="ce1">
            <text:p>ESCUELA PRIMARIA PROVINCIAL Nº 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2052 ROTARY XXIII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64483928683922" table:style-name="ce2">
            <text:p>-464.483.928.683.922</text:p>
          </table:table-cell>
          <table:table-cell office:value-type="float" office:value="-675209254361888" table:style-name="ce2">
            <text:p>-675.209.254.361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500" table:style-name="ce1">
            <text:p>780029500</text:p>
          </table:table-cell>
          <table:table-cell office:value-type="string" table:style-name="ce1">
            <text:p>INSTITUTO PROVINCIAL DE EDUCACION SUPERIOR (C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KOLTUM 1370 LOS PINOS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64501739" table:style-name="ce2">
            <text:p>-464.501.739</text:p>
          </table:table-cell>
          <table:table-cell office:value-type="float" office:value="-675117373" table:style-name="ce2">
            <text:p>-675.117.3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600" table:style-name="ce1">
            <text:p>780029600</text:p>
          </table:table-cell>
          <table:table-cell office:value-type="string" table:style-name="ce1">
            <text:p>CENTRO EDUCATIVO DE FORMACION Y ACTUALIZACION PROFESIONAL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YCF 50</text:p>
          </table:table-cell>
          <table:table-cell office:value-type="string" table:style-name="ce1">
            <text:p>Z9407</text:p>
          </table:table-cell>
          <table:table-cell table:style-name="ce1"/>
          <table:table-cell office:value-type="string" table:style-name="ce1">
            <text:p>YACIMIENTOS RIO TURBIO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515429331762884" table:style-name="ce2">
            <text:p>-515.429.331.762.884</text:p>
          </table:table-cell>
          <table:table-cell office:value-type="float" office:value="-723399094595969" table:style-name="ce2">
            <text:p>-723.399.094.595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700" table:style-name="ce1">
            <text:p>780029700</text:p>
          </table:table-cell>
          <table:table-cell office:value-type="string" table:style-name="ce1">
            <text:p>ESCUELA PRIMARIA PROVINCIAL Nº 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UZAINGO 689 BELGRANO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83riogallego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16313213695291" table:style-name="ce2">
            <text:p>-516.313.213.695.291</text:p>
          </table:table-cell>
          <table:table-cell office:value-type="float" office:value="-692191874025553" table:style-name="ce2">
            <text:p>-692.191.874.025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800" table:style-name="ce1">
            <text:p>780029800</text:p>
          </table:table-cell>
          <table:table-cell office:value-type="string" table:style-name="ce1">
            <text:p>ESCUELA PRIMARIA PROVINCIAL Nº 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GREGORES S/N CENTRO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6542102673682" table:style-name="ce2">
            <text:p>-46.542.102.673.682</text:p>
          </table:table-cell>
          <table:table-cell office:value-type="float" office:value="-689360190230311" table:style-name="ce2">
            <text:p>-689.360.190.230.3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29900" table:style-name="ce1">
            <text:p>780029900</text:p>
          </table:table-cell>
          <table:table-cell office:value-type="string" table:style-name="ce1">
            <text:p>ESCUELA PRIMARIA PROVINCIAL Nº 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72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67996353837016" table:style-name="ce2">
            <text:p>-467.996.353.837.016</text:p>
          </table:table-cell>
          <table:table-cell office:value-type="float" office:value="-679603769649721" table:style-name="ce2">
            <text:p>-679.603.769.649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000" table:style-name="ce1">
            <text:p>780030000</text:p>
          </table:table-cell>
          <table:table-cell office:value-type="string" table:style-name="ce1">
            <text:p>JARDIN DE INFANTES Nº 57 OMILEN ANT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1984 ROTARY XXIII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64483928683922" table:style-name="ce2">
            <text:p>-464.483.928.683.922</text:p>
          </table:table-cell>
          <table:table-cell office:value-type="float" office:value="-675209254361888" table:style-name="ce2">
            <text:p>-675.209.254.361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100" table:style-name="ce1">
            <text:p>780030100</text:p>
          </table:table-cell>
          <table:table-cell office:value-type="string" table:style-name="ce1">
            <text:p>ESCUELA PRIMARIA PROVINCIAL Nº 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478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office:value-type="string" table:style-name="ce1">
            <text:p>direccion@egb86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99625202055652" table:style-name="ce2">
            <text:p>-499.625.202.055.652</text:p>
          </table:table-cell>
          <table:table-cell office:value-type="float" office:value="-688116121771404" table:style-name="ce2">
            <text:p>-688.116.121.771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200" table:style-name="ce1">
            <text:p>780030200</text:p>
          </table:table-cell>
          <table:table-cell office:value-type="string" table:style-name="ce1">
            <text:p>COLEGIO PROV. DE EDUCACION SECUNDARIA Nº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20</text:p>
          </table:table-cell>
          <table:table-cell office:value-type="string" table:style-name="ce1">
            <text:p>Z9315</text:p>
          </table:table-cell>
          <table:table-cell table:style-name="ce1"/>
          <table:table-cell office:value-type="string" table:style-name="ce1">
            <text:p>HIPOLITO YRIGOYEN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CR_PERUSINI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756633692" table:style-name="ce2">
            <text:p>-4.756.633.692</text:p>
          </table:table-cell>
          <table:table-cell office:value-type="float" office:value="-7174184332" table:style-name="ce2">
            <text:p>-7.174.184.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300" table:style-name="ce1">
            <text:p>780030300</text:p>
          </table:table-cell>
          <table:table-cell office:value-type="string" table:style-name="ce1">
            <text:p>INSTITUTO SUPERIOR DE HIDROCARBU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3 DE DICIEMBRE 1050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instituto.superior.hidrocarburos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6542102673682" table:style-name="ce2">
            <text:p>-46.542.102.673.682</text:p>
          </table:table-cell>
          <table:table-cell office:value-type="float" office:value="-689360190230311" table:style-name="ce2">
            <text:p>-689.360.190.230.3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400" table:style-name="ce1">
            <text:p>780030400</text:p>
          </table:table-cell>
          <table:table-cell office:value-type="string" table:style-name="ce1">
            <text:p>ESCUELA PRIMARIA PROVINCIAL Nº 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G. PORTELA 1549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77579312512135" table:style-name="ce2">
            <text:p>-477.579.312.512.135</text:p>
          </table:table-cell>
          <table:table-cell office:value-type="float" office:value="-659152110749401" table:style-name="ce2">
            <text:p>-659.152.110.749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500" table:style-name="ce1">
            <text:p>780030500</text:p>
          </table:table-cell>
          <table:table-cell office:value-type="string" table:style-name="ce1">
            <text:p>JARDIN DE INFANTES Nº 53 KELENK AI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1120 2 DE ABRIL ENTRE FERRADA Y GARCI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516313213695291" table:style-name="ce2">
            <text:p>-516.313.213.695.291</text:p>
          </table:table-cell>
          <table:table-cell office:value-type="float" office:value="-692191874025553" table:style-name="ce2">
            <text:p>-692.191.874.025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600" table:style-name="ce1">
            <text:p>780030600</text:p>
          </table:table-cell>
          <table:table-cell office:value-type="string" table:style-name="ce1">
            <text:p>ESCUELA PRIMARIA NUESTRA SRA. DE LA PATAGON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51 CENTINELA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feliceslosninoscalafate@liv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03508907388742" table:style-name="ce2">
            <text:p>-503.508.907.388.742</text:p>
          </table:table-cell>
          <table:table-cell office:value-type="float" office:value="-72261722979946" table:style-name="ce2">
            <text:p>-72.261.722.979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700" table:style-name="ce1">
            <text:p>780030700</text:p>
          </table:table-cell>
          <table:table-cell office:value-type="string" table:style-name="ce1">
            <text:p>JARDIN DE INFANTES Nº 58 AYEN 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2730 ROTARY XXIII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64483928683922" table:style-name="ce2">
            <text:p>-464.483.928.683.922</text:p>
          </table:table-cell>
          <table:table-cell office:value-type="float" office:value="-675209254361888" table:style-name="ce2">
            <text:p>-675.209.254.361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800" table:style-name="ce1">
            <text:p>780030800</text:p>
          </table:table-cell>
          <table:table-cell office:value-type="string" table:style-name="ce1">
            <text:p>JARDIN DE INFANTES Nº 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DESEADO 60 DON BOSCO</text:p>
          </table:table-cell>
          <table:table-cell office:value-type="string" table:style-name="ce1">
            <text:p>Z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6542102673682" table:style-name="ce2">
            <text:p>-46.542.102.673.682</text:p>
          </table:table-cell>
          <table:table-cell office:value-type="float" office:value="-689360190230311" table:style-name="ce2">
            <text:p>-689.360.190.230.3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0900" table:style-name="ce1">
            <text:p>780030900</text:p>
          </table:table-cell>
          <table:table-cell office:value-type="string" table:style-name="ce1">
            <text:p>ESCUELA INDUSTRIAL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1759</text:p>
          </table:table-cell>
          <table:table-cell office:value-type="string" table:style-name="ce1">
            <text:p>Z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office:value-type="string" table:style-name="ce1">
            <text:p>ESCINDUSTRIALN8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93167144080268" table:style-name="ce2">
            <text:p>-493.167.144.080.268</text:p>
          </table:table-cell>
          <table:table-cell office:value-type="float" office:value="-677177608128087" table:style-name="ce2">
            <text:p>-677.177.608.12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000" table:style-name="ce1">
            <text:p>780031000</text:p>
          </table:table-cell>
          <table:table-cell office:value-type="string" table:style-name="ce1">
            <text:p>COLEGIO PROV. DE EDUCACION SECUNDARIA Nº 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S/N</text:p>
          </table:table-cell>
          <table:table-cell office:value-type="string" table:style-name="ce1">
            <text:p>Z9301</text:p>
          </table:table-cell>
          <table:table-cell table:style-name="ce1"/>
          <table:table-cell office:value-type="string" table:style-name="ce1">
            <text:p>TRES LAGOS</text:p>
          </table:table-cell>
          <table:table-cell office:value-type="string" table:style-name="ce1">
            <text:p>LAGO ARGENTI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95984665881771" table:style-name="ce2">
            <text:p>-495.984.665.881.771</text:p>
          </table:table-cell>
          <table:table-cell office:value-type="float" office:value="-714487238089117" table:style-name="ce2">
            <text:p>-714.487.238.089.1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100" table:style-name="ce1">
            <text:p>780031100</text:p>
          </table:table-cell>
          <table:table-cell office:value-type="string" table:style-name="ce1">
            <text:p>COLEGIO PROV. DE EDUCACION SECUNDARIA Nº 31 HECTOR SAB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ANUEL ESTRADA S/N</text:p>
          </table:table-cell>
          <table:table-cell office:value-type="string" table:style-name="ce1">
            <text:p>Z9053</text:p>
          </table:table-cell>
          <table:table-cell table:style-name="ce1"/>
          <table:table-cell office:value-type="string" table:style-name="ce1">
            <text:p>JARAMILL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718240007" table:style-name="ce2">
            <text:p>-4.718.240.007</text:p>
          </table:table-cell>
          <table:table-cell office:value-type="float" office:value="-671439402" table:style-name="ce2">
            <text:p>-671.439.4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200" table:style-name="ce1">
            <text:p>780031200</text:p>
          </table:table-cell>
          <table:table-cell office:value-type="string" table:style-name="ce1">
            <text:p>ESCUELA TECNICA DE VIALIDAD NACIONAL Nº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IAZ DE SOLIS 1147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ESCUELAVIAL@UARG.UTN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16313213695291" table:style-name="ce2">
            <text:p>-516.313.213.695.291</text:p>
          </table:table-cell>
          <table:table-cell office:value-type="float" office:value="-692191874025553" table:style-name="ce2">
            <text:p>-692.191.874.025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300" table:style-name="ce1">
            <text:p>780031300</text:p>
          </table:table-cell>
          <table:table-cell office:value-type="string" table:style-name="ce1">
            <text:p>ESCUELA PRIMARIA PROVINCIAL Nº 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2784 ROTARY 23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ESCUELA8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64483928683922" table:style-name="ce2">
            <text:p>-464.483.928.683.922</text:p>
          </table:table-cell>
          <table:table-cell office:value-type="float" office:value="-675209254361888" table:style-name="ce2">
            <text:p>-675.209.254.361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400" table:style-name="ce1">
            <text:p>780031400</text:p>
          </table:table-cell>
          <table:table-cell office:value-type="string" table:style-name="ce1">
            <text:p>CENTRO EDUCATIVO DE FORMACION Y ACTUALIZACION PROFESIONAL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AYOR LOTUFO 91</text:p>
          </table:table-cell>
          <table:table-cell office:value-type="string" table:style-name="ce1">
            <text:p>Z9050</text:p>
          </table:table-cell>
          <table:table-cell table:style-name="ce1"/>
          <table:table-cell office:value-type="string" table:style-name="ce1">
            <text:p>PUERTO DESE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477579312512135" table:style-name="ce2">
            <text:p>-477.579.312.512.135</text:p>
          </table:table-cell>
          <table:table-cell office:value-type="float" office:value="-659152110749401" table:style-name="ce2">
            <text:p>-659.152.110.749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500" table:style-name="ce1">
            <text:p>780031500</text:p>
          </table:table-cell>
          <table:table-cell office:value-type="string" table:style-name="ce1">
            <text:p>CENTRO EDUCATIVO DE FORMACION Y ACTUALIZACION PROFESIONAL Nº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435 MIRAMAR</text:p>
          </table:table-cell>
          <table:table-cell office:value-type="string" table:style-name="ce1">
            <text:p>Z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CEFYAP4COSC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464483928683922" table:style-name="ce2">
            <text:p>-464.483.928.683.922</text:p>
          </table:table-cell>
          <table:table-cell office:value-type="float" office:value="-675209254361888" table:style-name="ce2">
            <text:p>-675.209.254.361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600" table:style-name="ce1">
            <text:p>780031600</text:p>
          </table:table-cell>
          <table:table-cell office:value-type="string" table:style-name="ce1">
            <text:p>INSTITUTO PARA TRASTORNOS DEL ESPECTRO AUTIS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URATORE 444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516248392493585" table:style-name="ce2">
            <text:p>-516.248.392.493.585</text:p>
          </table:table-cell>
          <table:table-cell office:value-type="float" office:value="-692161416771423" table:style-name="ce2">
            <text:p>-692.161.416.771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700" table:style-name="ce1">
            <text:p>780031700</text:p>
          </table:table-cell>
          <table:table-cell office:value-type="string" table:style-name="ce1">
            <text:p>INSTITUTO SUPERIOR DE ENSEÑANZA TECN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CORTA 28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516290672973572" table:style-name="ce2">
            <text:p>-516.290.672.973.572</text:p>
          </table:table-cell>
          <table:table-cell office:value-type="float" office:value="-692169941431426" table:style-name="ce2">
            <text:p>-692.169.941.431.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800" table:style-name="ce1">
            <text:p>780031800</text:p>
          </table:table-cell>
          <table:table-cell office:value-type="string" table:style-name="ce1">
            <text:p>ESCUELA INDUSTRIAL Nº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ANTONIO PANTIN 41 CALAFATE VIEJO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industrialnuev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503439494317299" table:style-name="ce2">
            <text:p>-503.439.494.317.299</text:p>
          </table:table-cell>
          <table:table-cell office:value-type="float" office:value="-722648147322788" table:style-name="ce2">
            <text:p>-722.648.147.322.7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1900" table:style-name="ce1">
            <text:p>780031900</text:p>
          </table:table-cell>
          <table:table-cell office:value-type="string" table:style-name="ce1">
            <text:p>COLEGIO PROV. DE EDUCACION SECUNDARIA Nº 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</text:p>
          </table:table-cell>
          <table:table-cell office:value-type="string" table:style-name="ce1">
            <text:p>Z9019</text:p>
          </table:table-cell>
          <table:table-cell table:style-name="ce1"/>
          <table:table-cell office:value-type="string" table:style-name="ce1">
            <text:p>KOLUEL KAIKE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67158919040129" table:style-name="ce2">
            <text:p>-467.158.919.040.129</text:p>
          </table:table-cell>
          <table:table-cell office:value-type="float" office:value="-682252027686662" table:style-name="ce2">
            <text:p>-682.252.027.686.6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000" table:style-name="ce1">
            <text:p>780032000</text:p>
          </table:table-cell>
          <table:table-cell office:value-type="string" table:style-name="ce1">
            <text:p>COLEGIO PROV. DE EDUCACION SECUNDARIA Nº 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IMANCITO 6095</text:p>
          </table:table-cell>
          <table:table-cell office:value-type="string" table:style-name="ce1">
            <text:p>Z9013</text:p>
          </table:table-cell>
          <table:table-cell table:style-name="ce1"/>
          <table:table-cell office:value-type="string" table:style-name="ce1">
            <text:p>CAÑADON SEC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656287039" table:style-name="ce2">
            <text:p>-4.656.287.039</text:p>
          </table:table-cell>
          <table:table-cell office:value-type="float" office:value="-67610469845" table:style-name="ce2">
            <text:p>-67.610.469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100" table:style-name="ce1">
            <text:p>780032100</text:p>
          </table:table-cell>
          <table:table-cell office:value-type="string" table:style-name="ce1">
            <text:p>COLEGIO PROV. DE EDUCACION SECUNDARIA Nº 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MILITAR Nº 2</text:p>
          </table:table-cell>
          <table:table-cell office:value-type="string" table:style-name="ce1">
            <text:p>Z9408</text:p>
          </table:table-cell>
          <table:table-cell table:style-name="ce1"/>
          <table:table-cell office:value-type="string" table:style-name="ce1">
            <text:p>ROSPENTEK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16665037633901" table:style-name="ce2">
            <text:p>-516.665.037.633.901</text:p>
          </table:table-cell>
          <table:table-cell office:value-type="float" office:value="-721441082015261" table:style-name="ce2">
            <text:p>-721.441.082.015.2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200" table:style-name="ce1">
            <text:p>780032200</text:p>
          </table:table-cell>
          <table:table-cell office:value-type="string" table:style-name="ce1">
            <text:p>JARDIN DE INFANTES Nº 60 BICENTEN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F. NORMA ROTONDO 195 CAÑADÓN</text:p>
          </table:table-cell>
          <table:table-cell office:value-type="string" table:style-name="ce1">
            <text:p>Z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jardin60@coteca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503439494317299" table:style-name="ce2">
            <text:p>-503.439.494.317.299</text:p>
          </table:table-cell>
          <table:table-cell office:value-type="float" office:value="-722648147322788" table:style-name="ce2">
            <text:p>-722.648.147.322.7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300" table:style-name="ce1">
            <text:p>780032300</text:p>
          </table:table-cell>
          <table:table-cell office:value-type="string" table:style-name="ce1">
            <text:p>INSTITUTO PRIVADO AUSTR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450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16248392493585" table:style-name="ce2">
            <text:p>-516.248.392.493.585</text:p>
          </table:table-cell>
          <table:table-cell office:value-type="float" office:value="-692161416771423" table:style-name="ce2">
            <text:p>-692.161.416.771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400" table:style-name="ce1">
            <text:p>780032400</text:p>
          </table:table-cell>
          <table:table-cell office:value-type="string" table:style-name="ce1">
            <text:p>CENTRO EDUCATIVO DE FORMACION Y ACTUALIZACION PROFESIONAL Nº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UAN DOMINGO PERON 1733</text:p>
          </table:table-cell>
          <table:table-cell office:value-type="string" table:style-name="ce1">
            <text:p>Z9040</text:p>
          </table:table-cell>
          <table:table-cell table:style-name="ce1"/>
          <table:table-cell office:value-type="string" table:style-name="ce1">
            <text:p>PERITO MORENO</text:p>
          </table:table-cell>
          <table:table-cell office:value-type="string" table:style-name="ce1">
            <text:p>LAGO BUENOS AIR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65907770106043" table:style-name="ce2">
            <text:p>-465.907.770.106.043</text:p>
          </table:table-cell>
          <table:table-cell office:value-type="float" office:value="-709243504346408" table:style-name="ce2">
            <text:p>-709.243.504.346.4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500" table:style-name="ce1">
            <text:p>780032500</text:p>
          </table:table-cell>
          <table:table-cell office:value-type="string" table:style-name="ce1">
            <text:p>CENTRO EDUCATIVO DE FORMACION Y ACTUALIZACION PROFESIONAL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60</text:p>
          </table:table-cell>
          <table:table-cell office:value-type="string" table:style-name="ce1">
            <text:p>Z9300</text:p>
          </table:table-cell>
          <table:table-cell table:style-name="ce1"/>
          <table:table-cell office:value-type="string" table:style-name="ce1">
            <text:p>PUERTO SANTA CRUZ</text:p>
          </table:table-cell>
          <table:table-cell office:value-type="string" table:style-name="ce1">
            <text:p>CORPEN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50016585550062" table:style-name="ce2">
            <text:p>-50.016.585.550.062</text:p>
          </table:table-cell>
          <table:table-cell office:value-type="float" office:value="-685161653861187" table:style-name="ce2">
            <text:p>-685.161.653.861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600" table:style-name="ce1">
            <text:p>780032600</text:p>
          </table:table-cell>
          <table:table-cell office:value-type="string" table:style-name="ce1">
            <text:p>JARDIN DE INFANTES Nº 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MAYER S/N MILITAR BARRIO MILITAR CASA 151</text:p>
          </table:table-cell>
          <table:table-cell office:value-type="string" table:style-name="ce1">
            <text:p>Z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99883030566402" table:style-name="ce2">
            <text:p>-499.883.030.566.402</text:p>
          </table:table-cell>
          <table:table-cell office:value-type="float" office:value="-689222340560242" table:style-name="ce2">
            <text:p>-689.222.340.560.2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700" table:style-name="ce1">
            <text:p>780032700</text:p>
          </table:table-cell>
          <table:table-cell office:value-type="string" table:style-name="ce1">
            <text:p>COLEGIO PROV. DE EDUCACION SECUNDARIA Nº 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ESPERANZA PARAJE LA ESPERANZA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ESPERANZA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10323791504116" table:style-name="ce2">
            <text:p>-510.323.791.504.116</text:p>
          </table:table-cell>
          <table:table-cell office:value-type="float" office:value="-707840728749105" table:style-name="ce2">
            <text:p>-707.840.728.749.1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800" table:style-name="ce1">
            <text:p>780032800</text:p>
          </table:table-cell>
          <table:table-cell office:value-type="string" table:style-name="ce1">
            <text:p>DIRECCION GENERAL DE EDUCACION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ARIANO MORENO 317</text:p>
          </table:table-cell>
          <table:table-cell office:value-type="string" table:style-name="ce1">
            <text:p>Z9400</text:p>
          </table:table-cell>
          <table:table-cell office:value-type="string" table:style-name="ce1">
            <text:p>02966-438053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516248392493585" table:style-name="ce2">
            <text:p>-516.248.392.493.585</text:p>
          </table:table-cell>
          <table:table-cell office:value-type="float" office:value="-692161416771423" table:style-name="ce2">
            <text:p>-692.161.416.771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2900" table:style-name="ce1">
            <text:p>780032900</text:p>
          </table:table-cell>
          <table:table-cell office:value-type="string" table:style-name="ce1">
            <text:p>INSTITUTO SUPERIOR DE FORMACION POLICIAL CRIO. INSP. (R) EDUARDO V. TAR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3 2579</text:p>
          </table:table-cell>
          <table:table-cell office:value-type="string" table:style-name="ce1">
            <text:p>Z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www.escueladepolicia.santacruz.gov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16230485" table:style-name="ce2">
            <text:p>-516.230.485</text:p>
          </table:table-cell>
          <table:table-cell office:value-type="float" office:value="-692168291" table:style-name="ce2">
            <text:p>-692.168.2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000" table:style-name="ce1">
            <text:p>780033000</text:p>
          </table:table-cell>
          <table:table-cell office:value-type="string" table:style-name="ce1">
            <text:p>JARDIN DE INFANTES Nº 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DIN 140</text:p>
          </table:table-cell>
          <table:table-cell office:value-type="string" table:style-name="ce1">
            <text:p>Z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67990112" table:style-name="ce2">
            <text:p>-467.990.112</text:p>
          </table:table-cell>
          <table:table-cell office:value-type="float" office:value="-679669189" table:style-name="ce2">
            <text:p>-679.669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100" table:style-name="ce1">
            <text:p>780033100</text:p>
          </table:table-cell>
          <table:table-cell office:value-type="string" table:style-name="ce1">
            <text:p>COLEGIO PROV. DE EDUCACION SECUNDARIA Nº 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CTOR BORIS GOS 1111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16230485" table:style-name="ce2">
            <text:p>-516.230.485</text:p>
          </table:table-cell>
          <table:table-cell office:value-type="float" office:value="-692168291" table:style-name="ce2">
            <text:p>-692.168.2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200" table:style-name="ce1">
            <text:p>780033200</text:p>
          </table:table-cell>
          <table:table-cell office:value-type="string" table:style-name="ce1">
            <text:p>ESCUELA PRIMARIA PROVINCIAL Nº 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PANTIN 41</text:p>
          </table:table-cell>
          <table:table-cell office:value-type="float" office:value="9405" table:style-name="ce1">
            <text:p>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office:value-type="string" table:style-name="ce1">
            <text:p>egb89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03376864" table:style-name="ce2">
            <text:p>-503.376.864</text:p>
          </table:table-cell>
          <table:table-cell office:value-type="float" office:value="-722591559" table:style-name="ce2">
            <text:p>-722.591.5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300" table:style-name="ce1">
            <text:p>780033300</text:p>
          </table:table-cell>
          <table:table-cell office:value-type="string" table:style-name="ce1">
            <text:p>JARDIN XOSHEN AIK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986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516183985" table:style-name="ce2">
            <text:p>-516.183.985</text:p>
          </table:table-cell>
          <table:table-cell office:value-type="float" office:value="-692338949" table:style-name="ce2">
            <text:p>-692.338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400" table:style-name="ce1">
            <text:p>780033400</text:p>
          </table:table-cell>
          <table:table-cell office:value-type="string" table:style-name="ce1">
            <text:p>JARDIN DE INFANTES Nº 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PAÑA DEL DESIERTO 1130</text:p>
          </table:table-cell>
          <table:table-cell office:value-type="float" office:value="9405" table:style-name="ce1">
            <text:p>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503405833" table:style-name="ce2">
            <text:p>-503.405.833</text:p>
          </table:table-cell>
          <table:table-cell office:value-type="float" office:value="-72265106" table:style-name="ce2">
            <text:p>-72.265.1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500" table:style-name="ce1">
            <text:p>780033500</text:p>
          </table:table-cell>
          <table:table-cell office:value-type="string" table:style-name="ce1">
            <text:p>ESCUELA PRIMARIA PROVINCIAL Nº 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Gotti 577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1631364" table:style-name="ce2">
            <text:p>-51.631.364</text:p>
          </table:table-cell>
          <table:table-cell office:value-type="float" office:value="-69240603" table:style-name="ce2">
            <text:p>-69.240.6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600" table:style-name="ce1">
            <text:p>780033600</text:p>
          </table:table-cell>
          <table:table-cell office:value-type="string" table:style-name="ce1">
            <text:p>JARDIN DE INFANTES GARABA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251</text:p>
          </table:table-cell>
          <table:table-cell office:value-type="float" office:value="9310" table:style-name="ce1">
            <text:p>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93061028" table:style-name="ce2">
            <text:p>-493.061.028</text:p>
          </table:table-cell>
          <table:table-cell office:value-type="float" office:value="-677268906" table:style-name="ce2">
            <text:p>-677.268.9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700" table:style-name="ce1">
            <text:p>780033700</text:p>
          </table:table-cell>
          <table:table-cell office:value-type="string" table:style-name="ce1">
            <text:p>CENTRO EDUCATIVO DE FORMACION Y ACTUALIZACION PROFESIONAL Nº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SPAÑA 1075 400 VIVIENDAS</text:p>
          </table:table-cell>
          <table:table-cell office:value-type="float" office:value="9015" table:style-name="ce1">
            <text:p>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800" table:style-name="ce1">
            <text:p>780033800</text:p>
          </table:table-cell>
          <table:table-cell office:value-type="string" table:style-name="ce1">
            <text:p>CENTRO EDUCATIVO DE FORMACION Y ACTUALIZACION PROFESIONAL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EANDRO ALEM S/N 0</text:p>
          </table:table-cell>
          <table:table-cell office:value-type="float" office:value="9011" table:style-name="ce1">
            <text:p>9011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3900" table:style-name="ce1">
            <text:p>780033900</text:p>
          </table:table-cell>
          <table:table-cell office:value-type="string" table:style-name="ce1">
            <text:p>CENTRO EDUCATIVO DE FORMACION Y ACTUALIZACION PROFESIONAL Nº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JOSE MENENDEZ 178</text:p>
          </table:table-cell>
          <table:table-cell office:value-type="float" office:value="9303" table:style-name="ce1">
            <text:p>9303</text:p>
          </table:table-cell>
          <table:table-cell table:style-name="ce1"/>
          <table:table-cell office:value-type="string" table:style-name="ce1">
            <text:p>COMANDANTE LUIS PIEDRABUENA</text:p>
          </table:table-cell>
          <table:table-cell office:value-type="string" table:style-name="ce1">
            <text:p>CORPEN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000" table:style-name="ce1">
            <text:p>780034000</text:p>
          </table:table-cell>
          <table:table-cell office:value-type="string" table:style-name="ce1">
            <text:p>COLEGIO PROV. DE EDUCACION SECUNDARIA Nº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05 Centro</text:p>
          </table:table-cell>
          <table:table-cell office:value-type="float" office:value="9400" table:style-name="ce1">
            <text:p>9400</text:p>
          </table:table-cell>
          <table:table-cell office:value-type="string" table:style-name="ce1">
            <text:p>421150 - 426198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office:value-type="string" table:style-name="ce1">
            <text:p>secundario37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100" table:style-name="ce1">
            <text:p>780034100</text:p>
          </table:table-cell>
          <table:table-cell office:value-type="string" table:style-name="ce1">
            <text:p>COLEGIO PROV. DE EDUCACION SECUNDARIA Nº 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630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200" table:style-name="ce1">
            <text:p>780034200</text:p>
          </table:table-cell>
          <table:table-cell office:value-type="string" table:style-name="ce1">
            <text:p>COLEGIO PROV. DE EDUCACION SECUNDARIA Nº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IAZ DE SOLIS 1147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300" table:style-name="ce1">
            <text:p>780034300</text:p>
          </table:table-cell>
          <table:table-cell office:value-type="string" table:style-name="ce1">
            <text:p>COLEGIO PROV. DE EDUCACION SECUNDARIA Nº 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1427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400" table:style-name="ce1">
            <text:p>780034400</text:p>
          </table:table-cell>
          <table:table-cell office:value-type="string" table:style-name="ce1">
            <text:p>COLEGIO PROV. DE EDUCACION SECUNDARIA Nº 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IN DESIGNAR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500" table:style-name="ce1">
            <text:p>780034500</text:p>
          </table:table-cell>
          <table:table-cell office:value-type="string" table:style-name="ce1">
            <text:p>COLEGIO PROV. DE EDUCACION SECUNDARIA Nº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2784 EN EDIFICIO EPP Nº 88</text:p>
          </table:table-cell>
          <table:table-cell office:value-type="float" office:value="9011" table:style-name="ce1">
            <text:p>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600" table:style-name="ce1">
            <text:p>780034600</text:p>
          </table:table-cell>
          <table:table-cell office:value-type="string" table:style-name="ce1">
            <text:p>COLEGIO PROV. DE EDUCACION SECUNDARIA Nº 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SANTOS CARPIO 575 EN EDIFICIO EPP Nº 79</text:p>
          </table:table-cell>
          <table:table-cell office:value-type="float" office:value="9011" table:style-name="ce1">
            <text:p>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700" table:style-name="ce1">
            <text:p>780034700</text:p>
          </table:table-cell>
          <table:table-cell office:value-type="string" table:style-name="ce1">
            <text:p>COLEGIO PROV. DE EDUCACION SECUNDARIA Nº 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3 DE DICIEMBRE 1050</text:p>
          </table:table-cell>
          <table:table-cell office:value-type="float" office:value="9017" table:style-name="ce1">
            <text:p>9017</text:p>
          </table:table-cell>
          <table:table-cell table:style-name="ce1"/>
          <table:table-cell office:value-type="string" table:style-name="ce1">
            <text:p>LAS HERAS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800" table:style-name="ce1">
            <text:p>780034800</text:p>
          </table:table-cell>
          <table:table-cell office:value-type="string" table:style-name="ce1">
            <text:p>COLEGIO PROV. DE EDUCACION SECUNDARIA Nº 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88</text:p>
          </table:table-cell>
          <table:table-cell office:value-type="float" office:value="9015" table:style-name="ce1">
            <text:p>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4900" table:style-name="ce1">
            <text:p>780034900</text:p>
          </table:table-cell>
          <table:table-cell office:value-type="string" table:style-name="ce1">
            <text:p>COLEGIO PROV. DE EDUCACION SECUNDARIA Nº 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F. NORMA ROTONDO 53</text:p>
          </table:table-cell>
          <table:table-cell office:value-type="float" office:value="9405" table:style-name="ce1">
            <text:p>9405</text:p>
          </table:table-cell>
          <table:table-cell table:style-name="ce1"/>
          <table:table-cell office:value-type="string" table:style-name="ce1">
            <text:p>EL CALAFATE</text:p>
          </table:table-cell>
          <table:table-cell office:value-type="string" table:style-name="ce1">
            <text:p>LAGO ARGENTI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5000" table:style-name="ce1">
            <text:p>780035000</text:p>
          </table:table-cell>
          <table:table-cell office:value-type="string" table:style-name="ce1">
            <text:p>JARDIN DE INFANTES Nº 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ODICO EL ECO Y NICANOR HERNANDEZ</text:p>
          </table:table-cell>
          <table:table-cell office:value-type="float" office:value="9310" table:style-name="ce1">
            <text:p>9310</text:p>
          </table:table-cell>
          <table:table-cell table:style-name="ce1"/>
          <table:table-cell office:value-type="string" table:style-name="ce1">
            <text:p>PUERTO SAN JULIAN</text:p>
          </table:table-cell>
          <table:table-cell office:value-type="string" table:style-name="ce1">
            <text:p>MAGALLAN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5100" table:style-name="ce1">
            <text:p>780035100</text:p>
          </table:table-cell>
          <table:table-cell office:value-type="string" table:style-name="ce1">
            <text:p>E.P.J.A. SECUNDARIA Nº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1427 BELGRANO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5200" table:style-name="ce1">
            <text:p>780035200</text:p>
          </table:table-cell>
          <table:table-cell office:value-type="string" table:style-name="ce1">
            <text:p>E.P.J.A. SECUNDARIA 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LVAREZ 263</text:p>
          </table:table-cell>
          <table:table-cell office:value-type="float" office:value="9011" table:style-name="ce1">
            <text:p>9011</text:p>
          </table:table-cell>
          <table:table-cell table:style-name="ce1"/>
          <table:table-cell office:value-type="string" table:style-name="ce1">
            <text:p>CALETA OLIVIA</text:p>
          </table:table-cell>
          <table:table-cell office:value-type="string" table:style-name="ce1">
            <text:p>DESEAD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5300" table:style-name="ce1">
            <text:p>780035300</text:p>
          </table:table-cell>
          <table:table-cell office:value-type="string" table:style-name="ce1">
            <text:p>JARDIN DE INFANTES Nº 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9 ESQ. CALLE 14 SAN BENITO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5400" table:style-name="ce1">
            <text:p>780035400</text:p>
          </table:table-cell>
          <table:table-cell office:value-type="string" table:style-name="ce1">
            <text:p>JARDIN DE INFANTES Nº 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INSTEIN ESQ. ENTRAIGA EVITA</text:p>
          </table:table-cell>
          <table:table-cell office:value-type="float" office:value="9400" table:style-name="ce1">
            <text:p>9400</text:p>
          </table:table-cell>
          <table:table-cell table:style-name="ce1"/>
          <table:table-cell office:value-type="string" table:style-name="ce1">
            <text:p>RIO GALLEGOS</text:p>
          </table:table-cell>
          <table:table-cell office:value-type="string" table:style-name="ce1">
            <text:p>GUER AIK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anta Cruz</text:p>
          </table:table-cell>
          <table:table-cell office:value-type="float" office:value="780035500" table:style-name="ce1">
            <text:p>780035500</text:p>
          </table:table-cell>
          <table:table-cell office:value-type="string" table:style-name="ce1">
            <text:p>JARDIN DE INFANTES MUNDO MAGI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950</text:p>
          </table:table-cell>
          <table:table-cell office:value-type="float" office:value="9015" table:style-name="ce1">
            <text:p>9015</text:p>
          </table:table-cell>
          <table:table-cell table:style-name="ce1"/>
          <table:table-cell office:value-type="string" table:style-name="ce1">
            <text:p>PICO TRUNCADO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irismfar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number-rows-repeated="10482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55:06Z</meta:creation-date>
    <dc:date>2015-07-23T23:28:50Z</dc:date>
  </office:meta>
</office:document-meta>
</file>